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5.73cm"/>
    </style:style>
    <style:style style:name="co3" style:family="table-column">
      <style:table-column-properties fo:break-before="auto" style:column-width="7.2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7.9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646518">
            <text:p>646518</text:p>
          </table:table-cell>
          <table:table-cell office:value-type="string">
            <text:p>/news-updates/campaigns/christmas2012/bwydmwydioge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516">
            <text:p>646516</text:p>
          </table:table-cell>
          <table:table-cell office:value-type="string">
            <text:p>/news-updates/campaigns/christmas2012/saferfoodbetterchristma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351">
            <text:p>574351</text:p>
          </table:table-cell>
          <table:table-cell office:value-type="string">
            <text:p>/news-updates/campaigns/germwatch/fsq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960">
            <text:p>574960</text:p>
          </table:table-cell>
          <table:table-cell office:value-type="string">
            <text:p>/news-updates/campaigns/germwatch/fswpartn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604">
            <text:p>613604</text:p>
          </table:table-cell>
          <table:table-cell office:value-type="string">
            <text:p>/news-updates/campaigns/germwatch/science-fsw/freez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586">
            <text:p>613586</text:p>
          </table:table-cell>
          <table:table-cell office:value-type="string">
            <text:p>/news-updates/campaigns/germwatch/science-fsw/fridge-temperatu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592">
            <text:p>613592</text:p>
          </table:table-cell>
          <table:table-cell office:value-type="string">
            <text:p>/news-updates/campaigns/germwatch/science-fsw/leftov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601">
            <text:p>613601</text:p>
          </table:table-cell>
          <table:table-cell office:value-type="string">
            <text:p>/news-updates/campaigns/germwatch/science-fsw/use-by-da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802">
            <text:p>667802</text:p>
          </table:table-cell>
          <table:table-cell office:value-type="string">
            <text:p>/news-updates/campaigns/kitchen-check/kitchen-check1/too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6741">
            <text:p>346741</text:p>
          </table:table-cell>
          <table:table-cell office:value-type="string">
            <text:p>/news-updates/campaig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412">
            <text:p>713412</text:p>
          </table:table-cell>
          <table:table-cell office:value-type="string">
            <text:p>/news-updates/campaigns/campylobact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505">
            <text:p>710505</text:p>
          </table:table-cell>
          <table:table-cell office:value-type="string">
            <text:p>/news-updates/campaigns/campylobacter/actno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235">
            <text:p>716235</text:p>
          </table:table-cell>
          <table:table-cell office:value-type="string">
            <text:p>/news-updates/campaigns/campylobacter/actnow/our-campaign-partn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503">
            <text:p>710503</text:p>
          </table:table-cell>
          <table:table-cell office:value-type="string">
            <text:p>/news-updates/campaigns/campylobacter/fsw-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307">
            <text:p>702307</text:p>
          </table:table-cell>
          <table:table-cell office:value-type="string">
            <text:p>/news-updates/campaigns/campylobacter/fsw-2014/fsw-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483">
            <text:p>646483</text:p>
          </table:table-cell>
          <table:table-cell office:value-type="string">
            <text:p>/news-updates/campaigns/christmas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948">
            <text:p>691948</text:p>
          </table:table-cell>
          <table:table-cell office:value-type="string">
            <text:p>/news-updates/campaigns/food-at-christma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058">
            <text:p>695058</text:p>
          </table:table-cell>
          <table:table-cell office:value-type="string">
            <text:p>/news-updates/campaigns/food-at-christmas/eating-out-campaig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061">
            <text:p>695061</text:p>
          </table:table-cell>
          <table:table-cell office:value-type="string">
            <text:p>/news-updates/campaigns/food-at-christmas/food-at-home-campaig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219">
            <text:p>697219</text:p>
          </table:table-cell>
          <table:table-cell office:value-type="string">
            <text:p>/news-updates/campaigns/food-at-christmas/make-christmas-go-furth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349">
            <text:p>697349</text:p>
          </table:table-cell>
          <table:table-cell office:value-type="string">
            <text:p>/news-updates/campaigns/food-at-christmas/recipe-for-a-great-meal-out-this-christma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506">
            <text:p>531506</text:p>
          </table:table-cell>
          <table:table-cell office:value-type="string">
            <text:p>/news-updates/campaigns/germwat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711">
            <text:p>531711</text:p>
          </table:table-cell>
          <table:table-cell office:value-type="string">
            <text:p>/news-updates/campaigns/germwatch/resourc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581">
            <text:p>613581</text:p>
          </table:table-cell>
          <table:table-cell office:value-type="string">
            <text:p>/news-updates/campaigns/germwatch/science-fs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301">
            <text:p>685301</text:p>
          </table:table-cell>
          <table:table-cell office:value-type="string">
            <text:p>/news-updates/campaigns/good-for-busin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157">
            <text:p>673157</text:p>
          </table:table-cell>
          <table:table-cell office:value-type="string">
            <text:p>/news-updates/campaigns/kitchen-check/fridge-clini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044">
            <text:p>673044</text:p>
          </table:table-cell>
          <table:table-cell office:value-type="string">
            <text:p>/news-updates/campaigns/kitchen-check/kc-social-medi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522">
            <text:p>672522</text:p>
          </table:table-cell>
          <table:table-cell office:value-type="string">
            <text:p>/news-updates/campaigns/kitchen-check/kc-ti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511">
            <text:p>672511</text:p>
          </table:table-cell>
          <table:table-cell office:value-type="string">
            <text:p>/news-updates/campaigns/kitchen-check/kc-y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501">
            <text:p>672501</text:p>
          </table:table-cell>
          <table:table-cell office:value-type="string">
            <text:p>/news-updates/campaigns/kitchen-check/kitchen-check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404">
            <text:p>673404</text:p>
          </table:table-cell>
          <table:table-cell office:value-type="string">
            <text:p>/news-updates/campaigns/kitchen-check/kitchen-check1/kitchen-check-stakeholders/fsw-press-relea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537">
            <text:p>672537</text:p>
          </table:table-cell>
          <table:table-cell office:value-type="string">
            <text:p>/news-updates/campaigns/kitchen-check/kitchen-check1/kitchen-check-stakeholders/kc-web-bann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441">
            <text:p>669441</text:p>
          </table:table-cell>
          <table:table-cell office:value-type="string">
            <text:p>/news-updates/campaigns/kitchen-check/kitchen-check1/kitchen-check-stakeholders/kitchen-check-leafle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313">
            <text:p>669313</text:p>
          </table:table-cell>
          <table:table-cell office:value-type="string">
            <text:p>/news-updates/campaigns/kitchen-check/kitchen-check1/kitchen-check-stakeholders/kitchen-check-print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322">
            <text:p>669322</text:p>
          </table:table-cell>
          <table:table-cell office:value-type="string">
            <text:p>/news-updates/campaigns/kitchen-check/kitchen-check1/kitchen-check-stakeholders/kitchen-check-y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881">
            <text:p>584881</text:p>
          </table:table-cell>
          <table:table-cell office:value-type="string">
            <text:p>/news-updates/campaigns/olympic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031">
            <text:p>607031</text:p>
          </table:table-cell>
          <table:table-cell office:value-type="string">
            <text:p>/news-updates/campaigns/olympic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234">
            <text:p>707234</text:p>
          </table:table-cell>
          <table:table-cell office:value-type="string">
            <text:p>/news-updates/campaigns/staycation-toolkit-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906">
            <text:p>593906</text:p>
          </table:table-cell>
          <table:table-cell office:value-type="string">
            <text:p>/news-updates/campaigns/turk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81">
            <text:p>699781</text:p>
          </table:table-cell>
          <table:table-cell office:value-type="string">
            <text:p>/news-updates/campaigns/valentin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282">
            <text:p>683282</text:p>
          </table:table-cell>
          <table:table-cell office:value-type="string">
            <text:p>/news-updates/help-shape-our-polic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078">
            <text:p>713078</text:p>
          </table:table-cell>
          <table:table-cell office:value-type="string">
            <text:p>/news-updates/help-shape-our-policies/allergy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239">
            <text:p>667239</text:p>
          </table:table-cell>
          <table:table-cell office:value-type="string">
            <text:p>/news-updates/help-shape-our-policies/ari-initiativ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916">
            <text:p>696916</text:p>
          </table:table-cell>
          <table:table-cell office:value-type="string">
            <text:p>/news-updates/help-shape-our-policies/class-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435">
            <text:p>678435</text:p>
          </table:table-cell>
          <table:table-cell office:value-type="string">
            <text:p>/news-updates/help-shape-our-policies/consolidation-legis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697">
            <text:p>678697</text:p>
          </table:table-cell>
          <table:table-cell office:value-type="string">
            <text:p>/news-updates/help-shape-our-policies/cost-proposed-stricter-listeria-criteri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765">
            <text:p>712765</text:p>
          </table:table-cell>
          <table:table-cell office:value-type="string">
            <text:p>/news-updates/help-shape-our-policies/emergency-slaughter-propos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89">
            <text:p>699589</text:p>
          </table:table-cell>
          <table:table-cell office:value-type="string">
            <text:p>/news-updates/help-shape-our-policies/emergency-slaught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501">
            <text:p>715501</text:p>
          </table:table-cell>
          <table:table-cell office:value-type="string">
            <text:p>/news-updates/help-shape-our-policies/equin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222">
            <text:p>712222</text:p>
          </table:table-cell>
          <table:table-cell office:value-type="string">
            <text:p>/news-updates/help-shape-our-policies/food-contact-materi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95">
            <text:p>689995</text:p>
          </table:table-cell>
          <table:table-cell office:value-type="string">
            <text:p>/news-updates/help-shape-our-policies/home-slaughter-livestoc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338">
            <text:p>678338</text:p>
          </table:table-cell>
          <table:table-cell office:value-type="string">
            <text:p>/news-updates/help-shape-our-policies/pig-meat-inspec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791">
            <text:p>714791</text:p>
          </table:table-cell>
          <table:table-cell office:value-type="string">
            <text:p>/news-updates/help-shape-our-policies/reviewing-regs-eng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293">
            <text:p>689293</text:p>
          </table:table-cell>
          <table:table-cell office:value-type="string">
            <text:p>/news-updates/help-shape-our-policies/standalone-cold-stores-policy-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472">
            <text:p>678472</text:p>
          </table:table-cell>
          <table:table-cell office:value-type="string">
            <text:p>/news-updates/help-shape-our-policies/unskinned-large-wild-game-anim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041">
            <text:p>683041</text:p>
          </table:table-cell>
          <table:table-cell office:value-type="string">
            <text:p>/news-updates/help-shape-our-policies/warm-m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616766">
            <text:p>616766</text:p>
          </table:table-cell>
          <table:table-cell office:value-type="string">
            <text:p>/news-updates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501">
            <text:p>710501</text:p>
          </table:table-cell>
          <table:table-cell office:value-type="string">
            <text:p>/news-updates/campaigns/campylobacter-x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055">
            <text:p>695055</text:p>
          </table:table-cell>
          <table:table-cell office:value-type="string">
            <text:p>/news-updates/campaigns/food-at-christmas-3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</table:table>
      <table:table table:name="news" table:style-name="ta1">
        <table:table-column table:style-name="co4" table:number-columns-repeated="4" table:default-cell-style-name="Default"/>
        <table:table-row table:style-name="ro1">
          <table:table-cell office:value-type="float" office:value="616118">
            <text:p>616118</text:p>
          </table:table-cell>
          <table:table-cell office:value-type="string">
            <text:p>/news-updates/allergy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20">
            <text:p>616120</text:p>
          </table:table-cell>
          <table:table-cell office:value-type="string">
            <text:p>/news-updates/allergy-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32">
            <text:p>616132</text:p>
          </table:table-cell>
          <table:table-cell office:value-type="string">
            <text:p>/news-updates/allergy-new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379">
            <text:p>608379</text:p>
          </table:table-cell>
          <table:table-cell office:value-type="string">
            <text:p>/news-updates/allergy-news/2012/apr/cremedo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457">
            <text:p>608457</text:p>
          </table:table-cell>
          <table:table-cell office:value-type="string">
            <text:p>/news-updates/allergy-news/2012/apr/musgrave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35">
            <text:p>608135</text:p>
          </table:table-cell>
          <table:table-cell office:value-type="string">
            <text:p>/news-updates/allergy-news/2012/apr/twifoo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60">
            <text:p>625260</text:p>
          </table:table-cell>
          <table:table-cell office:value-type="string">
            <text:p>/news-updates/allergy-new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9874">
            <text:p>629874</text:p>
          </table:table-cell>
          <table:table-cell office:value-type="string">
            <text:p>/news-updates/allergy-news/2012/aug/asda-quarterpound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307">
            <text:p>633307</text:p>
          </table:table-cell>
          <table:table-cell office:value-type="string">
            <text:p>/news-updates/allergy-news/2012/aug/asda3008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867">
            <text:p>626867</text:p>
          </table:table-cell>
          <table:table-cell office:value-type="string">
            <text:p>/news-updates/allergy-news/2012/aug/asdawaf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917">
            <text:p>628917</text:p>
          </table:table-cell>
          <table:table-cell office:value-type="string">
            <text:p>/news-updates/allergy-news/2012/aug/basicnutri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58">
            <text:p>630858</text:p>
          </table:table-cell>
          <table:table-cell office:value-type="string">
            <text:p>/news-updates/allergy-news/2012/aug/cook-tag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249">
            <text:p>630249</text:p>
          </table:table-cell>
          <table:table-cell office:value-type="string">
            <text:p>/news-updates/allergy-news/2012/aug/sainsburys-pork-schnitze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67">
            <text:p>625267</text:p>
          </table:table-cell>
          <table:table-cell office:value-type="string">
            <text:p>/news-updates/allergy-news/2012/aug/waitrosetun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500">
            <text:p>646500</text:p>
          </table:table-cell>
          <table:table-cell office:value-type="string">
            <text:p>/news-updates/allergy-new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78">
            <text:p>647978</text:p>
          </table:table-cell>
          <table:table-cell office:value-type="string">
            <text:p>/news-updates/allergy-news/2012/dec/asda-padthaipas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924">
            <text:p>648924</text:p>
          </table:table-cell>
          <table:table-cell office:value-type="string">
            <text:p>/news-updates/allergy-news/2012/dec/iceland-chicken-birya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76">
            <text:p>647976</text:p>
          </table:table-cell>
          <table:table-cell office:value-type="string">
            <text:p>/news-updates/allergy-news/2012/dec/morrisons-colesla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91">
            <text:p>647991</text:p>
          </table:table-cell>
          <table:table-cell office:value-type="string">
            <text:p>/news-updates/allergy-news/2012/dec/morrisons-just-ch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604">
            <text:p>648604</text:p>
          </table:table-cell>
          <table:table-cell office:value-type="string">
            <text:p>/news-updates/allergy-news/2012/dec/musgravesamosa-soy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21">
            <text:p>648521</text:p>
          </table:table-cell>
          <table:table-cell office:value-type="string">
            <text:p>/news-updates/allergy-news/2012/dec/natooramortadella-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438">
            <text:p>647438</text:p>
          </table:table-cell>
          <table:table-cell office:value-type="string">
            <text:p>/news-updates/allergy-news/2012/dec/patriarch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53">
            <text:p>648553</text:p>
          </table:table-cell>
          <table:table-cell office:value-type="string">
            <text:p>/news-updates/allergy-news/2012/dec/tesco-ice-cre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26">
            <text:p>616126</text:p>
          </table:table-cell>
          <table:table-cell office:value-type="string">
            <text:p>/news-updates/allergy-new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078">
            <text:p>603078</text:p>
          </table:table-cell>
          <table:table-cell office:value-type="string">
            <text:p>/news-updates/allergy-news/2012/feb/asdacheesecak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017">
            <text:p>602017</text:p>
          </table:table-cell>
          <table:table-cell office:value-type="string">
            <text:p>/news-updates/allergy-news/2012/feb/dov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265">
            <text:p>602265</text:p>
          </table:table-cell>
          <table:table-cell office:value-type="string">
            <text:p>/news-updates/allergy-news/2012/feb/granovi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33">
            <text:p>601433</text:p>
          </table:table-cell>
          <table:table-cell office:value-type="string">
            <text:p>/news-updates/allergy-news/2012/feb/natcogr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92">
            <text:p>601992</text:p>
          </table:table-cell>
          <table:table-cell office:value-type="string">
            <text:p>/news-updates/allergy-news/2012/feb/oatibix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053">
            <text:p>603053</text:p>
          </table:table-cell>
          <table:table-cell office:value-type="string">
            <text:p>/news-updates/allergy-news/2012/feb/periy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40">
            <text:p>601940</text:p>
          </table:table-cell>
          <table:table-cell office:value-type="string">
            <text:p>/news-updates/allergy-news/2012/feb/sumapest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211">
            <text:p>604211</text:p>
          </table:table-cell>
          <table:table-cell office:value-type="string">
            <text:p>/news-updates/allergy-news/2012/feb/suryacakemix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558">
            <text:p>601558</text:p>
          </table:table-cell>
          <table:table-cell office:value-type="string">
            <text:p>/news-updates/allergy-news/2012/feb/viranigr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322">
            <text:p>603322</text:p>
          </table:table-cell>
          <table:table-cell office:value-type="string">
            <text:p>/news-updates/allergy-news/2012/feb/waitrosegamm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111">
            <text:p>602111</text:p>
          </table:table-cell>
          <table:table-cell office:value-type="string">
            <text:p>/news-updates/allergy-news/2012/feb/waitrosepraw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23">
            <text:p>616123</text:p>
          </table:table-cell>
          <table:table-cell office:value-type="string">
            <text:p>/news-updates/allergy-new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615">
            <text:p>600615</text:p>
          </table:table-cell>
          <table:table-cell office:value-type="string">
            <text:p>/news-updates/allergy-news/2012/jan/asdaprawnsal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236">
            <text:p>600236</text:p>
          </table:table-cell>
          <table:table-cell office:value-type="string">
            <text:p>/news-updates/allergy-news/2012/jan/dovesfarmflou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437">
            <text:p>599437</text:p>
          </table:table-cell>
          <table:table-cell office:value-type="string">
            <text:p>/news-updates/allergy-news/2012/jan/giantsmixedfru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02">
            <text:p>598502</text:p>
          </table:table-cell>
          <table:table-cell office:value-type="string">
            <text:p>/news-updates/allergy-news/2012/jan/waitrosefishcak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41">
            <text:p>616141</text:p>
          </table:table-cell>
          <table:table-cell office:value-type="string">
            <text:p>/news-updates/allergy-new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97">
            <text:p>617397</text:p>
          </table:table-cell>
          <table:table-cell office:value-type="string">
            <text:p>/news-updates/allergy-news/2012/jul/buchana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993">
            <text:p>619993</text:p>
          </table:table-cell>
          <table:table-cell office:value-type="string">
            <text:p>/news-updates/allergy-news/2012/jul/cambweigh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973">
            <text:p>619973</text:p>
          </table:table-cell>
          <table:table-cell office:value-type="string">
            <text:p>/news-updates/allergy-news/2012/jul/chunkycho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56">
            <text:p>616456</text:p>
          </table:table-cell>
          <table:table-cell office:value-type="string">
            <text:p>/news-updates/allergy-news/2012/jul/coopchocol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73">
            <text:p>617373</text:p>
          </table:table-cell>
          <table:table-cell office:value-type="string">
            <text:p>/news-updates/allergy-news/2012/jul/dessicated-coconut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415">
            <text:p>617415</text:p>
          </table:table-cell>
          <table:table-cell office:value-type="string">
            <text:p>/news-updates/allergy-news/2012/jul/kru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526">
            <text:p>617526</text:p>
          </table:table-cell>
          <table:table-cell office:value-type="string">
            <text:p>/news-updates/allergy-news/2012/jul/pestopas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822">
            <text:p>622822</text:p>
          </table:table-cell>
          <table:table-cell office:value-type="string">
            <text:p>/news-updates/allergy-news/2012/jul/piripir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19">
            <text:p>617319</text:p>
          </table:table-cell>
          <table:table-cell office:value-type="string">
            <text:p>/news-updates/allergy-news/2012/jul/pumpkinpas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37">
            <text:p>616137</text:p>
          </table:table-cell>
          <table:table-cell office:value-type="string">
            <text:p>/news-updates/allergy-new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274">
            <text:p>615274</text:p>
          </table:table-cell>
          <table:table-cell office:value-type="string">
            <text:p>/news-updates/allergy-news/2012/jun/frozvalu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365">
            <text:p>614365</text:p>
          </table:table-cell>
          <table:table-cell office:value-type="string">
            <text:p>/news-updates/allergy-news/2012/jun/pasaka-vermiseliai-pasta-recall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740">
            <text:p>614740</text:p>
          </table:table-cell>
          <table:table-cell office:value-type="string">
            <text:p>/news-updates/allergy-news/2012/jun/pasaka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914">
            <text:p>614914</text:p>
          </table:table-cell>
          <table:table-cell office:value-type="string">
            <text:p>/news-updates/allergy-news/2012/jun/valuecon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29">
            <text:p>616129</text:p>
          </table:table-cell>
          <table:table-cell office:value-type="string">
            <text:p>/news-updates/allergy-new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45">
            <text:p>604845</text:p>
          </table:table-cell>
          <table:table-cell office:value-type="string">
            <text:p>/news-updates/allergy-news/2012/mar/lituanic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42">
            <text:p>607542</text:p>
          </table:table-cell>
          <table:table-cell office:value-type="string">
            <text:p>/news-updates/allergy-news/2012/mar/manning-impex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695">
            <text:p>604695</text:p>
          </table:table-cell>
          <table:table-cell office:value-type="string">
            <text:p>/news-updates/allergy-news/2012/mar/morrisonsh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657">
            <text:p>606657</text:p>
          </table:table-cell>
          <table:table-cell office:value-type="string">
            <text:p>/news-updates/allergy-news/2012/mar/mustardh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42">
            <text:p>604442</text:p>
          </table:table-cell>
          <table:table-cell office:value-type="string">
            <text:p>/news-updates/allergy-news/2012/mar/nisamuffi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20">
            <text:p>607520</text:p>
          </table:table-cell>
          <table:table-cell office:value-type="string">
            <text:p>/news-updates/allergy-news/2012/mar/ravi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382">
            <text:p>607382</text:p>
          </table:table-cell>
          <table:table-cell office:value-type="string">
            <text:p>/news-updates/allergy-news/2012/mar/samosa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700">
            <text:p>605700</text:p>
          </table:table-cell>
          <table:table-cell office:value-type="string">
            <text:p>/news-updates/allergy-news/2012/mar/surya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35">
            <text:p>616135</text:p>
          </table:table-cell>
          <table:table-cell office:value-type="string">
            <text:p>/news-updates/allergy-new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53">
            <text:p>612553</text:p>
          </table:table-cell>
          <table:table-cell office:value-type="string">
            <text:p>/news-updates/allergy-news/2012/may/carrotcak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87">
            <text:p>642587</text:p>
          </table:table-cell>
          <table:table-cell office:value-type="string">
            <text:p>/news-updates/allergy-new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635">
            <text:p>645635</text:p>
          </table:table-cell>
          <table:table-cell office:value-type="string">
            <text:p>/news-updates/allergy-news/2012/nov/aldi_a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058">
            <text:p>643058</text:p>
          </table:table-cell>
          <table:table-cell office:value-type="string">
            <text:p>/news-updates/allergy-news/2012/nov/asda_bi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599">
            <text:p>644599</text:p>
          </table:table-cell>
          <table:table-cell office:value-type="string">
            <text:p>/news-updates/allergy-news/2012/nov/asdachoc-hazel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527">
            <text:p>643527</text:p>
          </table:table-cell>
          <table:table-cell office:value-type="string">
            <text:p>/news-updates/allergy-news/2012/nov/asdasponge-soy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701">
            <text:p>642701</text:p>
          </table:table-cell>
          <table:table-cell office:value-type="string">
            <text:p>/news-updates/allergy-news/2012/nov/co-op_choc_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182">
            <text:p>645182</text:p>
          </table:table-cell>
          <table:table-cell office:value-type="string">
            <text:p>/news-updates/allergy-news/2012/nov/deli_s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800">
            <text:p>643800</text:p>
          </table:table-cell>
          <table:table-cell office:value-type="string">
            <text:p>/news-updates/allergy-news/2012/nov/harrods-mincep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352">
            <text:p>644352</text:p>
          </table:table-cell>
          <table:table-cell office:value-type="string">
            <text:p>/news-updates/allergy-news/2012/nov/leonida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613">
            <text:p>644613</text:p>
          </table:table-cell>
          <table:table-cell office:value-type="string">
            <text:p>/news-updates/allergy-news/2012/nov/walkers_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137">
            <text:p>637137</text:p>
          </table:table-cell>
          <table:table-cell office:value-type="string">
            <text:p>/news-updates/allergy-new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036">
            <text:p>641036</text:p>
          </table:table-cell>
          <table:table-cell office:value-type="string">
            <text:p>/news-updates/allergy-news/2012/oct/asda-wafer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093">
            <text:p>641093</text:p>
          </table:table-cell>
          <table:table-cell office:value-type="string">
            <text:p>/news-updates/allergy-news/2012/oct/home-farm-sau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924">
            <text:p>640924</text:p>
          </table:table-cell>
          <table:table-cell office:value-type="string">
            <text:p>/news-updates/allergy-news/2012/oct/morrisons-glut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060">
            <text:p>642060</text:p>
          </table:table-cell>
          <table:table-cell office:value-type="string">
            <text:p>/news-updates/allergy-news/2012/oct/sainsburys-kids-cur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274">
            <text:p>642274</text:p>
          </table:table-cell>
          <table:table-cell office:value-type="string">
            <text:p>/news-updates/allergy-news/2012/oct/sainsburys-toffeeapp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093">
            <text:p>638093</text:p>
          </table:table-cell>
          <table:table-cell office:value-type="string">
            <text:p>/news-updates/allergy-news/2012/oct/wanis-bambo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26">
            <text:p>633426</text:p>
          </table:table-cell>
          <table:table-cell office:value-type="string">
            <text:p>/news-updates/allergy-new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063">
            <text:p>637063</text:p>
          </table:table-cell>
          <table:table-cell office:value-type="string">
            <text:p>/news-updates/allergy-news/2012/sep/bambo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376">
            <text:p>634376</text:p>
          </table:table-cell>
          <table:table-cell office:value-type="string">
            <text:p>/news-updates/allergy-news/2012/sep/goj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83">
            <text:p>636183</text:p>
          </table:table-cell>
          <table:table-cell office:value-type="string">
            <text:p>/news-updates/allergy-news/2012/sep/morrisons-trio-houmo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94">
            <text:p>649294</text:p>
          </table:table-cell>
          <table:table-cell office:value-type="string">
            <text:p>/news-updates/allergy-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32">
            <text:p>663032</text:p>
          </table:table-cell>
          <table:table-cell office:value-type="string">
            <text:p>/news-updates/allergy-new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336">
            <text:p>664336</text:p>
          </table:table-cell>
          <table:table-cell office:value-type="string">
            <text:p>/news-updates/allergy-news/2013/apr/asda-di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960">
            <text:p>666960</text:p>
          </table:table-cell>
          <table:table-cell office:value-type="string">
            <text:p>/news-updates/allergy-news/2013/apr/asda-noodl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955">
            <text:p>667955</text:p>
          </table:table-cell>
          <table:table-cell office:value-type="string">
            <text:p>/news-updates/allergy-news/2013/apr/asdaburg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409">
            <text:p>667409</text:p>
          </table:table-cell>
          <table:table-cell office:value-type="string">
            <text:p>/news-updates/allergy-news/2013/apr/ehbooth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77">
            <text:p>668577</text:p>
          </table:table-cell>
          <table:table-cell office:value-type="string">
            <text:p>/news-updates/allergy-news/2013/apr/wasabi.allerg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189">
            <text:p>681189</text:p>
          </table:table-cell>
          <table:table-cell office:value-type="string">
            <text:p>/news-updates/allergy-new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22">
            <text:p>682622</text:p>
          </table:table-cell>
          <table:table-cell office:value-type="string">
            <text:p>/news-updates/allergy-news/2013/aug/as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68">
            <text:p>682668</text:p>
          </table:table-cell>
          <table:table-cell office:value-type="string">
            <text:p>/news-updates/allergy-news/2013/aug/freema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170">
            <text:p>696170</text:p>
          </table:table-cell>
          <table:table-cell office:value-type="string">
            <text:p>/news-updates/allergy-new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086">
            <text:p>697086</text:p>
          </table:table-cell>
          <table:table-cell office:value-type="string">
            <text:p>/news-updates/allergy-news/2013/dec/as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524">
            <text:p>697524</text:p>
          </table:table-cell>
          <table:table-cell office:value-type="string">
            <text:p>/news-updates/allergy-news/2013/dec/mencia-lun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055">
            <text:p>698055</text:p>
          </table:table-cell>
          <table:table-cell office:value-type="string">
            <text:p>/news-updates/allergy-news/2013/dec/sainsburys-onion-r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54">
            <text:p>653454</text:p>
          </table:table-cell>
          <table:table-cell office:value-type="string">
            <text:p>/news-updates/allergy-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79">
            <text:p>653479</text:p>
          </table:table-cell>
          <table:table-cell office:value-type="string">
            <text:p>/news-updates/allergy-news/2013/feb/Asda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95">
            <text:p>656195</text:p>
          </table:table-cell>
          <table:table-cell office:value-type="string">
            <text:p>/news-updates/allergy-news/2013/feb/raw-ecstasy-mis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003">
            <text:p>654003</text:p>
          </table:table-cell>
          <table:table-cell office:value-type="string">
            <text:p>/news-updates/allergy-news/2013/feb/yogurtallerge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03">
            <text:p>649303</text:p>
          </table:table-cell>
          <table:table-cell office:value-type="string">
            <text:p>/news-updates/allergy-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262">
            <text:p>650262</text:p>
          </table:table-cell>
          <table:table-cell office:value-type="string">
            <text:p>/news-updates/allergy-news/2013/jan/asdabeef-allerg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902">
            <text:p>650902</text:p>
          </table:table-cell>
          <table:table-cell office:value-type="string">
            <text:p>/news-updates/allergy-news/2013/jan/sainsburys-pea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372">
            <text:p>653372</text:p>
          </table:table-cell>
          <table:table-cell office:value-type="string">
            <text:p>/news-updates/allergy-news/2013/jan/tesco-choc-crisp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26">
            <text:p>652126</text:p>
          </table:table-cell>
          <table:table-cell office:value-type="string">
            <text:p>/news-updates/allergy-news/2013/jan/ths-allerg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56">
            <text:p>652256</text:p>
          </table:table-cell>
          <table:table-cell office:value-type="string">
            <text:p>/news-updates/allergy-news/2013/jan/waitrose-haz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941">
            <text:p>676941</text:p>
          </table:table-cell>
          <table:table-cell office:value-type="string">
            <text:p>/news-updates/allergy-new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931">
            <text:p>679931</text:p>
          </table:table-cell>
          <table:table-cell office:value-type="string">
            <text:p>/news-updates/allergy-news/2013/jul/asda-beastie-bi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092">
            <text:p>679092</text:p>
          </table:table-cell>
          <table:table-cell office:value-type="string">
            <text:p>/news-updates/allergy-news/2013/jul/moch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19">
            <text:p>677619</text:p>
          </table:table-cell>
          <table:table-cell office:value-type="string">
            <text:p>/news-updates/allergy-news/2013/jul/organica-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912">
            <text:p>676912</text:p>
          </table:table-cell>
          <table:table-cell office:value-type="string">
            <text:p>/news-updates/allergy-news/2013/jul/tesco-crow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880">
            <text:p>671880</text:p>
          </table:table-cell>
          <table:table-cell office:value-type="string">
            <text:p>/news-updates/allergy-news/2013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66">
            <text:p>676166</text:p>
          </table:table-cell>
          <table:table-cell office:value-type="string">
            <text:p>/news-updates/allergy-news/2013/jun/organic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69">
            <text:p>658169</text:p>
          </table:table-cell>
          <table:table-cell office:value-type="string">
            <text:p>/news-updates/allergy-news/201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797">
            <text:p>659797</text:p>
          </table:table-cell>
          <table:table-cell office:value-type="string">
            <text:p>/news-updates/allergy-news/2013/mar/as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550">
            <text:p>662550</text:p>
          </table:table-cell>
          <table:table-cell office:value-type="string">
            <text:p>/news-updates/allergy-news/2013/mar/bodrumfruitallerg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086">
            <text:p>660086</text:p>
          </table:table-cell>
          <table:table-cell office:value-type="string">
            <text:p>/news-updates/allergy-news/2013/mar/chocsulphi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328">
            <text:p>662328</text:p>
          </table:table-cell>
          <table:table-cell office:value-type="string">
            <text:p>/news-updates/allergy-news/2013/mar/edamameallerg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33">
            <text:p>659233</text:p>
          </table:table-cell>
          <table:table-cell office:value-type="string">
            <text:p>/news-updates/allergy-news/2013/mar/superval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050">
            <text:p>661050</text:p>
          </table:table-cell>
          <table:table-cell office:value-type="string">
            <text:p>/news-updates/allergy-news/2013/mar/wholebake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625">
            <text:p>668625</text:p>
          </table:table-cell>
          <table:table-cell office:value-type="string">
            <text:p>/news-updates/allergy-new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222">
            <text:p>669222</text:p>
          </table:table-cell>
          <table:table-cell office:value-type="string">
            <text:p>/news-updates/allergy-news/2013/may/botham-plu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97">
            <text:p>668597</text:p>
          </table:table-cell>
          <table:table-cell office:value-type="string">
            <text:p>/news-updates/allergy-news/2013/may/chocraisins.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78">
            <text:p>671778</text:p>
          </table:table-cell>
          <table:table-cell office:value-type="string">
            <text:p>/news-updates/allergy-news/2013/may/harrods.choc.soy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881">
            <text:p>668881</text:p>
          </table:table-cell>
          <table:table-cell office:value-type="string">
            <text:p>/news-updates/allergy-news/2013/may/iceland-por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552">
            <text:p>669552</text:p>
          </table:table-cell>
          <table:table-cell office:value-type="string">
            <text:p>/news-updates/allergy-news/2013/may/tesco.gingerbe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196">
            <text:p>693196</text:p>
          </table:table-cell>
          <table:table-cell office:value-type="string">
            <text:p>/news-updates/allergy-new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35">
            <text:p>693635</text:p>
          </table:table-cell>
          <table:table-cell office:value-type="string">
            <text:p>/news-updates/allergy-news/2013/nov/pa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892">
            <text:p>695892</text:p>
          </table:table-cell>
          <table:table-cell office:value-type="string">
            <text:p>/news-updates/allergy-news/2013/nov/sacla-pest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580">
            <text:p>694580</text:p>
          </table:table-cell>
          <table:table-cell office:value-type="string">
            <text:p>/news-updates/allergy-news/2013/nov/sainsburys-eg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48">
            <text:p>687848</text:p>
          </table:table-cell>
          <table:table-cell office:value-type="string">
            <text:p>/news-updates/allergy-new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72">
            <text:p>691572</text:p>
          </table:table-cell>
          <table:table-cell office:value-type="string">
            <text:p>/news-updates/allergy-news/2013/oct/allergy-pea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93">
            <text:p>690993</text:p>
          </table:table-cell>
          <table:table-cell office:value-type="string">
            <text:p>/news-updates/allergy-news/2013/oct/asda-ground-almon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983">
            <text:p>691983</text:p>
          </table:table-cell>
          <table:table-cell office:value-type="string">
            <text:p>/news-updates/allergy-news/2013/oct/boots-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050">
            <text:p>690050</text:p>
          </table:table-cell>
          <table:table-cell office:value-type="string">
            <text:p>/news-updates/allergy-news/2013/oct/coo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169">
            <text:p>688169</text:p>
          </table:table-cell>
          <table:table-cell office:value-type="string">
            <text:p>/news-updates/allergy-news/2013/oct/tesco-sal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68">
            <text:p>687868</text:p>
          </table:table-cell>
          <table:table-cell office:value-type="string">
            <text:p>/news-updates/allergy-news/2013/oct/turk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083">
            <text:p>688083</text:p>
          </table:table-cell>
          <table:table-cell office:value-type="string">
            <text:p>/news-updates/allergy-news/2013/oct/walkers-allerg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79">
            <text:p>683579</text:p>
          </table:table-cell>
          <table:table-cell office:value-type="string">
            <text:p>/news-updates/allergy-new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627">
            <text:p>686627</text:p>
          </table:table-cell>
          <table:table-cell office:value-type="string">
            <text:p>/news-updates/allergy-news/2013/sep/healthstore_allerg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069">
            <text:p>685069</text:p>
          </table:table-cell>
          <table:table-cell office:value-type="string">
            <text:p>/news-updates/allergy-news/2013/sep/steak-dia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11">
            <text:p>698711</text:p>
          </table:table-cell>
          <table:table-cell office:value-type="string">
            <text:p>/news-updates/allergy-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053">
            <text:p>709053</text:p>
          </table:table-cell>
          <table:table-cell office:value-type="string">
            <text:p>/news-updates/allergy-news/201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18">
            <text:p>710218</text:p>
          </table:table-cell>
          <table:table-cell office:value-type="string">
            <text:p>/news-updates/allergy-news/2014/apr/bakewell-slic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233">
            <text:p>711233</text:p>
          </table:table-cell>
          <table:table-cell office:value-type="string">
            <text:p>/news-updates/allergy-news/2014/apr/elakkia-jaffna-mixtur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759">
            <text:p>710759</text:p>
          </table:table-cell>
          <table:table-cell office:value-type="string">
            <text:p>/news-updates/allergy-news/2014/apr/lidl-rollmo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976">
            <text:p>708976</text:p>
          </table:table-cell>
          <table:table-cell office:value-type="string">
            <text:p>/news-updates/allergy-news/2014/apr/lili-chicken-pork-dumpl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614">
            <text:p>710614</text:p>
          </table:table-cell>
          <table:table-cell office:value-type="string">
            <text:p>/news-updates/allergy-news/2014/apr/mixed-fru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767">
            <text:p>709767</text:p>
          </table:table-cell>
          <table:table-cell office:value-type="string">
            <text:p>/news-updates/allergy-news/2014/apr/potato-slic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006">
            <text:p>702006</text:p>
          </table:table-cell>
          <table:table-cell office:value-type="string">
            <text:p>/news-updates/allergy-news/2014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360">
            <text:p>703360</text:p>
          </table:table-cell>
          <table:table-cell office:value-type="string">
            <text:p>/news-updates/allergy-news/2014/feb/asda-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015">
            <text:p>705015</text:p>
          </table:table-cell>
          <table:table-cell office:value-type="string">
            <text:p>/news-updates/allergy-news/2014/feb/chicken-fill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999">
            <text:p>701999</text:p>
          </table:table-cell>
          <table:table-cell office:value-type="string">
            <text:p>/news-updates/allergy-news/2014/feb/goupi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067">
            <text:p>705067</text:p>
          </table:table-cell>
          <table:table-cell office:value-type="string">
            <text:p>/news-updates/allergy-news/2014/feb/sainsburys-stuff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448">
            <text:p>704448</text:p>
          </table:table-cell>
          <table:table-cell office:value-type="string">
            <text:p>/news-updates/allergy-news/2014/feb/tesco-free-fro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14">
            <text:p>698714</text:p>
          </table:table-cell>
          <table:table-cell office:value-type="string">
            <text:p>/news-updates/allergy-news/2014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880">
            <text:p>701880</text:p>
          </table:table-cell>
          <table:table-cell office:value-type="string">
            <text:p>/news-updates/allergy-news/2014/jan/asda-cook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206">
            <text:p>701206</text:p>
          </table:table-cell>
          <table:table-cell office:value-type="string">
            <text:p>/news-updates/allergy-news/2014/jan/harrods-coi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30">
            <text:p>699730</text:p>
          </table:table-cell>
          <table:table-cell office:value-type="string">
            <text:p>/news-updates/allergy-news/2014/jan/marks-and-spencer-cur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568">
            <text:p>700568</text:p>
          </table:table-cell>
          <table:table-cell office:value-type="string">
            <text:p>/news-updates/allergy-news/2014/jan/sainsburys-cakeslic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66">
            <text:p>701766</text:p>
          </table:table-cell>
          <table:table-cell office:value-type="string">
            <text:p>/news-updates/allergy-news/2014/jan/shazans-burg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22">
            <text:p>715122</text:p>
          </table:table-cell>
          <table:table-cell office:value-type="string">
            <text:p>/news-updates/allergy-new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938">
            <text:p>716938</text:p>
          </table:table-cell>
          <table:table-cell office:value-type="string">
            <text:p>/news-updates/allergy-news/2014/jun/blackfriars-flapjack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075">
            <text:p>716075</text:p>
          </table:table-cell>
          <table:table-cell office:value-type="string">
            <text:p>/news-updates/allergy-news/2014/jun/dillywolf-snack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054">
            <text:p>716054</text:p>
          </table:table-cell>
          <table:table-cell office:value-type="string">
            <text:p>/news-updates/allergy-news/2014/jun/marybake-muffi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36">
            <text:p>716436</text:p>
          </table:table-cell>
          <table:table-cell office:value-type="string">
            <text:p>/news-updates/allergy-news/2014/jun/tesco-caesarsal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539">
            <text:p>715539</text:p>
          </table:table-cell>
          <table:table-cell office:value-type="string">
            <text:p>/news-updates/allergy-news/2014/jun/wrapid-fajita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84">
            <text:p>706684</text:p>
          </table:table-cell>
          <table:table-cell office:value-type="string">
            <text:p>/news-updates/allergy-news/2014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168">
            <text:p>708168</text:p>
          </table:table-cell>
          <table:table-cell office:value-type="string">
            <text:p>/news-updates/allergy-news/2014/mar/kettle-chi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067">
            <text:p>707067</text:p>
          </table:table-cell>
          <table:table-cell office:value-type="string">
            <text:p>/news-updates/allergy-news/2014/mar/mazza-swe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929">
            <text:p>707929</text:p>
          </table:table-cell>
          <table:table-cell office:value-type="string">
            <text:p>/news-updates/allergy-news/2014/mar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94">
            <text:p>711894</text:p>
          </table:table-cell>
          <table:table-cell office:value-type="string">
            <text:p>/news-updates/allergy-news/2014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909">
            <text:p>711909</text:p>
          </table:table-cell>
          <table:table-cell office:value-type="string">
            <text:p>/news-updates/allergy-news/2014/may/lentil-dah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99">
            <text:p>711899</text:p>
          </table:table-cell>
          <table:table-cell office:value-type="string">
            <text:p>/news-updates/allergy-news/2014/may/slimfa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774">
            <text:p>713774</text:p>
          </table:table-cell>
          <table:table-cell office:value-type="string">
            <text:p>/news-updates/allergy-news/2014/may/tandoori-chick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304">
            <text:p>712304</text:p>
          </table:table-cell>
          <table:table-cell office:value-type="string">
            <text:p>/news-updates/allergy-news/2014/may/uncle-be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337">
            <text:p>496337</text:p>
          </table:table-cell>
          <table:table-cell office:value-type="string">
            <text:p>/news-updates/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48">
            <text:p>529448</text:p>
          </table:table-cell>
          <table:table-cell office:value-type="string">
            <text:p>/news-updates/new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27">
            <text:p>540127</text:p>
          </table:table-cell>
          <table:table-cell office:value-type="string">
            <text:p>/news-updates/news/2010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126">
            <text:p>543126</text:p>
          </table:table-cell>
          <table:table-cell office:value-type="string">
            <text:p>/news-updates/news/2010/apr/asdacolesla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729">
            <text:p>541729</text:p>
          </table:table-cell>
          <table:table-cell office:value-type="string">
            <text:p>/news-updates/news/2010/apr/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821">
            <text:p>540821</text:p>
          </table:table-cell>
          <table:table-cell office:value-type="string">
            <text:p>/news-updates/news/2010/apr/fishlabell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287">
            <text:p>541287</text:p>
          </table:table-cell>
          <table:table-cell office:value-type="string">
            <text:p>/news-updates/news/2010/apr/foodanalysisconfere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482">
            <text:p>541482</text:p>
          </table:table-cell>
          <table:table-cell office:value-type="string">
            <text:p>/news-updates/news/2010/apr/guargum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056">
            <text:p>542056</text:p>
          </table:table-cell>
          <table:table-cell office:value-type="string">
            <text:p>/news-updates/news/2010/apr/lepic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880">
            <text:p>540880</text:p>
          </table:table-cell>
          <table:table-cell office:value-type="string">
            <text:p>/news-updates/news/2010/apr/nifacappointm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080">
            <text:p>541080</text:p>
          </table:table-cell>
          <table:table-cell office:value-type="string">
            <text:p>/news-updates/news/2010/apr/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814">
            <text:p>540814</text:p>
          </table:table-cell>
          <table:table-cell office:value-type="string">
            <text:p>/news-updates/news/2010/apr/socialscience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967">
            <text:p>542967</text:p>
          </table:table-cell>
          <table:table-cell office:value-type="string">
            <text:p>/news-updates/news/2010/apr/visa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933">
            <text:p>540933</text:p>
          </table:table-cell>
          <table:table-cell office:value-type="string">
            <text:p>/news-updates/news/2010/apr/wfacmeetingpostpon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571">
            <text:p>542571</text:p>
          </table:table-cell>
          <table:table-cell office:value-type="string">
            <text:p>/news-updates/news/2010/apr/wh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01">
            <text:p>551001</text:p>
          </table:table-cell>
          <table:table-cell office:value-type="string">
            <text:p>/news-updates/news/2010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748">
            <text:p>553748</text:p>
          </table:table-cell>
          <table:table-cell office:value-type="string">
            <text:p>/news-updates/news/2010/aug/auditashfiel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502">
            <text:p>551502</text:p>
          </table:table-cell>
          <table:table-cell office:value-type="string">
            <text:p>/news-updates/news/2010/aug/audits10080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242">
            <text:p>551242</text:p>
          </table:table-cell>
          <table:table-cell office:value-type="string">
            <text:p>/news-updates/news/2010/aug/clon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377">
            <text:p>551377</text:p>
          </table:table-cell>
          <table:table-cell office:value-type="string">
            <text:p>/news-updates/news/2010/aug/clonedinvest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005">
            <text:p>552005</text:p>
          </table:table-cell>
          <table:table-cell office:value-type="string">
            <text:p>/news-updates/news/2010/aug/dtcorrec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510">
            <text:p>552510</text:p>
          </table:table-cell>
          <table:table-cell office:value-type="string">
            <text:p>/news-updates/news/2010/aug/fh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560">
            <text:p>552560</text:p>
          </table:table-cell>
          <table:table-cell office:value-type="string">
            <text:p>/news-updates/news/2010/aug/heidsiec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552">
            <text:p>551552</text:p>
          </table:table-cell>
          <table:table-cell office:value-type="string">
            <text:p>/news-updates/news/2010/aug/hijikiseawe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85">
            <text:p>551085</text:p>
          </table:table-cell>
          <table:table-cell office:value-type="string">
            <text:p>/news-updates/news/2010/aug/ndnscorrec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503">
            <text:p>552503</text:p>
          </table:table-cell>
          <table:table-cell office:value-type="string">
            <text:p>/news-updates/news/2010/aug/research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023">
            <text:p>552023</text:p>
          </table:table-cell>
          <table:table-cell office:value-type="string">
            <text:p>/news-updates/news/2010/aug/sf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57">
            <text:p>551457</text:p>
          </table:table-cell>
          <table:table-cell office:value-type="string">
            <text:p>/news-updates/news/2010/aug/ssframewor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093">
            <text:p>553093</text:p>
          </table:table-cell>
          <table:table-cell office:value-type="string">
            <text:p>/news-updates/news/2010/aug/sulphi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940">
            <text:p>551940</text:p>
          </table:table-cell>
          <table:table-cell office:value-type="string">
            <text:p>/news-updates/news/2010/aug/summarycloninginvestigati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509">
            <text:p>551509</text:p>
          </table:table-cell>
          <table:table-cell office:value-type="string">
            <text:p>/news-updates/news/2010/aug/updateclonedanima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090">
            <text:p>552090</text:p>
          </table:table-cell>
          <table:table-cell office:value-type="string">
            <text:p>/news-updates/news/2010/aug/vend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12">
            <text:p>560212</text:p>
          </table:table-cell>
          <table:table-cell office:value-type="string">
            <text:p>/news-updates/news/2010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785">
            <text:p>561785</text:p>
          </table:table-cell>
          <table:table-cell office:value-type="string">
            <text:p>/news-updates/news/2010/dec/acafmeet12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129">
            <text:p>561129</text:p>
          </table:table-cell>
          <table:table-cell office:value-type="string">
            <text:p>/news-updates/news/2010/dec/as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82">
            <text:p>560282</text:p>
          </table:table-cell>
          <table:table-cell office:value-type="string">
            <text:p>/news-updates/news/2010/dec/board0712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619">
            <text:p>560619</text:p>
          </table:table-cell>
          <table:table-cell office:value-type="string">
            <text:p>/news-updates/news/2010/dec/boardclon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657">
            <text:p>561657</text:p>
          </table:table-cell>
          <table:table-cell office:value-type="string">
            <text:p>/news-updates/news/2010/dec/bpa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414">
            <text:p>561414</text:p>
          </table:table-cell>
          <table:table-cell office:value-type="string">
            <text:p>/news-updates/news/2010/dec/campytarg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18">
            <text:p>560218</text:p>
          </table:table-cell>
          <table:table-cell office:value-type="string">
            <text:p>/news-updates/news/2010/dec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866">
            <text:p>560866</text:p>
          </table:table-cell>
          <table:table-cell office:value-type="string">
            <text:p>/news-updates/news/2010/dec/eg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639">
            <text:p>561639</text:p>
          </table:table-cell>
          <table:table-cell office:value-type="string">
            <text:p>/news-updates/news/2010/dec/fsaenews12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040">
            <text:p>562040</text:p>
          </table:table-cell>
          <table:table-cell office:value-type="string">
            <text:p>/news-updates/news/2010/dec/fullers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951">
            <text:p>561951</text:p>
          </table:table-cell>
          <table:table-cell office:value-type="string">
            <text:p>/news-updates/news/2010/dec/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837">
            <text:p>561837</text:p>
          </table:table-cell>
          <table:table-cell office:value-type="string">
            <text:p>/news-updates/news/2010/dec/gr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65">
            <text:p>560265</text:p>
          </table:table-cell>
          <table:table-cell office:value-type="string">
            <text:p>/news-updates/news/2010/dec/liv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981">
            <text:p>561981</text:p>
          </table:table-cell>
          <table:table-cell office:value-type="string">
            <text:p>/news-updates/news/2010/dec/mcca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26">
            <text:p>560226</text:p>
          </table:table-cell>
          <table:table-cell office:value-type="string">
            <text:p>/news-updates/news/2010/dec/niscfss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43">
            <text:p>560343</text:p>
          </table:table-cell>
          <table:table-cell office:value-type="string">
            <text:p>/news-updates/news/2010/dec/officialcontro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68">
            <text:p>560268</text:p>
          </table:table-cell>
          <table:table-cell office:value-type="string">
            <text:p>/news-updates/news/2010/dec/st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450">
            <text:p>560450</text:p>
          </table:table-cell>
          <table:table-cell office:value-type="string">
            <text:p>/news-updates/news/2010/dec/strateg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982">
            <text:p>560982</text:p>
          </table:table-cell>
          <table:table-cell office:value-type="string">
            <text:p>/news-updates/news/2010/dec/wfacmeet20jan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776">
            <text:p>561776</text:p>
          </table:table-cell>
          <table:table-cell office:value-type="string">
            <text:p>/news-updates/news/2010/dec/wineallergenlab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691">
            <text:p>532691</text:p>
          </table:table-cell>
          <table:table-cell office:value-type="string">
            <text:p>/news-updates/news/2010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403">
            <text:p>533403</text:p>
          </table:table-cell>
          <table:table-cell office:value-type="string">
            <text:p>/news-updates/news/2010/feb/acafmeet03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829">
            <text:p>533829</text:p>
          </table:table-cell>
          <table:table-cell office:value-type="string">
            <text:p>/news-updates/news/2010/feb/cadbu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91">
            <text:p>533291</text:p>
          </table:table-cell>
          <table:table-cell office:value-type="string">
            <text:p>/news-updates/news/2010/feb/ch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85">
            <text:p>532885</text:p>
          </table:table-cell>
          <table:table-cell office:value-type="string">
            <text:p>/news-updates/news/2010/feb/citizenforumfoodstandards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23">
            <text:p>535223</text:p>
          </table:table-cell>
          <table:table-cell office:value-type="string">
            <text:p>/news-updates/news/2010/feb/cocomi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04">
            <text:p>532804</text:p>
          </table:table-cell>
          <table:table-cell office:value-type="string">
            <text:p>/news-updates/news/2010/feb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901">
            <text:p>534901</text:p>
          </table:table-cell>
          <table:table-cell office:value-type="string">
            <text:p>/news-updates/news/2010/feb/cook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225">
            <text:p>534225</text:p>
          </table:table-cell>
          <table:table-cell office:value-type="string">
            <text:p>/news-updates/news/2010/feb/deb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528">
            <text:p>535528</text:p>
          </table:table-cell>
          <table:table-cell office:value-type="string">
            <text:p>/news-updates/news/2010/feb/eatsafeaw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157">
            <text:p>536157</text:p>
          </table:table-cell>
          <table:table-cell office:value-type="string">
            <text:p>/news-updates/news/2010/feb/efsaclaims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34">
            <text:p>535234</text:p>
          </table:table-cell>
          <table:table-cell office:value-type="string">
            <text:p>/news-updates/news/2010/feb/formulaadv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54">
            <text:p>535454</text:p>
          </table:table-cell>
          <table:table-cell office:value-type="string">
            <text:p>/news-updates/news/2010/feb/fsa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86">
            <text:p>535286</text:p>
          </table:table-cell>
          <table:table-cell office:value-type="string">
            <text:p>/news-updates/news/2010/feb/futur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917">
            <text:p>535917</text:p>
          </table:table-cell>
          <table:table-cell office:value-type="string">
            <text:p>/news-updates/news/2010/feb/gacsm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336">
            <text:p>536336</text:p>
          </table:table-cell>
          <table:table-cell office:value-type="string">
            <text:p>/news-updates/news/2010/feb/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244">
            <text:p>536244</text:p>
          </table:table-cell>
          <table:table-cell office:value-type="string">
            <text:p>/news-updates/news/2010/feb/gluten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41">
            <text:p>532941</text:p>
          </table:table-cell>
          <table:table-cell office:value-type="string">
            <text:p>/news-updates/news/2010/feb/heinz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041">
            <text:p>533041</text:p>
          </table:table-cell>
          <table:table-cell office:value-type="string">
            <text:p>/news-updates/news/2010/feb/hygieneratingresourc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180">
            <text:p>535180</text:p>
          </table:table-cell>
          <table:table-cell office:value-type="string">
            <text:p>/news-updates/news/2010/feb/lasc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09">
            <text:p>536409</text:p>
          </table:table-cell>
          <table:table-cell office:value-type="string">
            <text:p>/news-updates/news/2010/feb/lister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659">
            <text:p>535659</text:p>
          </table:table-cell>
          <table:table-cell office:value-type="string">
            <text:p>/news-updates/news/2010/feb/macker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411">
            <text:p>534411</text:p>
          </table:table-cell>
          <table:table-cell office:value-type="string">
            <text:p>/news-updates/news/2010/feb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705">
            <text:p>535705</text:p>
          </table:table-cell>
          <table:table-cell office:value-type="string">
            <text:p>/news-updates/news/2010/feb/ncprev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772">
            <text:p>533772</text:p>
          </table:table-cell>
          <table:table-cell office:value-type="string">
            <text:p>/news-updates/news/2010/feb/ndnsyr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108">
            <text:p>535108</text:p>
          </table:table-cell>
          <table:table-cell office:value-type="string">
            <text:p>/news-updates/news/2010/feb/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546">
            <text:p>535546</text:p>
          </table:table-cell>
          <table:table-cell office:value-type="string">
            <text:p>/news-updates/news/2010/feb/over48monthc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429">
            <text:p>533429</text:p>
          </table:table-cell>
          <table:table-cell office:value-type="string">
            <text:p>/news-updates/news/2010/feb/rootz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650">
            <text:p>535650</text:p>
          </table:table-cell>
          <table:table-cell office:value-type="string">
            <text:p>/news-updates/news/2010/feb/scistr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08">
            <text:p>532908</text:p>
          </table:table-cell>
          <table:table-cell office:value-type="string">
            <text:p>/news-updates/news/2010/feb/smallste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068">
            <text:p>536068</text:p>
          </table:table-cell>
          <table:table-cell office:value-type="string">
            <text:p>/news-updates/news/2010/feb/smokehou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65">
            <text:p>535365</text:p>
          </table:table-cell>
          <table:table-cell office:value-type="string">
            <text:p>/news-updates/news/2010/feb/sotdupdate100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47">
            <text:p>532847</text:p>
          </table:table-cell>
          <table:table-cell office:value-type="string">
            <text:p>/news-updates/news/2010/feb/visasc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55">
            <text:p>536455</text:p>
          </table:table-cell>
          <table:table-cell office:value-type="string">
            <text:p>/news-updates/news/2010/feb/yoghu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51">
            <text:p>529451</text:p>
          </table:table-cell>
          <table:table-cell office:value-type="string">
            <text:p>/news-updates/news/2010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118">
            <text:p>531118</text:p>
          </table:table-cell>
          <table:table-cell office:value-type="string">
            <text:p>/news-updates/news/2010/jan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792">
            <text:p>530792</text:p>
          </table:table-cell>
          <table:table-cell office:value-type="string">
            <text:p>/news-updates/news/2010/jan/bseregsconsultation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628">
            <text:p>532628</text:p>
          </table:table-cell>
          <table:table-cell office:value-type="string">
            <text:p>/news-updates/news/2010/jan/citizenforumf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858">
            <text:p>530858</text:p>
          </table:table-cell>
          <table:table-cell office:value-type="string">
            <text:p>/news-updates/news/2010/jan/cool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905">
            <text:p>530905</text:p>
          </table:table-cell>
          <table:table-cell office:value-type="string">
            <text:p>/news-updates/news/2010/jan/everyinspec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563">
            <text:p>530563</text:p>
          </table:table-cell>
          <table:table-cell office:value-type="string">
            <text:p>/news-updates/news/2010/jan/fsa10con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155">
            <text:p>532155</text:p>
          </table:table-cell>
          <table:table-cell office:value-type="string">
            <text:p>/news-updates/news/2010/jan/goodbusin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684">
            <text:p>532684</text:p>
          </table:table-cell>
          <table:table-cell office:value-type="string">
            <text:p>/news-updates/news/2010/jan/icareportpu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65">
            <text:p>532365</text:p>
          </table:table-cell>
          <table:table-cell office:value-type="string">
            <text:p>/news-updates/news/2010/jan/importedotm01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072">
            <text:p>531072</text:p>
          </table:table-cell>
          <table:table-cell office:value-type="string">
            <text:p>/news-updates/news/2010/jan/iod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669">
            <text:p>530669</text:p>
          </table:table-cell>
          <table:table-cell office:value-type="string">
            <text:p>/news-updates/news/2010/jan/janpoll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381">
            <text:p>530381</text:p>
          </table:table-cell>
          <table:table-cell office:value-type="string">
            <text:p>/news-updates/news/2010/jan/magnol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39">
            <text:p>532339</text:p>
          </table:table-cell>
          <table:table-cell office:value-type="string">
            <text:p>/news-updates/news/2010/jan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532">
            <text:p>530532</text:p>
          </table:table-cell>
          <table:table-cell office:value-type="string">
            <text:p>/news-updates/news/2010/jan/obesityconfere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208">
            <text:p>531208</text:p>
          </table:table-cell>
          <table:table-cell office:value-type="string">
            <text:p>/news-updates/news/2010/jan/onepercent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237">
            <text:p>531237</text:p>
          </table:table-cell>
          <table:table-cell office:value-type="string">
            <text:p>/news-updates/news/2010/jan/phoneap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232">
            <text:p>532232</text:p>
          </table:table-cell>
          <table:table-cell office:value-type="string">
            <text:p>/news-updates/news/2010/jan/raisi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090">
            <text:p>530090</text:p>
          </table:table-cell>
          <table:table-cell office:value-type="string">
            <text:p>/news-updates/news/2010/jan/sfsr200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437">
            <text:p>530437</text:p>
          </table:table-cell>
          <table:table-cell office:value-type="string">
            <text:p>/news-updates/news/2010/jan/sixthformsurvivorcom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509">
            <text:p>532509</text:p>
          </table:table-cell>
          <table:table-cell office:value-type="string">
            <text:p>/news-updates/news/2010/jan/smok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44">
            <text:p>532044</text:p>
          </table:table-cell>
          <table:table-cell office:value-type="string">
            <text:p>/news-updates/news/2010/jan/sotdcime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319">
            <text:p>530319</text:p>
          </table:table-cell>
          <table:table-cell office:value-type="string">
            <text:p>/news-updates/news/2010/jan/sotdsgagenda100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023">
            <text:p>530023</text:p>
          </table:table-cell>
          <table:table-cell office:value-type="string">
            <text:p>/news-updates/news/2010/jan/ss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167">
            <text:p>532167</text:p>
          </table:table-cell>
          <table:table-cell office:value-type="string">
            <text:p>/news-updates/news/2010/jan/trackerdec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416">
            <text:p>530416</text:p>
          </table:table-cell>
          <table:table-cell office:value-type="string">
            <text:p>/news-updates/news/2010/jan/ussalttarg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77">
            <text:p>548777</text:p>
          </table:table-cell>
          <table:table-cell office:value-type="string">
            <text:p>/news-updates/news/2010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32">
            <text:p>549132</text:p>
          </table:table-cell>
          <table:table-cell office:value-type="string">
            <text:p>/news-updates/news/2010/jul/acafmemb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209">
            <text:p>550209</text:p>
          </table:table-cell>
          <table:table-cell office:value-type="string">
            <text:p>/news-updates/news/2010/jul/annrepacc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423">
            <text:p>550423</text:p>
          </table:table-cell>
          <table:table-cell office:value-type="string">
            <text:p>/news-updates/news/2010/jul/as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829">
            <text:p>550829</text:p>
          </table:table-cell>
          <table:table-cell office:value-type="string">
            <text:p>/news-updates/news/2010/jul/asdacho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31">
            <text:p>550531</text:p>
          </table:table-cell>
          <table:table-cell office:value-type="string">
            <text:p>/news-updates/news/2010/jul/auditrugbytamwor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035">
            <text:p>546035</text:p>
          </table:table-cell>
          <table:table-cell office:value-type="string">
            <text:p>/news-updates/news/2010/jul/bak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744">
            <text:p>549744</text:p>
          </table:table-cell>
          <table:table-cell office:value-type="string">
            <text:p>/news-updates/news/2010/jul/board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869">
            <text:p>550869</text:p>
          </table:table-cell>
          <table:table-cell office:value-type="string">
            <text:p>/news-updates/news/2010/jul/campylobactercon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521">
            <text:p>549521</text:p>
          </table:table-cell>
          <table:table-cell office:value-type="string">
            <text:p>/news-updates/news/2010/jul/campylobacter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35">
            <text:p>550535</text:p>
          </table:table-cell>
          <table:table-cell office:value-type="string">
            <text:p>/news-updates/news/2010/jul/campy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320">
            <text:p>549320</text:p>
          </table:table-cell>
          <table:table-cell office:value-type="string">
            <text:p>/news-updates/news/2010/jul/cheesecak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205">
            <text:p>551205</text:p>
          </table:table-cell>
          <table:table-cell office:value-type="string">
            <text:p>/news-updates/news/2010/jul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45">
            <text:p>551145</text:p>
          </table:table-cell>
          <table:table-cell office:value-type="string">
            <text:p>/news-updates/news/2010/jul/drcampbe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22">
            <text:p>549822</text:p>
          </table:table-cell>
          <table:table-cell office:value-type="string">
            <text:p>/news-updates/news/2010/jul/ecolipreven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08">
            <text:p>551108</text:p>
          </table:table-cell>
          <table:table-cell office:value-type="string">
            <text:p>/news-updates/news/2010/jul/efsaexper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726">
            <text:p>550726</text:p>
          </table:table-cell>
          <table:table-cell office:value-type="string">
            <text:p>/news-updates/news/2010/jul/eucolourswar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606">
            <text:p>550606</text:p>
          </table:table-cell>
          <table:table-cell office:value-type="string">
            <text:p>/news-updates/news/2010/jul/foodbornedisease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388">
            <text:p>550388</text:p>
          </table:table-cell>
          <table:table-cell office:value-type="string">
            <text:p>/news-updates/news/2010/jul/fsachang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224">
            <text:p>550224</text:p>
          </table:table-cell>
          <table:table-cell office:value-type="string">
            <text:p>/news-updates/news/2010/jul/fsaenewsjul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287">
            <text:p>550287</text:p>
          </table:table-cell>
          <table:table-cell office:value-type="string">
            <text:p>/news-updates/news/2010/jul/gacsannual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245">
            <text:p>550245</text:p>
          </table:table-cell>
          <table:table-cell office:value-type="string">
            <text:p>/news-updates/news/2010/jul/hintsandtipssess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760">
            <text:p>549760</text:p>
          </table:table-cell>
          <table:table-cell office:value-type="string">
            <text:p>/news-updates/news/2010/jul/homedraughtbeer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219">
            <text:p>549219</text:p>
          </table:table-cell>
          <table:table-cell office:value-type="string">
            <text:p>/news-updates/news/2010/jul/laauditsjuly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480">
            <text:p>550480</text:p>
          </table:table-cell>
          <table:table-cell office:value-type="string">
            <text:p>/news-updates/news/2010/jul/lagra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959">
            <text:p>550959</text:p>
          </table:table-cell>
          <table:table-cell office:value-type="string">
            <text:p>/news-updates/news/2010/jul/liv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544">
            <text:p>549544</text:p>
          </table:table-cell>
          <table:table-cell office:value-type="string">
            <text:p>/news-updates/news/2010/jul/niscfss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369">
            <text:p>549369</text:p>
          </table:table-cell>
          <table:table-cell office:value-type="string">
            <text:p>/news-updates/news/2010/jul/r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84">
            <text:p>548884</text:p>
          </table:table-cell>
          <table:table-cell office:value-type="string">
            <text:p>/news-updates/news/2010/jul/saltmtg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988">
            <text:p>549988</text:p>
          </table:table-cell>
          <table:table-cell office:value-type="string">
            <text:p>/news-updates/news/2010/jul/summaryaudit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648">
            <text:p>550648</text:p>
          </table:table-cell>
          <table:table-cell office:value-type="string">
            <text:p>/news-updates/news/2010/jul/trackermarch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95">
            <text:p>551095</text:p>
          </table:table-cell>
          <table:table-cell office:value-type="string">
            <text:p>/news-updates/news/2010/jul/t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36">
            <text:p>549836</text:p>
          </table:table-cell>
          <table:table-cell office:value-type="string">
            <text:p>/news-updates/news/2010/jul/walk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301">
            <text:p>549301</text:p>
          </table:table-cell>
          <table:table-cell office:value-type="string">
            <text:p>/news-updates/news/2010/jul/yourfreedo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25">
            <text:p>551025</text:p>
          </table:table-cell>
          <table:table-cell office:value-type="string">
            <text:p>/news-updates/news/2010/jul/zamz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776">
            <text:p>545776</text:p>
          </table:table-cell>
          <table:table-cell office:value-type="string">
            <text:p>/news-updates/news/2010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60">
            <text:p>547060</text:p>
          </table:table-cell>
          <table:table-cell office:value-type="string">
            <text:p>/news-updates/news/2010/jun/acafmeet3jun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191">
            <text:p>546191</text:p>
          </table:table-cell>
          <table:table-cell office:value-type="string">
            <text:p>/news-updates/news/2010/jun/appe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947">
            <text:p>545947</text:p>
          </table:table-cell>
          <table:table-cell office:value-type="string">
            <text:p>/news-updates/news/2010/jun/auditsjune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569">
            <text:p>548569</text:p>
          </table:table-cell>
          <table:table-cell office:value-type="string">
            <text:p>/news-updates/news/2010/jun/bar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525">
            <text:p>548525</text:p>
          </table:table-cell>
          <table:table-cell office:value-type="string">
            <text:p>/news-updates/news/2010/jun/bordeaux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846">
            <text:p>546846</text:p>
          </table:table-cell>
          <table:table-cell office:value-type="string">
            <text:p>/news-updates/news/2010/jun/brownfkinkipp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030">
            <text:p>549030</text:p>
          </table:table-cell>
          <table:table-cell office:value-type="string">
            <text:p>/news-updates/news/2010/jun/b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245">
            <text:p>546245</text:p>
          </table:table-cell>
          <table:table-cell office:value-type="string">
            <text:p>/news-updates/news/2010/jun/bu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821">
            <text:p>546821</text:p>
          </table:table-cell>
          <table:table-cell office:value-type="string">
            <text:p>/news-updates/news/2010/jun/campylobac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725">
            <text:p>547725</text:p>
          </table:table-cell>
          <table:table-cell office:value-type="string">
            <text:p>/news-updates/news/2010/jun/cash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232">
            <text:p>548232</text:p>
          </table:table-cell>
          <table:table-cell office:value-type="string">
            <text:p>/news-updates/news/2010/jun/chernob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118">
            <text:p>546118</text:p>
          </table:table-cell>
          <table:table-cell office:value-type="string">
            <text:p>/news-updates/news/2010/jun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369">
            <text:p>548369</text:p>
          </table:table-cell>
          <table:table-cell office:value-type="string">
            <text:p>/news-updates/news/2010/jun/countryoforiginlabe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923">
            <text:p>548923</text:p>
          </table:table-cell>
          <table:table-cell office:value-type="string">
            <text:p>/news-updates/news/2010/jun/enewsju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51">
            <text:p>547051</text:p>
          </table:table-cell>
          <table:table-cell office:value-type="string">
            <text:p>/news-updates/news/2010/jun/foodchamp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607">
            <text:p>545607</text:p>
          </table:table-cell>
          <table:table-cell office:value-type="string">
            <text:p>/news-updates/news/2010/jun/fp7semin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102">
            <text:p>547102</text:p>
          </table:table-cell>
          <table:table-cell office:value-type="string">
            <text:p>/news-updates/news/2010/jun/fraudwcfa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347">
            <text:p>546347</text:p>
          </table:table-cell>
          <table:table-cell office:value-type="string">
            <text:p>/news-updates/news/2010/jun/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295">
            <text:p>546295</text:p>
          </table:table-cell>
          <table:table-cell office:value-type="string">
            <text:p>/news-updates/news/2010/jun/go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867">
            <text:p>545867</text:p>
          </table:table-cell>
          <table:table-cell office:value-type="string">
            <text:p>/news-updates/news/2010/jun/hon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521">
            <text:p>547521</text:p>
          </table:table-cell>
          <table:table-cell office:value-type="string">
            <text:p>/news-updates/news/2010/jun/hovi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137">
            <text:p>547137</text:p>
          </table:table-cell>
          <table:table-cell office:value-type="string">
            <text:p>/news-updates/news/2010/jun/morris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11">
            <text:p>548111</text:p>
          </table:table-cell>
          <table:table-cell office:value-type="string">
            <text:p>/news-updates/news/2010/jun/oxytetracycline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337">
            <text:p>546337</text:p>
          </table:table-cell>
          <table:table-cell office:value-type="string">
            <text:p>/news-updates/news/2010/jun/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79">
            <text:p>548879</text:p>
          </table:table-cell>
          <table:table-cell office:value-type="string">
            <text:p>/news-updates/news/2010/jun/saltmt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524">
            <text:p>547524</text:p>
          </table:table-cell>
          <table:table-cell office:value-type="string">
            <text:p>/news-updates/news/2010/jun/sandwi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350">
            <text:p>547350</text:p>
          </table:table-cell>
          <table:table-cell office:value-type="string">
            <text:p>/news-updates/news/2010/jun/sotdsgagen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636">
            <text:p>546636</text:p>
          </table:table-cell>
          <table:table-cell office:value-type="string">
            <text:p>/news-updates/news/2010/jun/sulphi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023">
            <text:p>549023</text:p>
          </table:table-cell>
          <table:table-cell office:value-type="string">
            <text:p>/news-updates/news/2010/jun/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987">
            <text:p>547987</text:p>
          </table:table-cell>
          <table:table-cell office:value-type="string">
            <text:p>/news-updates/news/2010/jun/wfacmeet2207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350">
            <text:p>548350</text:p>
          </table:table-cell>
          <table:table-cell office:value-type="string">
            <text:p>/news-updates/news/2010/jun/wfac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864">
            <text:p>545864</text:p>
          </table:table-cell>
          <table:table-cell office:value-type="string">
            <text:p>/news-updates/news/2010/jun/withdrawalsrecal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69">
            <text:p>536469</text:p>
          </table:table-cell>
          <table:table-cell office:value-type="string">
            <text:p>/news-updates/news/2010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514">
            <text:p>537514</text:p>
          </table:table-cell>
          <table:table-cell office:value-type="string">
            <text:p>/news-updates/news/2010/mar/acafopenmeet0303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964">
            <text:p>555964</text:p>
          </table:table-cell>
          <table:table-cell office:value-type="string">
            <text:p>/news-updates/news/2010/mar/acmsf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21">
            <text:p>537221</text:p>
          </table:table-cell>
          <table:table-cell office:value-type="string">
            <text:p>/news-updates/news/2010/mar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88">
            <text:p>537988</text:p>
          </table:table-cell>
          <table:table-cell office:value-type="string">
            <text:p>/news-updates/news/2010/mar/butterki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045">
            <text:p>540045</text:p>
          </table:table-cell>
          <table:table-cell office:value-type="string">
            <text:p>/news-updates/news/2010/mar/campylobac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810">
            <text:p>539810</text:p>
          </table:table-cell>
          <table:table-cell office:value-type="string">
            <text:p>/news-updates/news/2010/mar/chill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509">
            <text:p>536509</text:p>
          </table:table-cell>
          <table:table-cell office:value-type="string">
            <text:p>/news-updates/news/2010/mar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972">
            <text:p>538972</text:p>
          </table:table-cell>
          <table:table-cell office:value-type="string">
            <text:p>/news-updates/news/2010/mar/contractorfs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548">
            <text:p>539548</text:p>
          </table:table-cell>
          <table:table-cell office:value-type="string">
            <text:p>/news-updates/news/2010/mar/datemark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43">
            <text:p>538543</text:p>
          </table:table-cell>
          <table:table-cell office:value-type="string">
            <text:p>/news-updates/news/2010/mar/eatwellplatefloorma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269">
            <text:p>539269</text:p>
          </table:table-cell>
          <table:table-cell office:value-type="string">
            <text:p>/news-updates/news/2010/mar/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306">
            <text:p>537306</text:p>
          </table:table-cell>
          <table:table-cell office:value-type="string">
            <text:p>/news-updates/news/2010/mar/enforcementda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634">
            <text:p>539634</text:p>
          </table:table-cell>
          <table:table-cell office:value-type="string">
            <text:p>/news-updates/news/2010/mar/foodfeedhygieneadv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820">
            <text:p>536820</text:p>
          </table:table-cell>
          <table:table-cell office:value-type="string">
            <text:p>/news-updates/news/2010/mar/foodtechbsa0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56">
            <text:p>537256</text:p>
          </table:table-cell>
          <table:table-cell office:value-type="string">
            <text:p>/news-updates/news/2010/mar/f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618">
            <text:p>537618</text:p>
          </table:table-cell>
          <table:table-cell office:value-type="string">
            <text:p>/news-updates/news/2010/mar/fopagre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405">
            <text:p>538405</text:p>
          </table:table-cell>
          <table:table-cell office:value-type="string">
            <text:p>/news-updates/news/2010/mar/fsaenewsmar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707">
            <text:p>537707</text:p>
          </table:table-cell>
          <table:table-cell office:value-type="string">
            <text:p>/news-updates/news/2010/mar/infantfor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731">
            <text:p>537731</text:p>
          </table:table-cell>
          <table:table-cell office:value-type="string">
            <text:p>/news-updates/news/2010/mar/jell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131">
            <text:p>538131</text:p>
          </table:table-cell>
          <table:table-cell office:value-type="string">
            <text:p>/news-updates/news/2010/mar/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651">
            <text:p>539651</text:p>
          </table:table-cell>
          <table:table-cell office:value-type="string">
            <text:p>/news-updates/news/2010/mar/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337">
            <text:p>539337</text:p>
          </table:table-cell>
          <table:table-cell office:value-type="string">
            <text:p>/news-updates/news/2010/mar/microbi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723">
            <text:p>539723</text:p>
          </table:table-cell>
          <table:table-cell office:value-type="string">
            <text:p>/news-updates/news/2010/mar/nan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476">
            <text:p>537476</text:p>
          </table:table-cell>
          <table:table-cell office:value-type="string">
            <text:p>/news-updates/news/2010/mar/novel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61">
            <text:p>538361</text:p>
          </table:table-cell>
          <table:table-cell office:value-type="string">
            <text:p>/news-updates/news/2010/mar/nutresrev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12">
            <text:p>540112</text:p>
          </table:table-cell>
          <table:table-cell office:value-type="string">
            <text:p>/news-updates/news/2010/mar/ogrou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32">
            <text:p>539432</text:p>
          </table:table-cell>
          <table:table-cell office:value-type="string">
            <text:p>/news-updates/news/2010/mar/otmswissc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744">
            <text:p>539744</text:p>
          </table:table-cell>
          <table:table-cell office:value-type="string">
            <text:p>/news-updates/news/2010/mar/oxytetracycl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868">
            <text:p>536868</text:p>
          </table:table-cell>
          <table:table-cell office:value-type="string">
            <text:p>/news-updates/news/2010/mar/pea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535">
            <text:p>536535</text:p>
          </table:table-cell>
          <table:table-cell office:value-type="string">
            <text:p>/news-updates/news/2010/mar/plan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760">
            <text:p>538760</text:p>
          </table:table-cell>
          <table:table-cell office:value-type="string">
            <text:p>/news-updates/news/2010/mar/pubprog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979">
            <text:p>539979</text:p>
          </table:table-cell>
          <table:table-cell office:value-type="string">
            <text:p>/news-updates/news/2010/mar/reduces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833">
            <text:p>536833</text:p>
          </table:table-cell>
          <table:table-cell office:value-type="string">
            <text:p>/news-updates/news/2010/mar/rubb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91">
            <text:p>539491</text:p>
          </table:table-cell>
          <table:table-cell office:value-type="string">
            <text:p>/news-updates/news/2010/mar/saltcommitm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86">
            <text:p>538386</text:p>
          </table:table-cell>
          <table:table-cell office:value-type="string">
            <text:p>/news-updates/news/2010/mar/saltsodiumlabell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234">
            <text:p>538234</text:p>
          </table:table-cell>
          <table:table-cell office:value-type="string">
            <text:p>/news-updates/news/2010/mar/sotdsg10031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775">
            <text:p>538775</text:p>
          </table:table-cell>
          <table:table-cell office:value-type="string">
            <text:p>/news-updates/news/2010/mar/sotd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500">
            <text:p>537500</text:p>
          </table:table-cell>
          <table:table-cell office:value-type="string">
            <text:p>/news-updates/news/2010/mar/sotdwgciagenda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37">
            <text:p>538337</text:p>
          </table:table-cell>
          <table:table-cell office:value-type="string">
            <text:p>/news-updates/news/2010/mar/srmfeb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305">
            <text:p>540305</text:p>
          </table:table-cell>
          <table:table-cell office:value-type="string">
            <text:p>/news-updates/news/2010/mar/stou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353">
            <text:p>537353</text:p>
          </table:table-cell>
          <table:table-cell office:value-type="string">
            <text:p>/news-updates/news/2010/mar/tesc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42">
            <text:p>539442</text:p>
          </table:table-cell>
          <table:table-cell office:value-type="string">
            <text:p>/news-updates/news/2010/mar/veno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381">
            <text:p>540381</text:p>
          </table:table-cell>
          <table:table-cell office:value-type="string">
            <text:p>/news-updates/news/2010/mar/westla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84">
            <text:p>539484</text:p>
          </table:table-cell>
          <table:table-cell office:value-type="string">
            <text:p>/news-updates/news/2010/mar/wfacmeet0804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082">
            <text:p>543082</text:p>
          </table:table-cell>
          <table:table-cell office:value-type="string">
            <text:p>/news-updates/news/2010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558">
            <text:p>545558</text:p>
          </table:table-cell>
          <table:table-cell office:value-type="string">
            <text:p>/news-updates/news/2010/may/acafmeet3jun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504">
            <text:p>544504</text:p>
          </table:table-cell>
          <table:table-cell office:value-type="string">
            <text:p>/news-updates/news/2010/may/bite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527">
            <text:p>543527</text:p>
          </table:table-cell>
          <table:table-cell office:value-type="string">
            <text:p>/news-updates/news/2010/may/board1105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518">
            <text:p>544518</text:p>
          </table:table-cell>
          <table:table-cell office:value-type="string">
            <text:p>/news-updates/news/2010/may/chiase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354">
            <text:p>545354</text:p>
          </table:table-cell>
          <table:table-cell office:value-type="string">
            <text:p>/news-updates/news/2010/may/cooperativ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905">
            <text:p>544905</text:p>
          </table:table-cell>
          <table:table-cell office:value-type="string">
            <text:p>/news-updates/news/2010/may/fsaenewsm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458">
            <text:p>544458</text:p>
          </table:table-cell>
          <table:table-cell office:value-type="string">
            <text:p>/news-updates/news/2010/may/fsaresourcecatalogu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634">
            <text:p>544634</text:p>
          </table:table-cell>
          <table:table-cell office:value-type="string">
            <text:p>/news-updates/news/2010/may/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796">
            <text:p>544796</text:p>
          </table:table-cell>
          <table:table-cell office:value-type="string">
            <text:p>/news-updates/news/2010/may/incid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668">
            <text:p>545668</text:p>
          </table:table-cell>
          <table:table-cell office:value-type="string">
            <text:p>/news-updates/news/2010/may/lundysa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866">
            <text:p>543866</text:p>
          </table:table-cell>
          <table:table-cell office:value-type="string">
            <text:p>/news-updates/news/2010/may/mollus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063">
            <text:p>544063</text:p>
          </table:table-cell>
          <table:table-cell office:value-type="string">
            <text:p>/news-updates/news/2010/may/reappointm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45">
            <text:p>545145</text:p>
          </table:table-cell>
          <table:table-cell office:value-type="string">
            <text:p>/news-updates/news/2010/may/reducingburde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600">
            <text:p>544600</text:p>
          </table:table-cell>
          <table:table-cell office:value-type="string">
            <text:p>/news-updates/news/2010/may/salmonella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567">
            <text:p>544567</text:p>
          </table:table-cell>
          <table:table-cell office:value-type="string">
            <text:p>/news-updates/news/2010/may/smokie05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31">
            <text:p>557731</text:p>
          </table:table-cell>
          <table:table-cell office:value-type="string">
            <text:p>/news-updates/news/2010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23">
            <text:p>559823</text:p>
          </table:table-cell>
          <table:table-cell office:value-type="string">
            <text:p>/news-updates/news/2010/nov/acnfclon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18">
            <text:p>559318</text:p>
          </table:table-cell>
          <table:table-cell office:value-type="string">
            <text:p>/news-updates/news/2010/nov/acnfpnov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42">
            <text:p>559842</text:p>
          </table:table-cell>
          <table:table-cell office:value-type="string">
            <text:p>/news-updates/news/2010/nov/additiv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188">
            <text:p>558188</text:p>
          </table:table-cell>
          <table:table-cell office:value-type="string">
            <text:p>/news-updates/news/2010/nov/antho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977">
            <text:p>558977</text:p>
          </table:table-cell>
          <table:table-cell office:value-type="string">
            <text:p>/news-updates/news/2010/nov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024">
            <text:p>559024</text:p>
          </table:table-cell>
          <table:table-cell office:value-type="string">
            <text:p>/news-updates/news/2010/nov/bse117nov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854">
            <text:p>558854</text:p>
          </table:table-cell>
          <table:table-cell office:value-type="string">
            <text:p>/news-updates/news/2010/nov/bu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34">
            <text:p>557734</text:p>
          </table:table-cell>
          <table:table-cell office:value-type="string">
            <text:p>/news-updates/news/2010/nov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66">
            <text:p>559266</text:p>
          </table:table-cell>
          <table:table-cell office:value-type="string">
            <text:p>/news-updates/news/2010/nov/coopwa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085">
            <text:p>559085</text:p>
          </table:table-cell>
          <table:table-cell office:value-type="string">
            <text:p>/news-updates/news/2010/nov/crump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80">
            <text:p>557780</text:p>
          </table:table-cell>
          <table:table-cell office:value-type="string">
            <text:p>/news-updates/news/2010/nov/efsaexpertreview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037">
            <text:p>559037</text:p>
          </table:table-cell>
          <table:table-cell office:value-type="string">
            <text:p>/news-updates/news/2010/nov/eurobarome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string">
            <text:p>/news-updates/news/2010/nov/fhrslaun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455">
            <text:p>559455</text:p>
          </table:table-cell>
          <table:table-cell office:value-type="string">
            <text:p>/news-updates/news/2010/nov/fsaenews0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266">
            <text:p>558266</text:p>
          </table:table-cell>
          <table:table-cell office:value-type="string">
            <text:p>/news-updates/news/2010/nov/fsaslisteriareq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923">
            <text:p>558923</text:p>
          </table:table-cell>
          <table:table-cell office:value-type="string">
            <text:p>/news-updates/news/2010/nov/futurehygie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871">
            <text:p>558871</text:p>
          </table:table-cell>
          <table:table-cell office:value-type="string">
            <text:p>/news-updates/news/2010/nov/gacsorganic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38">
            <text:p>557738</text:p>
          </table:table-cell>
          <table:table-cell office:value-type="string">
            <text:p>/news-updates/news/2010/nov/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990">
            <text:p>557990</text:p>
          </table:table-cell>
          <table:table-cell office:value-type="string">
            <text:p>/news-updates/news/2010/nov/granovi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590">
            <text:p>558590</text:p>
          </table:table-cell>
          <table:table-cell office:value-type="string">
            <text:p>/news-updates/news/2010/nov/granovita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743">
            <text:p>559743</text:p>
          </table:table-cell>
          <table:table-cell office:value-type="string">
            <text:p>/news-updates/news/2010/nov/inquestnov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941">
            <text:p>557941</text:p>
          </table:table-cell>
          <table:table-cell office:value-type="string">
            <text:p>/news-updates/news/2010/nov/liverpoolaud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463">
            <text:p>558463</text:p>
          </table:table-cell>
          <table:table-cell office:value-type="string">
            <text:p>/news-updates/news/2010/nov/meatcontro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316">
            <text:p>558316</text:p>
          </table:table-cell>
          <table:table-cell office:value-type="string">
            <text:p>/news-updates/news/2010/nov/met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767">
            <text:p>559767</text:p>
          </table:table-cell>
          <table:table-cell office:value-type="string">
            <text:p>/news-updates/news/2010/nov/mycotoxin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279">
            <text:p>558279</text:p>
          </table:table-cell>
          <table:table-cell office:value-type="string">
            <text:p>/news-updates/news/2010/nov/pea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440">
            <text:p>559440</text:p>
          </table:table-cell>
          <table:table-cell office:value-type="string">
            <text:p>/news-updates/news/2010/nov/semolin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023">
            <text:p>558023</text:p>
          </table:table-cell>
          <table:table-cell office:value-type="string">
            <text:p>/news-updates/news/2010/nov/sokolow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139">
            <text:p>559139</text:p>
          </table:table-cell>
          <table:table-cell office:value-type="string">
            <text:p>/news-updates/news/2010/nov/soupe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763">
            <text:p>558763</text:p>
          </table:table-cell>
          <table:table-cell office:value-type="string">
            <text:p>/news-updates/news/2010/nov/vitabiotic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37">
            <text:p>555537</text:p>
          </table:table-cell>
          <table:table-cell office:value-type="string">
            <text:p>/news-updates/news/2010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439">
            <text:p>556439</text:p>
          </table:table-cell>
          <table:table-cell office:value-type="string">
            <text:p>/news-updates/news/2010/oct/2010ivcaclari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549">
            <text:p>556549</text:p>
          </table:table-cell>
          <table:table-cell office:value-type="string">
            <text:p>/news-updates/news/2010/oct/acaf22septme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076">
            <text:p>557076</text:p>
          </table:table-cell>
          <table:table-cell office:value-type="string">
            <text:p>/news-updates/news/2010/oct/auditsoctober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75">
            <text:p>556375</text:p>
          </table:table-cell>
          <table:table-cell office:value-type="string">
            <text:p>/news-updates/news/2010/oct/autum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756">
            <text:p>555756</text:p>
          </table:table-cell>
          <table:table-cell office:value-type="string">
            <text:p>/news-updates/news/2010/oct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58">
            <text:p>556358</text:p>
          </table:table-cell>
          <table:table-cell office:value-type="string">
            <text:p>/news-updates/news/2010/oct/catfi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543">
            <text:p>556543</text:p>
          </table:table-cell>
          <table:table-cell office:value-type="string">
            <text:p>/news-updates/news/2010/oct/chiefsci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880">
            <text:p>556880</text:p>
          </table:table-cell>
          <table:table-cell office:value-type="string">
            <text:p>/news-updates/news/2010/oct/climatechang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40">
            <text:p>555540</text:p>
          </table:table-cell>
          <table:table-cell office:value-type="string">
            <text:p>/news-updates/news/2010/oct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652">
            <text:p>556652</text:p>
          </table:table-cell>
          <table:table-cell office:value-type="string">
            <text:p>/news-updates/news/2010/oct/fl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113">
            <text:p>557113</text:p>
          </table:table-cell>
          <table:table-cell office:value-type="string">
            <text:p>/news-updates/news/2010/oct/fsaenews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873">
            <text:p>555873</text:p>
          </table:table-cell>
          <table:table-cell office:value-type="string">
            <text:p>/news-updates/news/2010/oct/gacsmeeting10101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500">
            <text:p>556500</text:p>
          </table:table-cell>
          <table:table-cell office:value-type="string">
            <text:p>/news-updates/news/2010/oct/lordyoung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64">
            <text:p>556364</text:p>
          </table:table-cell>
          <table:table-cell office:value-type="string">
            <text:p>/news-updates/news/2010/oct/morph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62">
            <text:p>555562</text:p>
          </table:table-cell>
          <table:table-cell office:value-type="string">
            <text:p>/news-updates/news/2010/oct/morphol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69">
            <text:p>556369</text:p>
          </table:table-cell>
          <table:table-cell office:value-type="string">
            <text:p>/news-updates/news/2010/oct/novelfoo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449">
            <text:p>556449</text:p>
          </table:table-cell>
          <table:table-cell office:value-type="string">
            <text:p>/news-updates/news/2010/oct/reducing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140">
            <text:p>556140</text:p>
          </table:table-cell>
          <table:table-cell office:value-type="string">
            <text:p>/news-updates/news/2010/oct/rife15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270">
            <text:p>557270</text:p>
          </table:table-cell>
          <table:table-cell office:value-type="string">
            <text:p>/news-updates/news/2010/oct/sokolov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782">
            <text:p>556782</text:p>
          </table:table-cell>
          <table:table-cell office:value-type="string">
            <text:p>/news-updates/news/2010/oct/sokol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476">
            <text:p>557476</text:p>
          </table:table-cell>
          <table:table-cell office:value-type="string">
            <text:p>/news-updates/news/2010/oct/sokolowfaf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034">
            <text:p>556034</text:p>
          </table:table-cell>
          <table:table-cell office:value-type="string">
            <text:p>/news-updates/news/2010/oct/wfacmeet4nov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995">
            <text:p>556995</text:p>
          </table:table-cell>
          <table:table-cell office:value-type="string">
            <text:p>/news-updates/news/2010/oct/wh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607">
            <text:p>553607</text:p>
          </table:table-cell>
          <table:table-cell office:value-type="string">
            <text:p>/news-updates/news/2010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973">
            <text:p>555973</text:p>
          </table:table-cell>
          <table:table-cell office:value-type="string">
            <text:p>/news-updates/news/2010/sep/acms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201">
            <text:p>554201</text:p>
          </table:table-cell>
          <table:table-cell office:value-type="string">
            <text:p>/news-updates/news/2010/sep/assurancesche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318">
            <text:p>554318</text:p>
          </table:table-cell>
          <table:table-cell office:value-type="string">
            <text:p>/news-updates/news/2010/sep/auditrotherh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23">
            <text:p>555223</text:p>
          </table:table-cell>
          <table:table-cell office:value-type="string">
            <text:p>/news-updates/news/2010/sep/beanspro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466">
            <text:p>555466</text:p>
          </table:table-cell>
          <table:table-cell office:value-type="string">
            <text:p>/news-updates/news/2010/sep/bispheno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281">
            <text:p>554281</text:p>
          </table:table-cell>
          <table:table-cell office:value-type="string">
            <text:p>/news-updates/news/2010/sep/bite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52">
            <text:p>554052</text:p>
          </table:table-cell>
          <table:table-cell office:value-type="string">
            <text:p>/news-updates/news/2010/sep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869">
            <text:p>554869</text:p>
          </table:table-cell>
          <table:table-cell office:value-type="string">
            <text:p>/news-updates/news/2010/sep/boardmemscotsfacchai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67">
            <text:p>555267</text:p>
          </table:table-cell>
          <table:table-cell office:value-type="string">
            <text:p>/news-updates/news/2010/sep/cater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84">
            <text:p>555084</text:p>
          </table:table-cell>
          <table:table-cell office:value-type="string">
            <text:p>/news-updates/news/2010/sep/coconutbi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58">
            <text:p>553858</text:p>
          </table:table-cell>
          <table:table-cell office:value-type="string">
            <text:p>/news-updates/news/2010/sep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89">
            <text:p>553889</text:p>
          </table:table-cell>
          <table:table-cell office:value-type="string">
            <text:p>/news-updates/news/2010/sep/dihydrocapsi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15">
            <text:p>555015</text:p>
          </table:table-cell>
          <table:table-cell office:value-type="string">
            <text:p>/news-updates/news/2010/sep/duckeg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531">
            <text:p>554531</text:p>
          </table:table-cell>
          <table:table-cell office:value-type="string">
            <text:p>/news-updates/news/2010/sep/ellaskitch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13">
            <text:p>555113</text:p>
          </table:table-cell>
          <table:table-cell office:value-type="string">
            <text:p>/news-updates/news/2010/sep/fsa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831">
            <text:p>554831</text:p>
          </table:table-cell>
          <table:table-cell office:value-type="string">
            <text:p>/news-updates/news/2010/sep/fsa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27">
            <text:p>555227</text:p>
          </table:table-cell>
          <table:table-cell office:value-type="string">
            <text:p>/news-updates/news/2010/sep/gmdialogu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976">
            <text:p>555976</text:p>
          </table:table-cell>
          <table:table-cell office:value-type="string">
            <text:p>/news-updates/news/2010/sep/grow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86">
            <text:p>554486</text:p>
          </table:table-cell>
          <table:table-cell office:value-type="string">
            <text:p>/news-updates/news/2010/sep/impfood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958">
            <text:p>553958</text:p>
          </table:table-cell>
          <table:table-cell office:value-type="string">
            <text:p>/news-updates/news/2010/sep/labelgov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610">
            <text:p>553610</text:p>
          </table:table-cell>
          <table:table-cell office:value-type="string">
            <text:p>/news-updates/news/2010/sep/microbi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44">
            <text:p>555244</text:p>
          </table:table-cell>
          <table:table-cell office:value-type="string">
            <text:p>/news-updates/news/2010/sep/mm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485">
            <text:p>555485</text:p>
          </table:table-cell>
          <table:table-cell office:value-type="string">
            <text:p>/news-updates/news/2010/sep/ni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460">
            <text:p>555460</text:p>
          </table:table-cell>
          <table:table-cell office:value-type="string">
            <text:p>/news-updates/news/2010/sep/nutri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88">
            <text:p>555088</text:p>
          </table:table-cell>
          <table:table-cell office:value-type="string">
            <text:p>/news-updates/news/2010/sep/offc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342">
            <text:p>554342</text:p>
          </table:table-cell>
          <table:table-cell office:value-type="string">
            <text:p>/news-updates/news/2010/sep/otmbsesep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875">
            <text:p>554875</text:p>
          </table:table-cell>
          <table:table-cell office:value-type="string">
            <text:p>/news-updates/news/2010/sep/otmuntest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27">
            <text:p>555527</text:p>
          </table:table-cell>
          <table:table-cell office:value-type="string">
            <text:p>/news-updates/news/2010/sep/pc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62">
            <text:p>554662</text:p>
          </table:table-cell>
          <table:table-cell office:value-type="string">
            <text:p>/news-updates/news/2010/sep/ricecrack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904">
            <text:p>554904</text:p>
          </table:table-cell>
          <table:table-cell office:value-type="string">
            <text:p>/news-updates/news/2010/sep/salmon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63">
            <text:p>555263</text:p>
          </table:table-cell>
          <table:table-cell office:value-type="string">
            <text:p>/news-updates/news/2010/sep/sfsr20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16">
            <text:p>555516</text:p>
          </table:table-cell>
          <table:table-cell office:value-type="string">
            <text:p>/news-updates/news/2010/sep/sprouts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978">
            <text:p>555978</text:p>
          </table:table-cell>
          <table:table-cell office:value-type="string">
            <text:p>/news-updates/news/2010/sep/stonemi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98">
            <text:p>553898</text:p>
          </table:table-cell>
          <table:table-cell office:value-type="string">
            <text:p>/news-updates/news/2010/sep/taxifol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256">
            <text:p>554256</text:p>
          </table:table-cell>
          <table:table-cell office:value-type="string">
            <text:p>/news-updates/news/2010/sep/vmcmt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43">
            <text:p>555343</text:p>
          </table:table-cell>
          <table:table-cell office:value-type="string">
            <text:p>/news-updates/news/2010/sep/vrcannual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74">
            <text:p>555374</text:p>
          </table:table-cell>
          <table:table-cell office:value-type="string">
            <text:p>/news-updates/news/2010/sep/wa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55">
            <text:p>554055</text:p>
          </table:table-cell>
          <table:table-cell office:value-type="string">
            <text:p>/news-updates/news/2010/sep/wheatglut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117">
            <text:p>562117</text:p>
          </table:table-cell>
          <table:table-cell office:value-type="string">
            <text:p>/news-updates/new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72">
            <text:p>570872</text:p>
          </table:table-cell>
          <table:table-cell office:value-type="string">
            <text:p>/news-updates/news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904">
            <text:p>570904</text:p>
          </table:table-cell>
          <table:table-cell office:value-type="string">
            <text:p>/news-updates/news/2011/apr/acprecru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027">
            <text:p>571027</text:p>
          </table:table-cell>
          <table:table-cell office:value-type="string">
            <text:p>/news-updates/news/2011/apr/alg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544">
            <text:p>572544</text:p>
          </table:table-cell>
          <table:table-cell office:value-type="string">
            <text:p>/news-updates/news/2011/apr/bakingmix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88">
            <text:p>570888</text:p>
          </table:table-cell>
          <table:table-cell office:value-type="string">
            <text:p>/news-updates/news/2011/apr/efsaexper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313">
            <text:p>572313</text:p>
          </table:table-cell>
          <table:table-cell office:value-type="string">
            <text:p>/news-updates/news/2011/apr/fsaenews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722">
            <text:p>571722</text:p>
          </table:table-cell>
          <table:table-cell office:value-type="string">
            <text:p>/news-updates/news/2011/apr/jap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67">
            <text:p>571267</text:p>
          </table:table-cell>
          <table:table-cell office:value-type="string">
            <text:p>/news-updates/news/2011/apr/japan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76">
            <text:p>570876</text:p>
          </table:table-cell>
          <table:table-cell office:value-type="string">
            <text:p>/news-updates/news/2011/apr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518">
            <text:p>572518</text:p>
          </table:table-cell>
          <table:table-cell office:value-type="string">
            <text:p>/news-updates/news/2011/apr/milkybarbutt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253">
            <text:p>572253</text:p>
          </table:table-cell>
          <table:table-cell office:value-type="string">
            <text:p>/news-updates/news/2011/apr/morris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955">
            <text:p>570955</text:p>
          </table:table-cell>
          <table:table-cell office:value-type="string">
            <text:p>/news-updates/news/2011/apr/nan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396">
            <text:p>572396</text:p>
          </table:table-cell>
          <table:table-cell office:value-type="string">
            <text:p>/news-updates/news/2011/apr/nanovi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758">
            <text:p>571758</text:p>
          </table:table-cell>
          <table:table-cell office:value-type="string">
            <text:p>/news-updates/news/2011/apr/new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26">
            <text:p>572126</text:p>
          </table:table-cell>
          <table:table-cell office:value-type="string">
            <text:p>/news-updates/news/2011/apr/otmbu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59">
            <text:p>571259</text:p>
          </table:table-cell>
          <table:table-cell office:value-type="string">
            <text:p>/news-updates/news/2011/apr/pane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587">
            <text:p>571587</text:p>
          </table:table-cell>
          <table:table-cell office:value-type="string">
            <text:p>/news-updates/news/2011/apr/plasti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880">
            <text:p>571880</text:p>
          </table:table-cell>
          <table:table-cell office:value-type="string">
            <text:p>/news-updates/news/2011/apr/reappoinment5aca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561">
            <text:p>572561</text:p>
          </table:table-cell>
          <table:table-cell office:value-type="string">
            <text:p>/news-updates/news/2011/apr/shee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689">
            <text:p>572689</text:p>
          </table:table-cell>
          <table:table-cell office:value-type="string">
            <text:p>/news-updates/news/2011/apr/wfacmeet11051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636">
            <text:p>582636</text:p>
          </table:table-cell>
          <table:table-cell office:value-type="string">
            <text:p>/news-updates/news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076">
            <text:p>585076</text:p>
          </table:table-cell>
          <table:table-cell office:value-type="string">
            <text:p>/news-updates/news/2011/aug/asdadrink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639">
            <text:p>582639</text:p>
          </table:table-cell>
          <table:table-cell office:value-type="string">
            <text:p>/news-updates/news/2011/aug/butch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98">
            <text:p>583698</text:p>
          </table:table-cell>
          <table:table-cell office:value-type="string">
            <text:p>/news-updates/news/2011/aug/dovesfar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957">
            <text:p>584957</text:p>
          </table:table-cell>
          <table:table-cell office:value-type="string">
            <text:p>/news-updates/news/2011/aug/fboapprov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621">
            <text:p>584621</text:p>
          </table:table-cell>
          <table:table-cell office:value-type="string">
            <text:p>/news-updates/news/2011/aug/fh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953">
            <text:p>582953</text:p>
          </table:table-cell>
          <table:table-cell office:value-type="string">
            <text:p>/news-updates/news/2011/aug/fhrslaun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67">
            <text:p>583167</text:p>
          </table:table-cell>
          <table:table-cell office:value-type="string">
            <text:p>/news-updates/news/2011/aug/glut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950">
            <text:p>583950</text:p>
          </table:table-cell>
          <table:table-cell office:value-type="string">
            <text:p>/news-updates/news/2011/aug/homehygie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24">
            <text:p>583624</text:p>
          </table:table-cell>
          <table:table-cell office:value-type="string">
            <text:p>/news-updates/news/2011/aug/insec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598">
            <text:p>583598</text:p>
          </table:table-cell>
          <table:table-cell office:value-type="string">
            <text:p>/news-updates/news/2011/aug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85">
            <text:p>583685</text:p>
          </table:table-cell>
          <table:table-cell office:value-type="string">
            <text:p>/news-updates/news/2011/aug/newacaf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601">
            <text:p>584601</text:p>
          </table:table-cell>
          <table:table-cell office:value-type="string">
            <text:p>/news-updates/news/2011/aug/onkenyoghu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91">
            <text:p>583191</text:p>
          </table:table-cell>
          <table:table-cell office:value-type="string">
            <text:p>/news-updates/news/2011/aug/parnu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94">
            <text:p>582794</text:p>
          </table:table-cell>
          <table:table-cell office:value-type="string">
            <text:p>/news-updates/news/2011/aug/plasti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71">
            <text:p>582771</text:p>
          </table:table-cell>
          <table:table-cell office:value-type="string">
            <text:p>/news-updates/news/2011/aug/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375">
            <text:p>585375</text:p>
          </table:table-cell>
          <table:table-cell office:value-type="string">
            <text:p>/news-updates/news/2011/aug/resign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580">
            <text:p>583580</text:p>
          </table:table-cell>
          <table:table-cell office:value-type="string">
            <text:p>/news-updates/news/2011/aug/sfacmeet11082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254">
            <text:p>585254</text:p>
          </table:table-cell>
          <table:table-cell office:value-type="string">
            <text:p>/news-updates/news/2011/aug/ssrcannual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960">
            <text:p>582960</text:p>
          </table:table-cell>
          <table:table-cell office:value-type="string">
            <text:p>/news-updates/news/2011/aug/suspens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348">
            <text:p>585348</text:p>
          </table:table-cell>
          <table:table-cell office:value-type="string">
            <text:p>/news-updates/news/2011/aug/unifyrat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048">
            <text:p>585048</text:p>
          </table:table-cell>
          <table:table-cell office:value-type="string">
            <text:p>/news-updates/news/2011/aug/waitrosemeat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927">
            <text:p>582927</text:p>
          </table:table-cell>
          <table:table-cell office:value-type="string">
            <text:p>/news-updates/news/2011/aug/wfacmeet11090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51">
            <text:p>582751</text:p>
          </table:table-cell>
          <table:table-cell office:value-type="string">
            <text:p>/news-updates/news/2011/aug/zamz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548">
            <text:p>594548</text:p>
          </table:table-cell>
          <table:table-cell office:value-type="string">
            <text:p>/news-updates/news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229">
            <text:p>596229</text:p>
          </table:table-cell>
          <table:table-cell office:value-type="string">
            <text:p>/news-updates/news/2011/dec/acafmeetdec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217">
            <text:p>596217</text:p>
          </table:table-cell>
          <table:table-cell office:value-type="string">
            <text:p>/news-updates/news/2011/dec/asdachickenbirya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450">
            <text:p>595450</text:p>
          </table:table-cell>
          <table:table-cell office:value-type="string">
            <text:p>/news-updates/news/2011/dec/asdapraw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844">
            <text:p>594844</text:p>
          </table:table-cell>
          <table:table-cell office:value-type="string">
            <text:p>/news-updates/news/2011/dec/biosecurit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269">
            <text:p>596269</text:p>
          </table:table-cell>
          <table:table-cell office:value-type="string">
            <text:p>/news-updates/news/2011/dec/bite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175">
            <text:p>596175</text:p>
          </table:table-cell>
          <table:table-cell office:value-type="string">
            <text:p>/news-updates/news/2011/dec/bullockfoodcha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831">
            <text:p>594831</text:p>
          </table:table-cell>
          <table:table-cell office:value-type="string">
            <text:p>/news-updates/news/2011/dec/caloriepil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533">
            <text:p>594533</text:p>
          </table:table-cell>
          <table:table-cell office:value-type="string">
            <text:p>/news-updates/news/2011/dec/campyp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551">
            <text:p>594551</text:p>
          </table:table-cell>
          <table:table-cell office:value-type="string">
            <text:p>/news-updates/news/2011/dec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788">
            <text:p>595788</text:p>
          </table:table-cell>
          <table:table-cell office:value-type="string">
            <text:p>/news-updates/news/2011/dec/coopsmokedsalm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13">
            <text:p>596013</text:p>
          </table:table-cell>
          <table:table-cell office:value-type="string">
            <text:p>/news-updates/news/2011/dec/dec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254">
            <text:p>595254</text:p>
          </table:table-cell>
          <table:table-cell office:value-type="string">
            <text:p>/news-updates/news/2011/dec/eg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511">
            <text:p>594511</text:p>
          </table:table-cell>
          <table:table-cell office:value-type="string">
            <text:p>/news-updates/news/2011/dec/felk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84">
            <text:p>595084</text:p>
          </table:table-cell>
          <table:table-cell office:value-type="string">
            <text:p>/news-updates/news/2011/dec/fhrslaun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42">
            <text:p>595042</text:p>
          </table:table-cell>
          <table:table-cell office:value-type="string">
            <text:p>/news-updates/news/2011/dec/fi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595">
            <text:p>595595</text:p>
          </table:table-cell>
          <table:table-cell office:value-type="string">
            <text:p>/news-updates/news/2011/dec/gac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54">
            <text:p>594954</text:p>
          </table:table-cell>
          <table:table-cell office:value-type="string">
            <text:p>/news-updates/news/2011/dec/holidayhygie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517">
            <text:p>595517</text:p>
          </table:table-cell>
          <table:table-cell office:value-type="string">
            <text:p>/news-updates/news/2011/dec/limiteddisplayfhrs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32">
            <text:p>595032</text:p>
          </table:table-cell>
          <table:table-cell office:value-type="string">
            <text:p>/news-updates/news/2011/dec/mandspraw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45">
            <text:p>594945</text:p>
          </table:table-cell>
          <table:table-cell office:value-type="string">
            <text:p>/news-updates/news/2011/dec/maysu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320">
            <text:p>595320</text:p>
          </table:table-cell>
          <table:table-cell office:value-type="string">
            <text:p>/news-updates/news/2011/dec/mineraloi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58">
            <text:p>596058</text:p>
          </table:table-cell>
          <table:table-cell office:value-type="string">
            <text:p>/news-updates/news/2011/dec/natcocum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544">
            <text:p>597544</text:p>
          </table:table-cell>
          <table:table-cell office:value-type="string">
            <text:p>/news-updates/news/2011/dec/sfacmeet17jan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27">
            <text:p>596427</text:p>
          </table:table-cell>
          <table:table-cell office:value-type="string">
            <text:p>/news-updates/news/2011/dec/sulphitesinw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787">
            <text:p>594787</text:p>
          </table:table-cell>
          <table:table-cell office:value-type="string">
            <text:p>/news-updates/news/2011/dec/vegcampaign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895">
            <text:p>564895</text:p>
          </table:table-cell>
          <table:table-cell office:value-type="string">
            <text:p>/news-updates/news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48">
            <text:p>565048</text:p>
          </table:table-cell>
          <table:table-cell office:value-type="string">
            <text:p>/news-updates/news/2011/feb/acmsfrecru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00">
            <text:p>564900</text:p>
          </table:table-cell>
          <table:table-cell office:value-type="string">
            <text:p>/news-updates/news/2011/feb/ald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717">
            <text:p>566717</text:p>
          </table:table-cell>
          <table:table-cell office:value-type="string">
            <text:p>/news-updates/news/2011/feb/allergycon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610">
            <text:p>566610</text:p>
          </table:table-cell>
          <table:table-cell office:value-type="string">
            <text:p>/news-updates/news/2011/feb/allergygu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650">
            <text:p>565650</text:p>
          </table:table-cell>
          <table:table-cell office:value-type="string">
            <text:p>/news-updates/news/2011/feb/bite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87">
            <text:p>565587</text:p>
          </table:table-cell>
          <table:table-cell office:value-type="string">
            <text:p>/news-updates/news/2011/feb/bsebrea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59">
            <text:p>565259</text:p>
          </table:table-cell>
          <table:table-cell office:value-type="string">
            <text:p>/news-updates/news/2011/feb/combsextra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138">
            <text:p>566138</text:p>
          </table:table-cell>
          <table:table-cell office:value-type="string">
            <text:p>/news-updates/news/2011/feb/co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01">
            <text:p>565401</text:p>
          </table:table-cell>
          <table:table-cell office:value-type="string">
            <text:p>/news-updates/news/2011/feb/daceupdate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344">
            <text:p>565344</text:p>
          </table:table-cell>
          <table:table-cell office:value-type="string">
            <text:p>/news-updates/news/2011/feb/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05">
            <text:p>565005</text:p>
          </table:table-cell>
          <table:table-cell office:value-type="string">
            <text:p>/news-updates/news/2011/feb/evidenceplan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919">
            <text:p>566919</text:p>
          </table:table-cell>
          <table:table-cell office:value-type="string">
            <text:p>/news-updates/news/2011/feb/fhrs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700">
            <text:p>566700</text:p>
          </table:table-cell>
          <table:table-cell office:value-type="string">
            <text:p>/news-updates/news/2011/feb/formulagu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53">
            <text:p>565053</text:p>
          </table:table-cell>
          <table:table-cell office:value-type="string">
            <text:p>/news-updates/news/2011/feb/frieddace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077">
            <text:p>566077</text:p>
          </table:table-cell>
          <table:table-cell office:value-type="string">
            <text:p>/news-updates/news/2011/feb/fsaenews02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84">
            <text:p>565484</text:p>
          </table:table-cell>
          <table:table-cell office:value-type="string">
            <text:p>/news-updates/news/2011/feb/gacsmeeting11030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851">
            <text:p>564851</text:p>
          </table:table-cell>
          <table:table-cell office:value-type="string">
            <text:p>/news-updates/news/2011/feb/gamekeeperadv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998">
            <text:p>565998</text:p>
          </table:table-cell>
          <table:table-cell office:value-type="string">
            <text:p>/news-updates/news/2011/feb/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107">
            <text:p>566107</text:p>
          </table:table-cell>
          <table:table-cell office:value-type="string">
            <text:p>/news-updates/news/2011/feb/importaudi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726">
            <text:p>566726</text:p>
          </table:table-cell>
          <table:table-cell office:value-type="string">
            <text:p>/news-updates/news/2011/feb/jaff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543">
            <text:p>566543</text:p>
          </table:table-cell>
          <table:table-cell office:value-type="string">
            <text:p>/news-updates/news/2011/feb/meat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070">
            <text:p>566070</text:p>
          </table:table-cell>
          <table:table-cell office:value-type="string">
            <text:p>/news-updates/news/2011/feb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70">
            <text:p>565070</text:p>
          </table:table-cell>
          <table:table-cell office:value-type="string">
            <text:p>/news-updates/news/2011/feb/nanominu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301">
            <text:p>566301</text:p>
          </table:table-cell>
          <table:table-cell office:value-type="string">
            <text:p>/news-updates/news/2011/feb/new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80">
            <text:p>565880</text:p>
          </table:table-cell>
          <table:table-cell office:value-type="string">
            <text:p>/news-updates/news/2011/feb/otm1602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506">
            <text:p>566506</text:p>
          </table:table-cell>
          <table:table-cell office:value-type="string">
            <text:p>/news-updates/news/2011/feb/porkp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75">
            <text:p>565875</text:p>
          </table:table-cell>
          <table:table-cell office:value-type="string">
            <text:p>/news-updates/news/2011/feb/salmon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880">
            <text:p>566880</text:p>
          </table:table-cell>
          <table:table-cell office:value-type="string">
            <text:p>/news-updates/news/2011/feb/sfacmeet1103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13">
            <text:p>565513</text:p>
          </table:table-cell>
          <table:table-cell office:value-type="string">
            <text:p>/news-updates/news/2011/feb/socscico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429">
            <text:p>566429</text:p>
          </table:table-cell>
          <table:table-cell office:value-type="string">
            <text:p>/news-updates/news/2011/feb/tesco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12">
            <text:p>565012</text:p>
          </table:table-cell>
          <table:table-cell office:value-type="string">
            <text:p>/news-updates/news/2011/feb/track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413">
            <text:p>566413</text:p>
          </table:table-cell>
          <table:table-cell office:value-type="string">
            <text:p>/news-updates/news/2011/feb/wfacmeet11031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119">
            <text:p>562119</text:p>
          </table:table-cell>
          <table:table-cell office:value-type="string">
            <text:p>/news-updates/news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643">
            <text:p>563643</text:p>
          </table:table-cell>
          <table:table-cell office:value-type="string">
            <text:p>/news-updates/news/2011/jan/additivesre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812">
            <text:p>562812</text:p>
          </table:table-cell>
          <table:table-cell office:value-type="string">
            <text:p>/news-updates/news/2011/jan/asphal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96">
            <text:p>564796</text:p>
          </table:table-cell>
          <table:table-cell office:value-type="string">
            <text:p>/news-updates/news/2011/jan/auditswanseacounc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142">
            <text:p>564142</text:p>
          </table:table-cell>
          <table:table-cell office:value-type="string">
            <text:p>/news-updates/news/2011/jan/audittorfaencb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631">
            <text:p>564631</text:p>
          </table:table-cell>
          <table:table-cell office:value-type="string">
            <text:p>/news-updates/news/2011/jan/aytacfoo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429">
            <text:p>563429</text:p>
          </table:table-cell>
          <table:table-cell office:value-type="string">
            <text:p>/news-updates/news/2011/jan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651">
            <text:p>562651</text:p>
          </table:table-cell>
          <table:table-cell office:value-type="string">
            <text:p>/news-updates/news/2011/jan/cele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78">
            <text:p>562278</text:p>
          </table:table-cell>
          <table:table-cell office:value-type="string">
            <text:p>/news-updates/news/2011/jan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467">
            <text:p>561467</text:p>
          </table:table-cell>
          <table:table-cell office:value-type="string">
            <text:p>/news-updates/news/2011/jan/dairyinspecti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541">
            <text:p>564541</text:p>
          </table:table-cell>
          <table:table-cell office:value-type="string">
            <text:p>/news-updates/news/2011/jan/dihydrocapsi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428">
            <text:p>562428</text:p>
          </table:table-cell>
          <table:table-cell office:value-type="string">
            <text:p>/news-updates/news/2011/jan/diox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309">
            <text:p>563309</text:p>
          </table:table-cell>
          <table:table-cell office:value-type="string">
            <text:p>/news-updates/news/2011/jan/dioxin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630">
            <text:p>562630</text:p>
          </table:table-cell>
          <table:table-cell office:value-type="string">
            <text:p>/news-updates/news/2011/jan/dioxin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772">
            <text:p>562772</text:p>
          </table:table-cell>
          <table:table-cell office:value-type="string">
            <text:p>/news-updates/news/2011/jan/dioxinupdate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55">
            <text:p>564755</text:p>
          </table:table-cell>
          <table:table-cell office:value-type="string">
            <text:p>/news-updates/news/2011/jan/histam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96">
            <text:p>563896</text:p>
          </table:table-cell>
          <table:table-cell office:value-type="string">
            <text:p>/news-updates/news/2011/jan/masriv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100">
            <text:p>563100</text:p>
          </table:table-cell>
          <table:table-cell office:value-type="string">
            <text:p>/news-updates/news/2011/jan/maysu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145">
            <text:p>564145</text:p>
          </table:table-cell>
          <table:table-cell office:value-type="string">
            <text:p>/news-updates/news/2011/jan/met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458">
            <text:p>562458</text:p>
          </table:table-cell>
          <table:table-cell office:value-type="string">
            <text:p>/news-updates/news/2011/jan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073">
            <text:p>563073</text:p>
          </table:table-cell>
          <table:table-cell office:value-type="string">
            <text:p>/news-updates/news/2011/jan/milkallerg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245">
            <text:p>563245</text:p>
          </table:table-cell>
          <table:table-cell office:value-type="string">
            <text:p>/news-updates/news/2011/jan/morris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328">
            <text:p>564328</text:p>
          </table:table-cell>
          <table:table-cell office:value-type="string">
            <text:p>/news-updates/news/2011/jan/mrcallergy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166">
            <text:p>563166</text:p>
          </table:table-cell>
          <table:table-cell office:value-type="string">
            <text:p>/news-updates/news/2011/jan/nan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456">
            <text:p>563456</text:p>
          </table:table-cell>
          <table:table-cell office:value-type="string">
            <text:p>/news-updates/news/2011/jan/newsifoodadditives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771">
            <text:p>563771</text:p>
          </table:table-cell>
          <table:table-cell office:value-type="string">
            <text:p>/news-updates/news/2011/jan/newsijellyminicu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293">
            <text:p>563293</text:p>
          </table:table-cell>
          <table:table-cell office:value-type="string">
            <text:p>/news-updates/news/2011/jan/nov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445">
            <text:p>564445</text:p>
          </table:table-cell>
          <table:table-cell office:value-type="string">
            <text:p>/news-updates/news/2011/jan/oyst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510">
            <text:p>564510</text:p>
          </table:table-cell>
          <table:table-cell office:value-type="string">
            <text:p>/news-updates/news/2011/jan/pancak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418">
            <text:p>562418</text:p>
          </table:table-cell>
          <table:table-cell office:value-type="string">
            <text:p>/news-updates/news/2011/jan/pistachi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604">
            <text:p>564604</text:p>
          </table:table-cell>
          <table:table-cell office:value-type="string">
            <text:p>/news-updates/news/2011/jan/raclet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464">
            <text:p>564464</text:p>
          </table:table-cell>
          <table:table-cell office:value-type="string">
            <text:p>/news-updates/news/2011/jan/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862">
            <text:p>562862</text:p>
          </table:table-cell>
          <table:table-cell office:value-type="string">
            <text:p>/news-updates/news/2011/jan/squa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90">
            <text:p>562290</text:p>
          </table:table-cell>
          <table:table-cell office:value-type="string">
            <text:p>/news-updates/news/2011/jan/sulphi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16">
            <text:p>564716</text:p>
          </table:table-cell>
          <table:table-cell office:value-type="string">
            <text:p>/news-updates/news/2011/jan/twountestedco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619">
            <text:p>580619</text:p>
          </table:table-cell>
          <table:table-cell office:value-type="string">
            <text:p>/news-updates/news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420">
            <text:p>581420</text:p>
          </table:table-cell>
          <table:table-cell office:value-type="string">
            <text:p>/news-updates/news/2011/jul/annual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572">
            <text:p>581572</text:p>
          </table:table-cell>
          <table:table-cell office:value-type="string">
            <text:p>/news-updates/news/2011/jul/asdahaddoc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168">
            <text:p>580168</text:p>
          </table:table-cell>
          <table:table-cell office:value-type="string">
            <text:p>/news-updates/news/2011/jul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470">
            <text:p>582470</text:p>
          </table:table-cell>
          <table:table-cell office:value-type="string">
            <text:p>/news-updates/news/2011/jul/chealmea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843">
            <text:p>580843</text:p>
          </table:table-cell>
          <table:table-cell office:value-type="string">
            <text:p>/news-updates/news/2011/jul/depchai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086">
            <text:p>581086</text:p>
          </table:table-cell>
          <table:table-cell office:value-type="string">
            <text:p>/news-updates/news/2011/jul/ecoli0707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622">
            <text:p>580622</text:p>
          </table:table-cell>
          <table:table-cell office:value-type="string">
            <text:p>/news-updates/news/2011/jul/ecoliadv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995">
            <text:p>581995</text:p>
          </table:table-cell>
          <table:table-cell office:value-type="string">
            <text:p>/news-updates/news/2011/jul/ecoliupdate210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890">
            <text:p>580890</text:p>
          </table:table-cell>
          <table:table-cell office:value-type="string">
            <text:p>/news-updates/news/2011/jul/efsa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033">
            <text:p>582033</text:p>
          </table:table-cell>
          <table:table-cell office:value-type="string">
            <text:p>/news-updates/news/2011/jul/ep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321">
            <text:p>582321</text:p>
          </table:table-cell>
          <table:table-cell office:value-type="string">
            <text:p>/news-updates/news/2011/jul/euroshopp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531">
            <text:p>580531</text:p>
          </table:table-cell>
          <table:table-cell office:value-type="string">
            <text:p>/news-updates/news/2011/jul/fh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044">
            <text:p>582044</text:p>
          </table:table-cell>
          <table:table-cell office:value-type="string">
            <text:p>/news-updates/news/2011/jul/fishcak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248">
            <text:p>581248</text:p>
          </table:table-cell>
          <table:table-cell office:value-type="string">
            <text:p>/news-updates/news/2011/jul/fishfill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087">
            <text:p>582087</text:p>
          </table:table-cell>
          <table:table-cell office:value-type="string">
            <text:p>/news-updates/news/2011/jul/fsaenews07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408">
            <text:p>581408</text:p>
          </table:table-cell>
          <table:table-cell office:value-type="string">
            <text:p>/news-updates/news/2011/jul/gacsannual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697">
            <text:p>581697</text:p>
          </table:table-cell>
          <table:table-cell office:value-type="string">
            <text:p>/news-updates/news/2011/jul/manches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393">
            <text:p>582393</text:p>
          </table:table-cell>
          <table:table-cell office:value-type="string">
            <text:p>/news-updates/news/2011/jul/nov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651">
            <text:p>581651</text:p>
          </table:table-cell>
          <table:table-cell office:value-type="string">
            <text:p>/news-updates/news/2011/jul/pd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893">
            <text:p>580893</text:p>
          </table:table-cell>
          <table:table-cell office:value-type="string">
            <text:p>/news-updates/news/2011/jul/rochdal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408">
            <text:p>582408</text:p>
          </table:table-cell>
          <table:table-cell office:value-type="string">
            <text:p>/news-updates/news/2011/jul/soy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725">
            <text:p>580725</text:p>
          </table:table-cell>
          <table:table-cell office:value-type="string">
            <text:p>/news-updates/news/2011/jul/soy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741">
            <text:p>581741</text:p>
          </table:table-cell>
          <table:table-cell office:value-type="string">
            <text:p>/news-updates/news/2011/jul/steviolglycosid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546">
            <text:p>581546</text:p>
          </table:table-cell>
          <table:table-cell office:value-type="string">
            <text:p>/news-updates/news/2011/jul/taskfor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647">
            <text:p>581647</text:p>
          </table:table-cell>
          <table:table-cell office:value-type="string">
            <text:p>/news-updates/news/2011/jul/taxifol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841">
            <text:p>581841</text:p>
          </table:table-cell>
          <table:table-cell office:value-type="string">
            <text:p>/news-updates/news/2011/jul/track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151">
            <text:p>575151</text:p>
          </table:table-cell>
          <table:table-cell office:value-type="string">
            <text:p>/news-updates/news/2011/ju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870">
            <text:p>575870</text:p>
          </table:table-cell>
          <table:table-cell office:value-type="string">
            <text:p>/news-updates/news/2011/june/acafmeet1june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135">
            <text:p>580135</text:p>
          </table:table-cell>
          <table:table-cell office:value-type="string">
            <text:p>/news-updates/news/2011/june/acms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881">
            <text:p>579881</text:p>
          </table:table-cell>
          <table:table-cell office:value-type="string">
            <text:p>/news-updates/news/2011/june/allergy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393">
            <text:p>580393</text:p>
          </table:table-cell>
          <table:table-cell office:value-type="string">
            <text:p>/news-updates/news/2011/june/asdapopcor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96">
            <text:p>576296</text:p>
          </table:table-cell>
          <table:table-cell office:value-type="string">
            <text:p>/news-updates/news/2011/june/bite5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937">
            <text:p>575937</text:p>
          </table:table-cell>
          <table:table-cell office:value-type="string">
            <text:p>/news-updates/news/2011/june/bsetestag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463">
            <text:p>580463</text:p>
          </table:table-cell>
          <table:table-cell office:value-type="string">
            <text:p>/news-updates/news/2011/june/cl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77">
            <text:p>577677</text:p>
          </table:table-cell>
          <table:table-cell office:value-type="string">
            <text:p>/news-updates/news/2011/june/coopsal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452">
            <text:p>580452</text:p>
          </table:table-cell>
          <table:table-cell office:value-type="string">
            <text:p>/news-updates/news/2011/june/dairyinspe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264">
            <text:p>575264</text:p>
          </table:table-cell>
          <table:table-cell office:value-type="string">
            <text:p>/news-updates/news/2011/june/drin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212">
            <text:p>580212</text:p>
          </table:table-cell>
          <table:table-cell office:value-type="string">
            <text:p>/news-updates/news/2011/june/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65">
            <text:p>576165</text:p>
          </table:table-cell>
          <table:table-cell office:value-type="string">
            <text:p>/news-updates/news/2011/june/ecoli10ju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648">
            <text:p>575648</text:p>
          </table:table-cell>
          <table:table-cell office:value-type="string">
            <text:p>/news-updates/news/2011/june/ecoli6ju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154">
            <text:p>575154</text:p>
          </table:table-cell>
          <table:table-cell office:value-type="string">
            <text:p>/news-updates/news/2011/june/ecoliqan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540">
            <text:p>575540</text:p>
          </table:table-cell>
          <table:table-cell office:value-type="string">
            <text:p>/news-updates/news/2011/june/fhrs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501">
            <text:p>575501</text:p>
          </table:table-cell>
          <table:table-cell office:value-type="string">
            <text:p>/news-updates/news/2011/june/foodsafetyweek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817">
            <text:p>575817</text:p>
          </table:table-cell>
          <table:table-cell office:value-type="string">
            <text:p>/news-updates/news/2011/june/foodsafetyweekwales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200">
            <text:p>580200</text:p>
          </table:table-cell>
          <table:table-cell office:value-type="string">
            <text:p>/news-updates/news/2011/june/fsaenewsju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327">
            <text:p>576327</text:p>
          </table:table-cell>
          <table:table-cell office:value-type="string">
            <text:p>/news-updates/news/2011/june/fsalocalaud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519">
            <text:p>580519</text:p>
          </table:table-cell>
          <table:table-cell office:value-type="string">
            <text:p>/news-updates/news/2011/june/icecre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31">
            <text:p>577631</text:p>
          </table:table-cell>
          <table:table-cell office:value-type="string">
            <text:p>/news-updates/news/2011/june/ice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450">
            <text:p>580450</text:p>
          </table:table-cell>
          <table:table-cell office:value-type="string">
            <text:p>/news-updates/news/2011/june/importauditsju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269">
            <text:p>575269</text:p>
          </table:table-cell>
          <table:table-cell office:value-type="string">
            <text:p>/news-updates/news/2011/june/investigati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192">
            <text:p>580192</text:p>
          </table:table-cell>
          <table:table-cell office:value-type="string">
            <text:p>/news-updates/news/2011/june/lamo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175">
            <text:p>575175</text:p>
          </table:table-cell>
          <table:table-cell office:value-type="string">
            <text:p>/news-updates/news/2011/june/maisonblan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77">
            <text:p>576277</text:p>
          </table:table-cell>
          <table:table-cell office:value-type="string">
            <text:p>/news-updates/news/2011/june/met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51">
            <text:p>576251</text:p>
          </table:table-cell>
          <table:table-cell office:value-type="string">
            <text:p>/news-updates/news/2011/june/morerat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948">
            <text:p>579948</text:p>
          </table:table-cell>
          <table:table-cell office:value-type="string">
            <text:p>/news-updates/news/2011/june/morris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571">
            <text:p>577571</text:p>
          </table:table-cell>
          <table:table-cell office:value-type="string">
            <text:p>/news-updates/news/2011/june/mues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451">
            <text:p>575451</text:p>
          </table:table-cell>
          <table:table-cell office:value-type="string">
            <text:p>/news-updates/news/2011/june/outbrea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405">
            <text:p>579405</text:p>
          </table:table-cell>
          <table:table-cell office:value-type="string">
            <text:p>/news-updates/news/2011/june/pendl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204">
            <text:p>579204</text:p>
          </table:table-cell>
          <table:table-cell office:value-type="string">
            <text:p>/news-updates/news/2011/june/sal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071">
            <text:p>576071</text:p>
          </table:table-cell>
          <table:table-cell office:value-type="string">
            <text:p>/news-updates/news/2011/june/sausag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91">
            <text:p>577691</text:p>
          </table:table-cell>
          <table:table-cell office:value-type="string">
            <text:p>/news-updates/news/2011/june/sfacmeet11070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23">
            <text:p>576523</text:p>
          </table:table-cell>
          <table:table-cell office:value-type="string">
            <text:p>/news-updates/news/2011/june/wfacmeet11070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032">
            <text:p>567032</text:p>
          </table:table-cell>
          <table:table-cell office:value-type="string">
            <text:p>/news-updates/news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924">
            <text:p>567924</text:p>
          </table:table-cell>
          <table:table-cell office:value-type="string">
            <text:p>/news-updates/news/2011/mar/acafmeet03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76">
            <text:p>567276</text:p>
          </table:table-cell>
          <table:table-cell office:value-type="string">
            <text:p>/news-updates/news/2011/mar/aconbu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383">
            <text:p>570383</text:p>
          </table:table-cell>
          <table:table-cell office:value-type="string">
            <text:p>/news-updates/news/2011/mar/allergyunknow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174">
            <text:p>569174</text:p>
          </table:table-cell>
          <table:table-cell office:value-type="string">
            <text:p>/news-updates/news/2011/mar/auditsmarch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204">
            <text:p>568204</text:p>
          </table:table-cell>
          <table:table-cell office:value-type="string">
            <text:p>/news-updates/news/2011/mar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05">
            <text:p>567305</text:p>
          </table:table-cell>
          <table:table-cell office:value-type="string">
            <text:p>/news-updates/news/2011/mar/chargesgu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035">
            <text:p>567035</text:p>
          </table:table-cell>
          <table:table-cell office:value-type="string">
            <text:p>/news-updates/news/2011/mar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460">
            <text:p>570460</text:p>
          </table:table-cell>
          <table:table-cell office:value-type="string">
            <text:p>/news-updates/news/2011/mar/counterfe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47">
            <text:p>568847</text:p>
          </table:table-cell>
          <table:table-cell office:value-type="string">
            <text:p>/news-updates/news/2011/mar/cust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619">
            <text:p>567619</text:p>
          </table:table-cell>
          <table:table-cell office:value-type="string">
            <text:p>/news-updates/news/2011/mar/firupdate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100">
            <text:p>570100</text:p>
          </table:table-cell>
          <table:table-cell office:value-type="string">
            <text:p>/news-updates/news/2011/mar/foodstandardstrainingmanu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21">
            <text:p>567321</text:p>
          </table:table-cell>
          <table:table-cell office:value-type="string">
            <text:p>/news-updates/news/2011/mar/foodyo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846">
            <text:p>567846</text:p>
          </table:table-cell>
          <table:table-cell office:value-type="string">
            <text:p>/news-updates/news/2011/mar/frau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622">
            <text:p>570622</text:p>
          </table:table-cell>
          <table:table-cell office:value-type="string">
            <text:p>/news-updates/news/2011/mar/fraybento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241">
            <text:p>570241</text:p>
          </table:table-cell>
          <table:table-cell office:value-type="string">
            <text:p>/news-updates/news/2011/mar/frijj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10">
            <text:p>569010</text:p>
          </table:table-cell>
          <table:table-cell office:value-type="string">
            <text:p>/news-updates/news/2011/mar/fsalaaud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250">
            <text:p>569250</text:p>
          </table:table-cell>
          <table:table-cell office:value-type="string">
            <text:p>/news-updates/news/2011/mar/fsas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110">
            <text:p>568110</text:p>
          </table:table-cell>
          <table:table-cell office:value-type="string">
            <text:p>/news-updates/news/2011/mar/glutenintr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478">
            <text:p>568478</text:p>
          </table:table-cell>
          <table:table-cell office:value-type="string">
            <text:p>/news-updates/news/2011/mar/gra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30">
            <text:p>570030</text:p>
          </table:table-cell>
          <table:table-cell office:value-type="string">
            <text:p>/news-updates/news/2011/mar/jap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304">
            <text:p>570304</text:p>
          </table:table-cell>
          <table:table-cell office:value-type="string">
            <text:p>/news-updates/news/2011/mar/japan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695">
            <text:p>569695</text:p>
          </table:table-cell>
          <table:table-cell office:value-type="string">
            <text:p>/news-updates/news/2011/mar/jellycupb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59">
            <text:p>567359</text:p>
          </table:table-cell>
          <table:table-cell office:value-type="string">
            <text:p>/news-updates/news/2011/mar/lucoza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247">
            <text:p>570247</text:p>
          </table:table-cell>
          <table:table-cell office:value-type="string">
            <text:p>/news-updates/news/2011/mar/methan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147">
            <text:p>570147</text:p>
          </table:table-cell>
          <table:table-cell office:value-type="string">
            <text:p>/news-updates/news/2011/mar/mixeddioxi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72">
            <text:p>569072</text:p>
          </table:table-cell>
          <table:table-cell office:value-type="string">
            <text:p>/news-updates/news/2011/mar/morris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909">
            <text:p>569909</text:p>
          </table:table-cell>
          <table:table-cell office:value-type="string">
            <text:p>/news-updates/news/2011/mar/natc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051">
            <text:p>567051</text:p>
          </table:table-cell>
          <table:table-cell office:value-type="string">
            <text:p>/news-updates/news/2011/mar/newacafpo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313">
            <text:p>570313</text:p>
          </table:table-cell>
          <table:table-cell office:value-type="string">
            <text:p>/news-updates/news/2011/mar/openn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598">
            <text:p>570598</text:p>
          </table:table-cell>
          <table:table-cell office:value-type="string">
            <text:p>/news-updates/news/2011/mar/raw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65">
            <text:p>568865</text:p>
          </table:table-cell>
          <table:table-cell office:value-type="string">
            <text:p>/news-updates/news/2011/mar/ricecak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346">
            <text:p>569346</text:p>
          </table:table-cell>
          <table:table-cell office:value-type="string">
            <text:p>/news-updates/news/2011/mar/sokol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352">
            <text:p>570352</text:p>
          </table:table-cell>
          <table:table-cell office:value-type="string">
            <text:p>/news-updates/news/2011/mar/strategyto2015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751">
            <text:p>569751</text:p>
          </table:table-cell>
          <table:table-cell office:value-type="string">
            <text:p>/news-updates/news/2011/mar/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847">
            <text:p>572847</text:p>
          </table:table-cell>
          <table:table-cell office:value-type="string">
            <text:p>/news-updates/news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877">
            <text:p>574877</text:p>
          </table:table-cell>
          <table:table-cell office:value-type="string">
            <text:p>/news-updates/news/2011/may/allerge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412">
            <text:p>573412</text:p>
          </table:table-cell>
          <table:table-cell office:value-type="string">
            <text:p>/news-updates/news/2011/may/auditmay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182">
            <text:p>573182</text:p>
          </table:table-cell>
          <table:table-cell office:value-type="string">
            <text:p>/news-updates/news/2011/may/boardmay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749">
            <text:p>574749</text:p>
          </table:table-cell>
          <table:table-cell office:value-type="string">
            <text:p>/news-updates/news/2011/may/board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042">
            <text:p>574042</text:p>
          </table:table-cell>
          <table:table-cell office:value-type="string">
            <text:p>/news-updates/news/2011/may/boardmemb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517">
            <text:p>574517</text:p>
          </table:table-cell>
          <table:table-cell office:value-type="string">
            <text:p>/news-updates/news/2011/may/boojabooj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927">
            <text:p>572927</text:p>
          </table:table-cell>
          <table:table-cell office:value-type="string">
            <text:p>/news-updates/news/2011/may/chiasee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14">
            <text:p>573514</text:p>
          </table:table-cell>
          <table:table-cell office:value-type="string">
            <text:p>/news-updates/news/2011/may/clones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175">
            <text:p>573175</text:p>
          </table:table-cell>
          <table:table-cell office:value-type="string">
            <text:p>/news-updates/news/2011/may/consultationda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19">
            <text:p>573519</text:p>
          </table:table-cell>
          <table:table-cell office:value-type="string">
            <text:p>/news-updates/news/2011/may/controls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027">
            <text:p>575027</text:p>
          </table:table-cell>
          <table:table-cell office:value-type="string">
            <text:p>/news-updates/news/2011/may/ecoli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589">
            <text:p>574589</text:p>
          </table:table-cell>
          <table:table-cell office:value-type="string">
            <text:p>/news-updates/news/2011/may/ef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011">
            <text:p>575011</text:p>
          </table:table-cell>
          <table:table-cell office:value-type="string">
            <text:p>/news-updates/news/2011/may/fsaenewsmay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910">
            <text:p>574910</text:p>
          </table:table-cell>
          <table:table-cell office:value-type="string">
            <text:p>/news-updates/news/2011/may/germany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055">
            <text:p>574055</text:p>
          </table:table-cell>
          <table:table-cell office:value-type="string">
            <text:p>/news-updates/news/2011/may/gla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623">
            <text:p>573623</text:p>
          </table:table-cell>
          <table:table-cell office:value-type="string">
            <text:p>/news-updates/news/2011/may/glutenfr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419">
            <text:p>573419</text:p>
          </table:table-cell>
          <table:table-cell office:value-type="string">
            <text:p>/news-updates/news/2011/may/lid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851">
            <text:p>572851</text:p>
          </table:table-cell>
          <table:table-cell office:value-type="string">
            <text:p>/news-updates/news/2011/may/meatcontro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633">
            <text:p>573633</text:p>
          </table:table-cell>
          <table:table-cell office:value-type="string">
            <text:p>/news-updates/news/2011/may/meatmeet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16">
            <text:p>573916</text:p>
          </table:table-cell>
          <table:table-cell office:value-type="string">
            <text:p>/news-updates/news/2011/may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745">
            <text:p>574745</text:p>
          </table:table-cell>
          <table:table-cell office:value-type="string">
            <text:p>/news-updates/news/2011/may/nan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086">
            <text:p>574086</text:p>
          </table:table-cell>
          <table:table-cell office:value-type="string">
            <text:p>/news-updates/news/2011/may/niwebsite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947">
            <text:p>572947</text:p>
          </table:table-cell>
          <table:table-cell office:value-type="string">
            <text:p>/news-updates/news/2011/may/practiceguida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443">
            <text:p>573443</text:p>
          </table:table-cell>
          <table:table-cell office:value-type="string">
            <text:p>/news-updates/news/2011/may/redtap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536">
            <text:p>574536</text:p>
          </table:table-cell>
          <table:table-cell office:value-type="string">
            <text:p>/news-updates/news/2011/may/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194">
            <text:p>573194</text:p>
          </table:table-cell>
          <table:table-cell office:value-type="string">
            <text:p>/news-updates/news/2011/may/research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995">
            <text:p>572995</text:p>
          </table:table-cell>
          <table:table-cell office:value-type="string">
            <text:p>/news-updates/news/2011/may/sfacmeet11051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389">
            <text:p>574389</text:p>
          </table:table-cell>
          <table:table-cell office:value-type="string">
            <text:p>/news-updates/news/2011/may/snax4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717">
            <text:p>574717</text:p>
          </table:table-cell>
          <table:table-cell office:value-type="string">
            <text:p>/news-updates/news/2011/may/training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995">
            <text:p>591995</text:p>
          </table:table-cell>
          <table:table-cell office:value-type="string">
            <text:p>/news-updates/news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213">
            <text:p>592213</text:p>
          </table:table-cell>
          <table:table-cell office:value-type="string">
            <text:p>/news-updates/news/2011/nov/5922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096">
            <text:p>594096</text:p>
          </table:table-cell>
          <table:table-cell office:value-type="string">
            <text:p>/news-updates/news/2011/nov/banoffeeta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535">
            <text:p>593535</text:p>
          </table:table-cell>
          <table:table-cell office:value-type="string">
            <text:p>/news-updates/news/2011/nov/bleik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869">
            <text:p>592869</text:p>
          </table:table-cell>
          <table:table-cell office:value-type="string">
            <text:p>/news-updates/news/2011/nov/botulis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892">
            <text:p>592892</text:p>
          </table:table-cell>
          <table:table-cell office:value-type="string">
            <text:p>/news-updates/news/2011/nov/botulismwar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433">
            <text:p>593433</text:p>
          </table:table-cell>
          <table:table-cell office:value-type="string">
            <text:p>/news-updates/news/2011/nov/britishsandwichassoci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374">
            <text:p>593374</text:p>
          </table:table-cell>
          <table:table-cell office:value-type="string">
            <text:p>/news-updates/news/2011/nov/chernobylconsul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22">
            <text:p>592022</text:p>
          </table:table-cell>
          <table:table-cell office:value-type="string">
            <text:p>/news-updates/news/2011/nov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661">
            <text:p>592661</text:p>
          </table:table-cell>
          <table:table-cell office:value-type="string">
            <text:p>/news-updates/news/2011/nov/controlplan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62">
            <text:p>594362</text:p>
          </table:table-cell>
          <table:table-cell office:value-type="string">
            <text:p>/news-updates/news/2011/nov/cooproa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95">
            <text:p>592795</text:p>
          </table:table-cell>
          <table:table-cell office:value-type="string">
            <text:p>/news-updates/news/2011/nov/csmea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660">
            <text:p>593660</text:p>
          </table:table-cell>
          <table:table-cell office:value-type="string">
            <text:p>/news-updates/news/2011/nov/ecoliqa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14">
            <text:p>592014</text:p>
          </table:table-cell>
          <table:table-cell office:value-type="string">
            <text:p>/news-updates/news/2011/nov/egyptb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87">
            <text:p>594387</text:p>
          </table:table-cell>
          <table:table-cell office:value-type="string">
            <text:p>/news-updates/news/2011/nov/enotriaw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980">
            <text:p>591980</text:p>
          </table:table-cell>
          <table:table-cell office:value-type="string">
            <text:p>/news-updates/news/2011/nov/farmre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175">
            <text:p>592175</text:p>
          </table:table-cell>
          <table:table-cell office:value-type="string">
            <text:p>/news-updates/news/2011/nov/fh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358">
            <text:p>593358</text:p>
          </table:table-cell>
          <table:table-cell office:value-type="string">
            <text:p>/news-updates/news/2011/nov/fhrslaun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056">
            <text:p>594056</text:p>
          </table:table-cell>
          <table:table-cell office:value-type="string">
            <text:p>/news-updates/news/2011/nov/foodbornebotulis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676">
            <text:p>593676</text:p>
          </table:table-cell>
          <table:table-cell office:value-type="string">
            <text:p>/news-updates/news/2011/nov/fsaboard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504">
            <text:p>593504</text:p>
          </table:table-cell>
          <table:table-cell office:value-type="string">
            <text:p>/news-updates/news/2011/nov/grossman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48">
            <text:p>594348</text:p>
          </table:table-cell>
          <table:table-cell office:value-type="string">
            <text:p>/news-updates/news/2011/nov/guysanders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26">
            <text:p>594326</text:p>
          </table:table-cell>
          <table:table-cell office:value-type="string">
            <text:p>/news-updates/news/2011/nov/halew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314">
            <text:p>592314</text:p>
          </table:table-cell>
          <table:table-cell office:value-type="string">
            <text:p>/news-updates/news/2011/nov/importcontr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545">
            <text:p>592545</text:p>
          </table:table-cell>
          <table:table-cell office:value-type="string">
            <text:p>/news-updates/news/2011/nov/internet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950">
            <text:p>592950</text:p>
          </table:table-cell>
          <table:table-cell office:value-type="string">
            <text:p>/news-updates/news/2011/nov/loydgrossm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607">
            <text:p>593607</text:p>
          </table:table-cell>
          <table:table-cell office:value-type="string">
            <text:p>/news-updates/news/2011/nov/myco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125">
            <text:p>594125</text:p>
          </table:table-cell>
          <table:table-cell office:value-type="string">
            <text:p>/news-updates/news/2011/nov/norovir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189">
            <text:p>592189</text:p>
          </table:table-cell>
          <table:table-cell office:value-type="string">
            <text:p>/news-updates/news/2011/nov/nov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131">
            <text:p>594131</text:p>
          </table:table-cell>
          <table:table-cell office:value-type="string">
            <text:p>/news-updates/news/2011/nov/nov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122">
            <text:p>593122</text:p>
          </table:table-cell>
          <table:table-cell office:value-type="string">
            <text:p>/news-updates/news/2011/nov/premi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655">
            <text:p>592655</text:p>
          </table:table-cell>
          <table:table-cell office:value-type="string">
            <text:p>/news-updates/news/2011/nov/public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773">
            <text:p>593773</text:p>
          </table:table-cell>
          <table:table-cell office:value-type="string">
            <text:p>/news-updates/news/2011/nov/rushmoorfh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89">
            <text:p>592789</text:p>
          </table:table-cell>
          <table:table-cell office:value-type="string">
            <text:p>/news-updates/news/2011/nov/ssconfere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993">
            <text:p>592993</text:p>
          </table:table-cell>
          <table:table-cell office:value-type="string">
            <text:p>/news-updates/news/2011/nov/stevi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716">
            <text:p>593716</text:p>
          </table:table-cell>
          <table:table-cell office:value-type="string">
            <text:p>/news-updates/news/2011/nov/vegcampaig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981">
            <text:p>593981</text:p>
          </table:table-cell>
          <table:table-cell office:value-type="string">
            <text:p>/news-updates/news/2011/nov/vodk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77">
            <text:p>594477</text:p>
          </table:table-cell>
          <table:table-cell office:value-type="string">
            <text:p>/news-updates/news/2011/nov/waitrosecho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911">
            <text:p>588911</text:p>
          </table:table-cell>
          <table:table-cell office:value-type="string">
            <text:p>/news-updates/news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43">
            <text:p>589643</text:p>
          </table:table-cell>
          <table:table-cell office:value-type="string">
            <text:p>/news-updates/news/2011/oct/acafmeet28sept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551">
            <text:p>590551</text:p>
          </table:table-cell>
          <table:table-cell office:value-type="string">
            <text:p>/news-updates/news/2011/oct/acnf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522">
            <text:p>591522</text:p>
          </table:table-cell>
          <table:table-cell office:value-type="string">
            <text:p>/news-updates/news/2011/oct/alg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562">
            <text:p>591562</text:p>
          </table:table-cell>
          <table:table-cell office:value-type="string">
            <text:p>/news-updates/news/2011/oct/anglodut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423">
            <text:p>591423</text:p>
          </table:table-cell>
          <table:table-cell office:value-type="string">
            <text:p>/news-updates/news/2011/oct/bessiecrumbl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945">
            <text:p>589945</text:p>
          </table:table-cell>
          <table:table-cell office:value-type="string">
            <text:p>/news-updates/news/2011/oct/bite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164">
            <text:p>591164</text:p>
          </table:table-cell>
          <table:table-cell office:value-type="string">
            <text:p>/news-updates/news/2011/oct/cheesecak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920">
            <text:p>588920</text:p>
          </table:table-cell>
          <table:table-cell office:value-type="string">
            <text:p>/news-updates/news/2011/oct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507">
            <text:p>590507</text:p>
          </table:table-cell>
          <table:table-cell office:value-type="string">
            <text:p>/news-updates/news/2011/oct/cooplentil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430">
            <text:p>589430</text:p>
          </table:table-cell>
          <table:table-cell office:value-type="string">
            <text:p>/news-updates/news/2011/oct/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79">
            <text:p>588879</text:p>
          </table:table-cell>
          <table:table-cell office:value-type="string">
            <text:p>/news-updates/news/2011/oct/da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386">
            <text:p>591386</text:p>
          </table:table-cell>
          <table:table-cell office:value-type="string">
            <text:p>/news-updates/news/2011/oct/dorsetporridg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67">
            <text:p>590267</text:p>
          </table:table-cell>
          <table:table-cell office:value-type="string">
            <text:p>/news-updates/news/2011/oct/ecolio104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191">
            <text:p>590191</text:p>
          </table:table-cell>
          <table:table-cell office:value-type="string">
            <text:p>/news-updates/news/2011/oct/fsas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57">
            <text:p>591657</text:p>
          </table:table-cell>
          <table:table-cell office:value-type="string">
            <text:p>/news-updates/news/2011/oct/gacsmeeting1111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492">
            <text:p>591492</text:p>
          </table:table-cell>
          <table:table-cell office:value-type="string">
            <text:p>/news-updates/news/2011/oct/gaudian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900">
            <text:p>591900</text:p>
          </table:table-cell>
          <table:table-cell office:value-type="string">
            <text:p>/news-updates/news/2011/oct/gaudiano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369">
            <text:p>590369</text:p>
          </table:table-cell>
          <table:table-cell office:value-type="string">
            <text:p>/news-updates/news/2011/oct/lenti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085">
            <text:p>589085</text:p>
          </table:table-cell>
          <table:table-cell office:value-type="string">
            <text:p>/news-updates/news/2011/oct/lindo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12">
            <text:p>591712</text:p>
          </table:table-cell>
          <table:table-cell office:value-type="string">
            <text:p>/news-updates/news/2011/oct/morrisonsduc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257">
            <text:p>591257</text:p>
          </table:table-cell>
          <table:table-cell office:value-type="string">
            <text:p>/news-updates/news/2011/oct/morrisonsp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543">
            <text:p>590543</text:p>
          </table:table-cell>
          <table:table-cell office:value-type="string">
            <text:p>/news-updates/news/2011/oct/ncp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237">
            <text:p>591237</text:p>
          </table:table-cell>
          <table:table-cell office:value-type="string">
            <text:p>/news-updates/news/2011/oct/octoberfsa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72">
            <text:p>590272</text:p>
          </table:table-cell>
          <table:table-cell office:value-type="string">
            <text:p>/news-updates/news/2011/oct/pastavi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737">
            <text:p>590737</text:p>
          </table:table-cell>
          <table:table-cell office:value-type="string">
            <text:p>/news-updates/news/2011/oct/portsmou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975">
            <text:p>590975</text:p>
          </table:table-cell>
          <table:table-cell office:value-type="string">
            <text:p>/news-updates/news/2011/oct/rifereport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52">
            <text:p>590452</text:p>
          </table:table-cell>
          <table:table-cell office:value-type="string">
            <text:p>/news-updates/news/2011/oct/rockfar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83">
            <text:p>591783</text:p>
          </table:table-cell>
          <table:table-cell office:value-type="string">
            <text:p>/news-updates/news/2011/oct/ryanfoo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753">
            <text:p>590753</text:p>
          </table:table-cell>
          <table:table-cell office:value-type="string">
            <text:p>/news-updates/news/2011/oct/sampling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080">
            <text:p>591080</text:p>
          </table:table-cell>
          <table:table-cell office:value-type="string">
            <text:p>/news-updates/news/2011/oct/sandwellhal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846">
            <text:p>589846</text:p>
          </table:table-cell>
          <table:table-cell office:value-type="string">
            <text:p>/news-updates/news/2011/oct/scotsampl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85">
            <text:p>591785</text:p>
          </table:table-cell>
          <table:table-cell office:value-type="string">
            <text:p>/news-updates/news/2011/oct/sfacmeet11110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945">
            <text:p>591945</text:p>
          </table:table-cell>
          <table:table-cell office:value-type="string">
            <text:p>/news-updates/news/2011/oct/ssrcmt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756">
            <text:p>589756</text:p>
          </table:table-cell>
          <table:table-cell office:value-type="string">
            <text:p>/news-updates/news/2011/oct/stakeholdermeeting111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737">
            <text:p>589737</text:p>
          </table:table-cell>
          <table:table-cell office:value-type="string">
            <text:p>/news-updates/news/2011/oct/tescopec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066">
            <text:p>591066</text:p>
          </table:table-cell>
          <table:table-cell office:value-type="string">
            <text:p>/news-updates/news/2011/oct/wfacmeet1111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58">
            <text:p>585458</text:p>
          </table:table-cell>
          <table:table-cell office:value-type="string">
            <text:p>/news-updates/news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075">
            <text:p>586075</text:p>
          </table:table-cell>
          <table:table-cell office:value-type="string">
            <text:p>/news-updates/news/2011/sep/586075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98">
            <text:p>585498</text:p>
          </table:table-cell>
          <table:table-cell office:value-type="string">
            <text:p>/news-updates/news/2011/sep/allergy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851">
            <text:p>585851</text:p>
          </table:table-cell>
          <table:table-cell office:value-type="string">
            <text:p>/news-updates/news/2011/sep/animalprote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783">
            <text:p>587783</text:p>
          </table:table-cell>
          <table:table-cell office:value-type="string">
            <text:p>/news-updates/news/2011/sep/asdacolesla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08">
            <text:p>587408</text:p>
          </table:table-cell>
          <table:table-cell office:value-type="string">
            <text:p>/news-updates/news/2011/sep/asdamues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519">
            <text:p>587519</text:p>
          </table:table-cell>
          <table:table-cell office:value-type="string">
            <text:p>/news-updates/news/2011/sep/biotoxinmeth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820">
            <text:p>586820</text:p>
          </table:table-cell>
          <table:table-cell office:value-type="string">
            <text:p>/news-updates/news/2011/sep/boothscaes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208">
            <text:p>586208</text:p>
          </table:table-cell>
          <table:table-cell office:value-type="string">
            <text:p>/news-updates/news/2011/sep/botulis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765">
            <text:p>586765</text:p>
          </table:table-cell>
          <table:table-cell office:value-type="string">
            <text:p>/news-updates/news/2011/sep/colourguida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504">
            <text:p>587504</text:p>
          </table:table-cell>
          <table:table-cell office:value-type="string">
            <text:p>/news-updates/news/2011/sep/co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310">
            <text:p>586310</text:p>
          </table:table-cell>
          <table:table-cell office:value-type="string">
            <text:p>/news-updates/news/2011/sep/csr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751">
            <text:p>586751</text:p>
          </table:table-cell>
          <table:table-cell office:value-type="string">
            <text:p>/news-updates/news/2011/sep/datelabe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44">
            <text:p>587444</text:p>
          </table:table-cell>
          <table:table-cell office:value-type="string">
            <text:p>/news-updates/news/2011/sep/delicio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760">
            <text:p>588760</text:p>
          </table:table-cell>
          <table:table-cell office:value-type="string">
            <text:p>/news-updates/news/2011/sep/dounre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867">
            <text:p>586867</text:p>
          </table:table-cell>
          <table:table-cell office:value-type="string">
            <text:p>/news-updates/news/2011/sep/eastlinds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86">
            <text:p>587086</text:p>
          </table:table-cell>
          <table:table-cell office:value-type="string">
            <text:p>/news-updates/news/2011/sep/eatwellwee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890">
            <text:p>585890</text:p>
          </table:table-cell>
          <table:table-cell office:value-type="string">
            <text:p>/news-updates/news/2011/sep/eg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10">
            <text:p>587010</text:p>
          </table:table-cell>
          <table:table-cell office:value-type="string">
            <text:p>/news-updates/news/2011/sep/feedb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959">
            <text:p>585959</text:p>
          </table:table-cell>
          <table:table-cell office:value-type="string">
            <text:p>/news-updates/news/2011/sep/fhrslaun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970">
            <text:p>586970</text:p>
          </table:table-cell>
          <table:table-cell office:value-type="string">
            <text:p>/news-updates/news/2011/sep/fhrs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95">
            <text:p>587095</text:p>
          </table:table-cell>
          <table:table-cell office:value-type="string">
            <text:p>/news-updates/news/2011/sep/freefro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240">
            <text:p>587240</text:p>
          </table:table-cell>
          <table:table-cell office:value-type="string">
            <text:p>/news-updates/news/2011/sep/fsaenews09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558">
            <text:p>588558</text:p>
          </table:table-cell>
          <table:table-cell office:value-type="string">
            <text:p>/news-updates/news/2011/sep/heer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660">
            <text:p>585660</text:p>
          </table:table-cell>
          <table:table-cell office:value-type="string">
            <text:p>/news-updates/news/2011/sep/iid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498">
            <text:p>586498</text:p>
          </table:table-cell>
          <table:table-cell office:value-type="string">
            <text:p>/news-updates/news/2011/sep/leices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91">
            <text:p>585491</text:p>
          </table:table-cell>
          <table:table-cell office:value-type="string">
            <text:p>/news-updates/news/2011/sep/marksroa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821">
            <text:p>585821</text:p>
          </table:table-cell>
          <table:table-cell office:value-type="string">
            <text:p>/news-updates/news/2011/sep/meatcharg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945">
            <text:p>585945</text:p>
          </table:table-cell>
          <table:table-cell office:value-type="string">
            <text:p>/news-updates/news/2011/sep/meatcontro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195">
            <text:p>587195</text:p>
          </table:table-cell>
          <table:table-cell office:value-type="string">
            <text:p>/news-updates/news/2011/sep/mues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467">
            <text:p>588467</text:p>
          </table:table-cell>
          <table:table-cell office:value-type="string">
            <text:p>/news-updates/news/2011/sep/pesticid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152">
            <text:p>586152</text:p>
          </table:table-cell>
          <table:table-cell office:value-type="string">
            <text:p>/news-updates/news/2011/sep/procurecontro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73">
            <text:p>583673</text:p>
          </table:table-cell>
          <table:table-cell office:value-type="string">
            <text:p>/news-updates/news/2011/sep/septemberboard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243">
            <text:p>586243</text:p>
          </table:table-cell>
          <table:table-cell office:value-type="string">
            <text:p>/news-updates/news/2011/sep/stella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872">
            <text:p>586872</text:p>
          </table:table-cell>
          <table:table-cell office:value-type="string">
            <text:p>/news-updates/news/2011/sep/towerbake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569">
            <text:p>586569</text:p>
          </table:table-cell>
          <table:table-cell office:value-type="string">
            <text:p>/news-updates/news/2011/sep/videoconfere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299">
            <text:p>586299</text:p>
          </table:table-cell>
          <table:table-cell office:value-type="string">
            <text:p>/news-updates/news/2011/sep/vpc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677">
            <text:p>585677</text:p>
          </table:table-cell>
          <table:table-cell office:value-type="string">
            <text:p>/news-updates/news/2011/sep/vrcopen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257">
            <text:p>587257</text:p>
          </table:table-cell>
          <table:table-cell office:value-type="string">
            <text:p>/news-updates/news/2011/sep/walk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08">
            <text:p>588808</text:p>
          </table:table-cell>
          <table:table-cell office:value-type="string">
            <text:p>/news-updates/news/2011/sep/washve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61">
            <text:p>587461</text:p>
          </table:table-cell>
          <table:table-cell office:value-type="string">
            <text:p>/news-updates/news/2011/sep/yogu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65">
            <text:p>597665</text:p>
          </table:table-cell>
          <table:table-cell office:value-type="string">
            <text:p>/news-updates/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03">
            <text:p>607503</text:p>
          </table:table-cell>
          <table:table-cell office:value-type="string">
            <text:p>/news-updates/new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59">
            <text:p>608259</text:p>
          </table:table-cell>
          <table:table-cell office:value-type="string">
            <text:p>/news-updates/news/2012/apr/acmsfmemb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775">
            <text:p>608775</text:p>
          </table:table-cell>
          <table:table-cell office:value-type="string">
            <text:p>/news-updates/news/2012/apr/acrylam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627">
            <text:p>607627</text:p>
          </table:table-cell>
          <table:table-cell office:value-type="string">
            <text:p>/news-updates/news/2012/apr/bite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596">
            <text:p>609596</text:p>
          </table:table-cell>
          <table:table-cell office:value-type="string">
            <text:p>/news-updates/news/2012/apr/calorie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861">
            <text:p>609861</text:p>
          </table:table-cell>
          <table:table-cell office:value-type="string">
            <text:p>/news-updates/news/2012/apr/calwi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436">
            <text:p>609436</text:p>
          </table:table-cell>
          <table:table-cell office:value-type="string">
            <text:p>/news-updates/news/2012/apr/campy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923">
            <text:p>609923</text:p>
          </table:table-cell>
          <table:table-cell office:value-type="string">
            <text:p>/news-updates/news/2012/apr/dropvodk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22">
            <text:p>608222</text:p>
          </table:table-cell>
          <table:table-cell office:value-type="string">
            <text:p>/news-updates/news/2012/apr/ds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426">
            <text:p>610426</text:p>
          </table:table-cell>
          <table:table-cell office:value-type="string">
            <text:p>/news-updates/news/2012/apr/dsm-guida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723">
            <text:p>608723</text:p>
          </table:table-cell>
          <table:table-cell office:value-type="string">
            <text:p>/news-updates/news/2012/apr/fhrs-250-local-authorit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277">
            <text:p>610277</text:p>
          </table:table-cell>
          <table:table-cell office:value-type="string">
            <text:p>/news-updates/news/2012/apr/fin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588">
            <text:p>610588</text:p>
          </table:table-cell>
          <table:table-cell office:value-type="string">
            <text:p>/news-updates/news/2012/apr/fsaenewsap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355">
            <text:p>608355</text:p>
          </table:table-cell>
          <table:table-cell office:value-type="string">
            <text:p>/news-updates/news/2012/apr/glit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058">
            <text:p>608058</text:p>
          </table:table-cell>
          <table:table-cell office:value-type="string">
            <text:p>/news-updates/news/2012/apr/meatco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097">
            <text:p>608097</text:p>
          </table:table-cell>
          <table:table-cell office:value-type="string">
            <text:p>/news-updates/news/2012/apr/ni-sampling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049">
            <text:p>608049</text:p>
          </table:table-cell>
          <table:table-cell office:value-type="string">
            <text:p>/news-updates/news/2012/apr/nimanu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07">
            <text:p>608607</text:p>
          </table:table-cell>
          <table:table-cell office:value-type="string">
            <text:p>/news-updates/news/2012/apr/novovir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314">
            <text:p>608314</text:p>
          </table:table-cell>
          <table:table-cell office:value-type="string">
            <text:p>/news-updates/news/2012/apr/nsewfutur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638">
            <text:p>609638</text:p>
          </table:table-cell>
          <table:table-cell office:value-type="string">
            <text:p>/news-updates/news/2012/apr/oc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791">
            <text:p>607791</text:p>
          </table:table-cell>
          <table:table-cell office:value-type="string">
            <text:p>/news-updates/news/2012/apr/playitsaf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500">
            <text:p>610500</text:p>
          </table:table-cell>
          <table:table-cell office:value-type="string">
            <text:p>/news-updates/news/2012/apr/rebloch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127">
            <text:p>610127</text:p>
          </table:table-cell>
          <table:table-cell office:value-type="string">
            <text:p>/news-updates/news/2012/apr/reportlaem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27">
            <text:p>608127</text:p>
          </table:table-cell>
          <table:table-cell office:value-type="string">
            <text:p>/news-updates/news/2012/apr/scudamor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50">
            <text:p>608250</text:p>
          </table:table-cell>
          <table:table-cell office:value-type="string">
            <text:p>/news-updates/news/2012/apr/social-science-research-com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47">
            <text:p>625347</text:p>
          </table:table-cell>
          <table:table-cell office:value-type="string">
            <text:p>/news-updates/new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74">
            <text:p>630874</text:p>
          </table:table-cell>
          <table:table-cell office:value-type="string">
            <text:p>/news-updates/news/2012/aug/acting-chief-executiv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99">
            <text:p>631099</text:p>
          </table:table-cell>
          <table:table-cell office:value-type="string">
            <text:p>/news-updates/news/2012/aug/antibioti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284">
            <text:p>631284</text:p>
          </table:table-cell>
          <table:table-cell office:value-type="string">
            <text:p>/news-updates/news/2012/aug/bite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818">
            <text:p>628818</text:p>
          </table:table-cell>
          <table:table-cell office:value-type="string">
            <text:p>/news-updates/news/2012/aug/botulism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9245">
            <text:p>629245</text:p>
          </table:table-cell>
          <table:table-cell office:value-type="string">
            <text:p>/news-updates/news/2012/aug/clay-warn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540">
            <text:p>627540</text:p>
          </table:table-cell>
          <table:table-cell office:value-type="string">
            <text:p>/news-updates/news/2012/aug/dma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304">
            <text:p>631304</text:p>
          </table:table-cell>
          <table:table-cell office:value-type="string">
            <text:p>/news-updates/news/2012/aug/dmaa-remov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161">
            <text:p>632161</text:p>
          </table:table-cell>
          <table:table-cell office:value-type="string">
            <text:p>/news-updates/news/2012/aug/e.coli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128">
            <text:p>630128</text:p>
          </table:table-cell>
          <table:table-cell office:value-type="string">
            <text:p>/news-updates/news/2012/aug/methylcellulo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689">
            <text:p>628689</text:p>
          </table:table-cell>
          <table:table-cell office:value-type="string">
            <text:p>/news-updates/news/2012/aug/newsletter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51">
            <text:p>625351</text:p>
          </table:table-cell>
          <table:table-cell office:value-type="string">
            <text:p>/news-updates/news/2012/aug/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576">
            <text:p>627576</text:p>
          </table:table-cell>
          <table:table-cell office:value-type="string">
            <text:p>/news-updates/news/2012/aug/novel-food-yea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946">
            <text:p>628946</text:p>
          </table:table-cell>
          <table:table-cell office:value-type="string">
            <text:p>/news-updates/news/2012/aug/redesig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122">
            <text:p>623122</text:p>
          </table:table-cell>
          <table:table-cell office:value-type="string">
            <text:p>/news-updates/news/2012/aug/research-jul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694">
            <text:p>630694</text:p>
          </table:table-cell>
          <table:table-cell office:value-type="string">
            <text:p>/news-updates/news/2012/aug/research-wt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517">
            <text:p>633517</text:p>
          </table:table-cell>
          <table:table-cell office:value-type="string">
            <text:p>/news-updates/news/2012/aug/sept-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04">
            <text:p>631004</text:p>
          </table:table-cell>
          <table:table-cell office:value-type="string">
            <text:p>/news-updates/news/2012/aug/smokies24au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14">
            <text:p>633414</text:p>
          </table:table-cell>
          <table:table-cell office:value-type="string">
            <text:p>/news-updates/news/2012/aug/tweetch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494">
            <text:p>646494</text:p>
          </table:table-cell>
          <table:table-cell office:value-type="string">
            <text:p>/news-updates/new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798">
            <text:p>647798</text:p>
          </table:table-cell>
          <table:table-cell office:value-type="string">
            <text:p>/news-updates/news/2012/dec/bsetes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472">
            <text:p>648472</text:p>
          </table:table-cell>
          <table:table-cell office:value-type="string">
            <text:p>/news-updates/news/2012/dec/christmas-twit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509">
            <text:p>646509</text:p>
          </table:table-cell>
          <table:table-cell office:value-type="string">
            <text:p>/news-updates/news/2012/dec/christmas2012-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32">
            <text:p>647932</text:p>
          </table:table-cell>
          <table:table-cell office:value-type="string">
            <text:p>/news-updates/news/2012/dec/consult-radioactivit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650">
            <text:p>646650</text:p>
          </table:table-cell>
          <table:table-cell office:value-type="string">
            <text:p>/news-updates/news/2012/dec/efsatoxicity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668">
            <text:p>647668</text:p>
          </table:table-cell>
          <table:table-cell office:value-type="string">
            <text:p>/news-updates/news/2012/dec/fsa-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611">
            <text:p>647611</text:p>
          </table:table-cell>
          <table:table-cell office:value-type="string">
            <text:p>/news-updates/news/2012/dec/hackn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27">
            <text:p>647927</text:p>
          </table:table-cell>
          <table:table-cell office:value-type="string">
            <text:p>/news-updates/news/2012/dec/jeff-rooker-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864">
            <text:p>646864</text:p>
          </table:table-cell>
          <table:table-cell office:value-type="string">
            <text:p>/news-updates/news/2012/dec/ncp-2012-re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724">
            <text:p>646724</text:p>
          </table:table-cell>
          <table:table-cell office:value-type="string">
            <text:p>/news-updates/news/2012/dec/research-foodallerge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23">
            <text:p>647923</text:p>
          </table:table-cell>
          <table:table-cell office:value-type="string">
            <text:p>/news-updates/news/2012/dec/riskdecision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590">
            <text:p>647590</text:p>
          </table:table-cell>
          <table:table-cell office:value-type="string">
            <text:p>/news-updates/news/2012/dec/sulphite-po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706">
            <text:p>600706</text:p>
          </table:table-cell>
          <table:table-cell office:value-type="string">
            <text:p>/news-updates/new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743">
            <text:p>600743</text:p>
          </table:table-cell>
          <table:table-cell office:value-type="string">
            <text:p>/news-updates/news/2012/feb/acafrecru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545">
            <text:p>602545</text:p>
          </table:table-cell>
          <table:table-cell office:value-type="string">
            <text:p>/news-updates/news/2012/feb/achopki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54">
            <text:p>604154</text:p>
          </table:table-cell>
          <table:table-cell office:value-type="string">
            <text:p>/news-updates/news/2012/feb/algal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594">
            <text:p>601594</text:p>
          </table:table-cell>
          <table:table-cell office:value-type="string">
            <text:p>/news-updates/news/2012/feb/allergymy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864">
            <text:p>601864</text:p>
          </table:table-cell>
          <table:table-cell office:value-type="string">
            <text:p>/news-updates/news/2012/feb/calanus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50">
            <text:p>604150</text:p>
          </table:table-cell>
          <table:table-cell office:value-type="string">
            <text:p>/news-updates/news/2012/feb/ch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596">
            <text:p>602596</text:p>
          </table:table-cell>
          <table:table-cell office:value-type="string">
            <text:p>/news-updates/news/2012/feb/chiefexe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822">
            <text:p>600822</text:p>
          </table:table-cell>
          <table:table-cell office:value-type="string">
            <text:p>/news-updates/news/2012/feb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30">
            <text:p>601430</text:p>
          </table:table-cell>
          <table:table-cell office:value-type="string">
            <text:p>/news-updates/news/2012/feb/crab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313">
            <text:p>604313</text:p>
          </table:table-cell>
          <table:table-cell office:value-type="string">
            <text:p>/news-updates/news/2012/feb/dacoru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566">
            <text:p>602566</text:p>
          </table:table-cell>
          <table:table-cell office:value-type="string">
            <text:p>/news-updates/news/2012/feb/dalget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711">
            <text:p>600711</text:p>
          </table:table-cell>
          <table:table-cell office:value-type="string">
            <text:p>/news-updates/news/2012/feb/evidpl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195">
            <text:p>603195</text:p>
          </table:table-cell>
          <table:table-cell office:value-type="string">
            <text:p>/news-updates/news/2012/feb/farmtaskfor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203">
            <text:p>604203</text:p>
          </table:table-cell>
          <table:table-cell office:value-type="string">
            <text:p>/news-updates/news/2012/feb/febfsa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24">
            <text:p>601424</text:p>
          </table:table-cell>
          <table:table-cell office:value-type="string">
            <text:p>/news-updates/news/2012/feb/fhrslaun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729">
            <text:p>602729</text:p>
          </table:table-cell>
          <table:table-cell office:value-type="string">
            <text:p>/news-updates/news/2012/feb/futurefoodcon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77">
            <text:p>604177</text:p>
          </table:table-cell>
          <table:table-cell office:value-type="string">
            <text:p>/news-updates/news/2012/feb/mapcamp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006">
            <text:p>604006</text:p>
          </table:table-cell>
          <table:table-cell office:value-type="string">
            <text:p>/news-updates/news/2012/feb/meatco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382">
            <text:p>603382</text:p>
          </table:table-cell>
          <table:table-cell office:value-type="string">
            <text:p>/news-updates/news/2012/feb/mertonfh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38">
            <text:p>604138</text:p>
          </table:table-cell>
          <table:table-cell office:value-type="string">
            <text:p>/news-updates/news/2012/feb/oc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775">
            <text:p>601775</text:p>
          </table:table-cell>
          <table:table-cell office:value-type="string">
            <text:p>/news-updates/news/2012/feb/probioti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82">
            <text:p>602882</text:p>
          </table:table-cell>
          <table:table-cell office:value-type="string">
            <text:p>/news-updates/news/2012/feb/recipedba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097">
            <text:p>604097</text:p>
          </table:table-cell>
          <table:table-cell office:value-type="string">
            <text:p>/news-updates/news/2012/feb/researchsumma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867">
            <text:p>600867</text:p>
          </table:table-cell>
          <table:table-cell office:value-type="string">
            <text:p>/news-updates/news/2012/feb/saln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074">
            <text:p>604074</text:p>
          </table:table-cell>
          <table:table-cell office:value-type="string">
            <text:p>/news-updates/news/2012/feb/schmallenber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752">
            <text:p>600752</text:p>
          </table:table-cell>
          <table:table-cell office:value-type="string">
            <text:p>/news-updates/news/2012/feb/shellfishcontra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082">
            <text:p>601082</text:p>
          </table:table-cell>
          <table:table-cell office:value-type="string">
            <text:p>/news-updates/news/2012/feb/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361">
            <text:p>601361</text:p>
          </table:table-cell>
          <table:table-cell office:value-type="string">
            <text:p>/news-updates/news/2012/feb/welshdv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90">
            <text:p>597690</text:p>
          </table:table-cell>
          <table:table-cell office:value-type="string">
            <text:p>/news-updates/new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53">
            <text:p>599753</text:p>
          </table:table-cell>
          <table:table-cell office:value-type="string">
            <text:p>/news-updates/news/2012/jan/alg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946">
            <text:p>598946</text:p>
          </table:table-cell>
          <table:table-cell office:value-type="string">
            <text:p>/news-updates/news/2012/jan/auditpublish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792">
            <text:p>598792</text:p>
          </table:table-cell>
          <table:table-cell office:value-type="string">
            <text:p>/news-updates/news/2012/jan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49">
            <text:p>599749</text:p>
          </table:table-cell>
          <table:table-cell office:value-type="string">
            <text:p>/news-updates/news/2012/jan/cau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45">
            <text:p>597845</text:p>
          </table:table-cell>
          <table:table-cell office:value-type="string">
            <text:p>/news-updates/news/2012/jan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281">
            <text:p>598281</text:p>
          </table:table-cell>
          <table:table-cell office:value-type="string">
            <text:p>/news-updates/news/2012/jan/earnedrecogni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479">
            <text:p>599479</text:p>
          </table:table-cell>
          <table:table-cell office:value-type="string">
            <text:p>/news-updates/news/2012/jan/efsatrain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983">
            <text:p>598983</text:p>
          </table:table-cell>
          <table:table-cell office:value-type="string">
            <text:p>/news-updates/news/2012/jan/elearn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33">
            <text:p>597833</text:p>
          </table:table-cell>
          <table:table-cell office:value-type="string">
            <text:p>/news-updates/news/2012/jan/fboapprov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257">
            <text:p>600257</text:p>
          </table:table-cell>
          <table:table-cell office:value-type="string">
            <text:p>/news-updates/news/2012/jan/fbopresal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51">
            <text:p>597851</text:p>
          </table:table-cell>
          <table:table-cell office:value-type="string">
            <text:p>/news-updates/news/2012/jan/fhrslaun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587">
            <text:p>600587</text:p>
          </table:table-cell>
          <table:table-cell office:value-type="string">
            <text:p>/news-updates/news/2012/jan/fhrslaun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53">
            <text:p>598453</text:p>
          </table:table-cell>
          <table:table-cell office:value-type="string">
            <text:p>/news-updates/news/2012/jan/glutenfactshe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600">
            <text:p>600600</text:p>
          </table:table-cell>
          <table:table-cell office:value-type="string">
            <text:p>/news-updates/news/2012/jan/gmandla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635">
            <text:p>598635</text:p>
          </table:table-cell>
          <table:table-cell office:value-type="string">
            <text:p>/news-updates/news/2012/jan/oc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377">
            <text:p>598377</text:p>
          </table:table-cell>
          <table:table-cell office:value-type="string">
            <text:p>/news-updates/news/2012/jan/shellfi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49">
            <text:p>598449</text:p>
          </table:table-cell>
          <table:table-cell office:value-type="string">
            <text:p>/news-updates/news/2012/jan/track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908">
            <text:p>597908</text:p>
          </table:table-cell>
          <table:table-cell office:value-type="string">
            <text:p>/news-updates/news/2012/jan/wfacmeet12011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817">
            <text:p>615817</text:p>
          </table:table-cell>
          <table:table-cell office:value-type="string">
            <text:p>/news-updates/new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582">
            <text:p>617582</text:p>
          </table:table-cell>
          <table:table-cell office:value-type="string">
            <text:p>/news-updates/news/2012/jul/allergylab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659">
            <text:p>617659</text:p>
          </table:table-cell>
          <table:table-cell office:value-type="string">
            <text:p>/news-updates/news/2012/jul/annual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764">
            <text:p>621764</text:p>
          </table:table-cell>
          <table:table-cell office:value-type="string">
            <text:p>/news-updates/news/2012/jul/bbqsafet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650">
            <text:p>615650</text:p>
          </table:table-cell>
          <table:table-cell office:value-type="string">
            <text:p>/news-updates/news/2012/jul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17">
            <text:p>615917</text:p>
          </table:table-cell>
          <table:table-cell office:value-type="string">
            <text:p>/news-updates/news/2012/jul/britvi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126">
            <text:p>617126</text:p>
          </table:table-cell>
          <table:table-cell office:value-type="string">
            <text:p>/news-updates/news/2012/jul/burger-king-coca-co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27">
            <text:p>616327</text:p>
          </table:table-cell>
          <table:table-cell office:value-type="string">
            <text:p>/news-updates/news/2012/jul/carrierba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15">
            <text:p>615915</text:p>
          </table:table-cell>
          <table:table-cell office:value-type="string">
            <text:p>/news-updates/news/2012/jul/cdswarn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195">
            <text:p>615195</text:p>
          </table:table-cell>
          <table:table-cell office:value-type="string">
            <text:p>/news-updates/news/2012/jul/ecoli-cross-contamin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883">
            <text:p>615883</text:p>
          </table:table-cell>
          <table:table-cell office:value-type="string">
            <text:p>/news-updates/news/2012/jul/efsapoult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322">
            <text:p>619322</text:p>
          </table:table-cell>
          <table:table-cell office:value-type="string">
            <text:p>/news-updates/news/2012/jul/fellowshi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623">
            <text:p>617623</text:p>
          </table:table-cell>
          <table:table-cell office:value-type="string">
            <text:p>/news-updates/news/2012/jul/fhrslond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772">
            <text:p>622772</text:p>
          </table:table-cell>
          <table:table-cell office:value-type="string">
            <text:p>/news-updates/news/2012/jul/fishfreez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143">
            <text:p>622143</text:p>
          </table:table-cell>
          <table:table-cell office:value-type="string">
            <text:p>/news-updates/news/2012/jul/fsaenewsjul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206">
            <text:p>617206</text:p>
          </table:table-cell>
          <table:table-cell office:value-type="string">
            <text:p>/news-updates/news/2012/jul/gacsframewor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414">
            <text:p>620414</text:p>
          </table:table-cell>
          <table:table-cell office:value-type="string">
            <text:p>/news-updates/news/2012/jul/incidents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558">
            <text:p>617558</text:p>
          </table:table-cell>
          <table:table-cell office:value-type="string">
            <text:p>/news-updates/news/2012/jul/new-members-aca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513">
            <text:p>619513</text:p>
          </table:table-cell>
          <table:table-cell office:value-type="string">
            <text:p>/news-updates/news/2012/jul/new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790">
            <text:p>615790</text:p>
          </table:table-cell>
          <table:table-cell office:value-type="string">
            <text:p>/news-updates/news/2012/jul/newsletter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820">
            <text:p>615820</text:p>
          </table:table-cell>
          <table:table-cell office:value-type="string">
            <text:p>/news-updates/news/2012/jul/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570">
            <text:p>616570</text:p>
          </table:table-cell>
          <table:table-cell office:value-type="string">
            <text:p>/news-updates/news/2012/jul/stratg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472">
            <text:p>620472</text:p>
          </table:table-cell>
          <table:table-cell office:value-type="string">
            <text:p>/news-updates/news/2012/jul/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468">
            <text:p>617468</text:p>
          </table:table-cell>
          <table:table-cell office:value-type="string">
            <text:p>/news-updates/news/2012/jul/tweetch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529">
            <text:p>616529</text:p>
          </table:table-cell>
          <table:table-cell office:value-type="string">
            <text:p>/news-updates/news/2012/jul/zamzam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73">
            <text:p>613173</text:p>
          </table:table-cell>
          <table:table-cell office:value-type="string">
            <text:p>/news-updates/new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250">
            <text:p>615250</text:p>
          </table:table-cell>
          <table:table-cell office:value-type="string">
            <text:p>/news-updates/news/2012/jun/acafmeet15jun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583">
            <text:p>613583</text:p>
          </table:table-cell>
          <table:table-cell office:value-type="string">
            <text:p>/news-updates/news/2012/jun/boardmeetju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273">
            <text:p>613273</text:p>
          </table:table-cell>
          <table:table-cell office:value-type="string">
            <text:p>/news-updates/news/2012/jun/crypt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959">
            <text:p>613959</text:p>
          </table:table-cell>
          <table:table-cell office:value-type="string">
            <text:p>/news-updates/news/2012/jun/elmkirk-limited-prosecu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127">
            <text:p>615127</text:p>
          </table:table-cell>
          <table:table-cell office:value-type="string">
            <text:p>/news-updates/news/2012/jun/facmeeting5jul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005">
            <text:p>615005</text:p>
          </table:table-cell>
          <table:table-cell office:value-type="string">
            <text:p>/news-updates/news/2012/jun/fhrs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654">
            <text:p>615654</text:p>
          </table:table-cell>
          <table:table-cell office:value-type="string">
            <text:p>/news-updates/news/2012/jun/fsanews06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56">
            <text:p>613856</text:p>
          </table:table-cell>
          <table:table-cell office:value-type="string">
            <text:p>/news-updates/news/2012/jun/fsw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326">
            <text:p>613326</text:p>
          </table:table-cell>
          <table:table-cell office:value-type="string">
            <text:p>/news-updates/news/2012/jun/gacsap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542">
            <text:p>614542</text:p>
          </table:table-cell>
          <table:table-cell office:value-type="string">
            <text:p>/news-updates/news/2012/jun/gacsap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006">
            <text:p>614006</text:p>
          </table:table-cell>
          <table:table-cell office:value-type="string">
            <text:p>/news-updates/news/2012/jun/metals-procur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367">
            <text:p>613367</text:p>
          </table:table-cell>
          <table:table-cell office:value-type="string">
            <text:p>/news-updates/news/2012/jun/minoi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015">
            <text:p>614015</text:p>
          </table:table-cell>
          <table:table-cell office:value-type="string">
            <text:p>/news-updates/news/2012/jun/new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501">
            <text:p>613501</text:p>
          </table:table-cell>
          <table:table-cell office:value-type="string">
            <text:p>/news-updates/news/2012/jun/nifac-meeting-cancell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441">
            <text:p>614441</text:p>
          </table:table-cell>
          <table:table-cell office:value-type="string">
            <text:p>/news-updates/news/2012/jun/premiam-con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199">
            <text:p>615199</text:p>
          </table:table-cell>
          <table:table-cell office:value-type="string">
            <text:p>/news-updates/news/2012/jun/qfev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464">
            <text:p>613464</text:p>
          </table:table-cell>
          <table:table-cell office:value-type="string">
            <text:p>/news-updates/news/2012/jun/research-may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167">
            <text:p>615167</text:p>
          </table:table-cell>
          <table:table-cell office:value-type="string">
            <text:p>/news-updates/news/2012/jun/scotgov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156">
            <text:p>615156</text:p>
          </table:table-cell>
          <table:table-cell office:value-type="string">
            <text:p>/news-updates/news/2012/jun/sfac3jul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282">
            <text:p>613282</text:p>
          </table:table-cell>
          <table:table-cell office:value-type="string">
            <text:p>/news-updates/news/2012/jun/sfaccanc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478">
            <text:p>613478</text:p>
          </table:table-cell>
          <table:table-cell office:value-type="string">
            <text:p>/news-updates/news/2012/jun/wfacme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345">
            <text:p>604345</text:p>
          </table:table-cell>
          <table:table-cell office:value-type="string">
            <text:p>/news-updates/new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602">
            <text:p>605602</text:p>
          </table:table-cell>
          <table:table-cell office:value-type="string">
            <text:p>/news-updates/news/2012/mar/60560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22">
            <text:p>605422</text:p>
          </table:table-cell>
          <table:table-cell office:value-type="string">
            <text:p>/news-updates/news/2012/mar/acafmeet7mar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747">
            <text:p>606747</text:p>
          </table:table-cell>
          <table:table-cell office:value-type="string">
            <text:p>/news-updates/news/2012/mar/auditrepor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647">
            <text:p>604647</text:p>
          </table:table-cell>
          <table:table-cell office:value-type="string">
            <text:p>/news-updates/news/2012/mar/bandmsausag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23">
            <text:p>605223</text:p>
          </table:table-cell>
          <table:table-cell office:value-type="string">
            <text:p>/news-updates/news/2012/mar/biotox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323">
            <text:p>607323</text:p>
          </table:table-cell>
          <table:table-cell office:value-type="string">
            <text:p>/news-updates/news/2012/mar/bi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518">
            <text:p>605518</text:p>
          </table:table-cell>
          <table:table-cell office:value-type="string">
            <text:p>/news-updates/news/2012/mar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29">
            <text:p>605429</text:p>
          </table:table-cell>
          <table:table-cell office:value-type="string">
            <text:p>/news-updates/news/2012/mar/boguscal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981">
            <text:p>604981</text:p>
          </table:table-cell>
          <table:table-cell office:value-type="string">
            <text:p>/news-updates/news/2012/mar/bright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085">
            <text:p>605085</text:p>
          </table:table-cell>
          <table:table-cell office:value-type="string">
            <text:p>/news-updates/news/2012/mar/cap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498">
            <text:p>606498</text:p>
          </table:table-cell>
          <table:table-cell office:value-type="string">
            <text:p>/news-updates/news/2012/mar/chernob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547">
            <text:p>604547</text:p>
          </table:table-cell>
          <table:table-cell office:value-type="string">
            <text:p>/news-updates/news/2012/mar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184">
            <text:p>607184</text:p>
          </table:table-cell>
          <table:table-cell office:value-type="string">
            <text:p>/news-updates/news/2012/mar/dai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644">
            <text:p>605644</text:p>
          </table:table-cell>
          <table:table-cell office:value-type="string">
            <text:p>/news-updates/news/2012/mar/efsada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040">
            <text:p>607040</text:p>
          </table:table-cell>
          <table:table-cell office:value-type="string">
            <text:p>/news-updates/news/2012/mar/fhrs-200-local-authorit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843">
            <text:p>605843</text:p>
          </table:table-cell>
          <table:table-cell office:value-type="string">
            <text:p>/news-updates/news/2012/mar/fhrs-laun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47">
            <text:p>604447</text:p>
          </table:table-cell>
          <table:table-cell office:value-type="string">
            <text:p>/news-updates/news/2012/mar/fhrsjoin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606">
            <text:p>607606</text:p>
          </table:table-cell>
          <table:table-cell office:value-type="string">
            <text:p>/news-updates/news/2012/mar/fsaenewsm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422">
            <text:p>607422</text:p>
          </table:table-cell>
          <table:table-cell office:value-type="string">
            <text:p>/news-updates/news/2012/mar/fsas-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354">
            <text:p>604354</text:p>
          </table:table-cell>
          <table:table-cell office:value-type="string">
            <text:p>/news-updates/news/2012/mar/gacsmt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25">
            <text:p>604825</text:p>
          </table:table-cell>
          <table:table-cell office:value-type="string">
            <text:p>/news-updates/news/2012/mar/jarrettc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54">
            <text:p>605454</text:p>
          </table:table-cell>
          <table:table-cell office:value-type="string">
            <text:p>/news-updates/news/2012/mar/lacticac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454">
            <text:p>607454</text:p>
          </table:table-cell>
          <table:table-cell office:value-type="string">
            <text:p>/news-updates/news/2012/mar/march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366">
            <text:p>607366</text:p>
          </table:table-cell>
          <table:table-cell office:value-type="string">
            <text:p>/news-updates/news/2012/mar/mistr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753">
            <text:p>606753</text:p>
          </table:table-cell>
          <table:table-cell office:value-type="string">
            <text:p>/news-updates/news/2012/mar/olympicsstal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038">
            <text:p>605038</text:p>
          </table:table-cell>
          <table:table-cell office:value-type="string">
            <text:p>/news-updates/news/2012/mar/r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37">
            <text:p>605237</text:p>
          </table:table-cell>
          <table:table-cell office:value-type="string">
            <text:p>/news-updates/news/2012/mar/raw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823">
            <text:p>605823</text:p>
          </table:table-cell>
          <table:table-cell office:value-type="string">
            <text:p>/news-updates/news/2012/mar/scotdi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116">
            <text:p>605116</text:p>
          </table:table-cell>
          <table:table-cell office:value-type="string">
            <text:p>/news-updates/news/2012/mar/sfac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744">
            <text:p>604744</text:p>
          </table:table-cell>
          <table:table-cell office:value-type="string">
            <text:p>/news-updates/news/2012/mar/wfac15m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645">
            <text:p>610645</text:p>
          </table:table-cell>
          <table:table-cell office:value-type="string">
            <text:p>/news-updates/new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004">
            <text:p>612004</text:p>
          </table:table-cell>
          <table:table-cell office:value-type="string">
            <text:p>/news-updates/news/2012/may/2012toolk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34">
            <text:p>612534</text:p>
          </table:table-cell>
          <table:table-cell office:value-type="string">
            <text:p>/news-updates/news/2012/may/acnfp-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966">
            <text:p>612966</text:p>
          </table:table-cell>
          <table:table-cell office:value-type="string">
            <text:p>/news-updates/news/2012/may/annual-report-of-incid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633">
            <text:p>611633</text:p>
          </table:table-cell>
          <table:table-cell office:value-type="string">
            <text:p>/news-updates/news/2012/may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598">
            <text:p>611598</text:p>
          </table:table-cell>
          <table:table-cell office:value-type="string">
            <text:p>/news-updates/news/2012/may/boardap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246">
            <text:p>611246</text:p>
          </table:table-cell>
          <table:table-cell office:value-type="string">
            <text:p>/news-updates/news/2012/may/dalgetyrestri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894">
            <text:p>612894</text:p>
          </table:table-cell>
          <table:table-cell office:value-type="string">
            <text:p>/news-updates/news/2012/may/dsm-guidance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504">
            <text:p>611504</text:p>
          </table:table-cell>
          <table:table-cell office:value-type="string">
            <text:p>/news-updates/news/2012/may/fhrs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003">
            <text:p>613003</text:p>
          </table:table-cell>
          <table:table-cell office:value-type="string">
            <text:p>/news-updates/news/2012/may/fhrs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010">
            <text:p>612010</text:p>
          </table:table-cell>
          <table:table-cell office:value-type="string">
            <text:p>/news-updates/news/2012/may/food-hygiene-video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115">
            <text:p>612115</text:p>
          </table:table-cell>
          <table:table-cell office:value-type="string">
            <text:p>/news-updates/news/2012/may/front-of-pac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822">
            <text:p>612822</text:p>
          </table:table-cell>
          <table:table-cell office:value-type="string">
            <text:p>/news-updates/news/2012/may/list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79">
            <text:p>613179</text:p>
          </table:table-cell>
          <table:table-cell office:value-type="string">
            <text:p>/news-updates/news/2012/may/may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255">
            <text:p>611255</text:p>
          </table:table-cell>
          <table:table-cell office:value-type="string">
            <text:p>/news-updates/news/2012/may/methylcellulo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663">
            <text:p>610663</text:p>
          </table:table-cell>
          <table:table-cell office:value-type="string">
            <text:p>/news-updates/news/2012/may/nifac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825">
            <text:p>611825</text:p>
          </table:table-cell>
          <table:table-cell office:value-type="string">
            <text:p>/news-updates/news/2012/may/novel-baker-yea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235">
            <text:p>611235</text:p>
          </table:table-cell>
          <table:table-cell office:value-type="string">
            <text:p>/news-updates/news/2012/may/occontra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304">
            <text:p>611304</text:p>
          </table:table-cell>
          <table:table-cell office:value-type="string">
            <text:p>/news-updates/news/2012/may/reg-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730">
            <text:p>611730</text:p>
          </table:table-cell>
          <table:table-cell office:value-type="string">
            <text:p>/news-updates/news/2012/may/research-apr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672">
            <text:p>612672</text:p>
          </table:table-cell>
          <table:table-cell office:value-type="string">
            <text:p>/news-updates/news/2012/may/rvc-train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613">
            <text:p>611613</text:p>
          </table:table-cell>
          <table:table-cell office:value-type="string">
            <text:p>/news-updates/news/2012/may/scot-food-advisory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335">
            <text:p>612335</text:p>
          </table:table-cell>
          <table:table-cell office:value-type="string">
            <text:p>/news-updates/news/2012/may/shellfishte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73">
            <text:p>612573</text:p>
          </table:table-cell>
          <table:table-cell office:value-type="string">
            <text:p>/news-updates/news/2012/may/sparr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675">
            <text:p>612675</text:p>
          </table:table-cell>
          <table:table-cell office:value-type="string">
            <text:p>/news-updates/news/2012/may/streetpart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175">
            <text:p>611175</text:p>
          </table:table-cell>
          <table:table-cell office:value-type="string">
            <text:p>/news-updates/news/2012/may/welshfacm1705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369">
            <text:p>642369</text:p>
          </table:table-cell>
          <table:table-cell office:value-type="string">
            <text:p>/news-updates/new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957">
            <text:p>645957</text:p>
          </table:table-cell>
          <table:table-cell office:value-type="string">
            <text:p>/news-updates/news/2012/nov/acmsfannrep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214">
            <text:p>643214</text:p>
          </table:table-cell>
          <table:table-cell office:value-type="string">
            <text:p>/news-updates/news/2012/nov/acnfp-recruit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350">
            <text:p>643350</text:p>
          </table:table-cell>
          <table:table-cell office:value-type="string">
            <text:p>/news-updates/news/2012/nov/ACSMF-recrui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100">
            <text:p>646100</text:p>
          </table:table-cell>
          <table:table-cell office:value-type="string">
            <text:p>/news-updates/news/2012/nov/birmingh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364">
            <text:p>646364</text:p>
          </table:table-cell>
          <table:table-cell office:value-type="string">
            <text:p>/news-updates/news/2012/nov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304">
            <text:p>646304</text:p>
          </table:table-cell>
          <table:table-cell office:value-type="string">
            <text:p>/news-updates/news/2012/nov/chernob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832">
            <text:p>644832</text:p>
          </table:table-cell>
          <table:table-cell office:value-type="string">
            <text:p>/news-updates/news/2012/nov/COMchair-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455">
            <text:p>643455</text:p>
          </table:table-cell>
          <table:table-cell office:value-type="string">
            <text:p>/news-updates/news/2012/nov/defra-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46">
            <text:p>642546</text:p>
          </table:table-cell>
          <table:table-cell office:value-type="string">
            <text:p>/news-updates/news/2012/nov/dnp-warn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925">
            <text:p>645925</text:p>
          </table:table-cell>
          <table:table-cell office:value-type="string">
            <text:p>/news-updates/news/2012/nov/e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897">
            <text:p>642897</text:p>
          </table:table-cell>
          <table:table-cell office:value-type="string">
            <text:p>/news-updates/news/2012/nov/festive-fh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615">
            <text:p>644615</text:p>
          </table:table-cell>
          <table:table-cell office:value-type="string">
            <text:p>/news-updates/news/2012/nov/food-hygiene-delivery-program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827">
            <text:p>643827</text:p>
          </table:table-cell>
          <table:table-cell office:value-type="string">
            <text:p>/news-updates/news/2012/nov/fsa-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049">
            <text:p>643049</text:p>
          </table:table-cell>
          <table:table-cell office:value-type="string">
            <text:p>/news-updates/news/2012/nov/fsa-board-meeting-onli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379">
            <text:p>642379</text:p>
          </table:table-cell>
          <table:table-cell office:value-type="string">
            <text:p>/news-updates/news/2012/nov/fsa-board-recruit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435">
            <text:p>646435</text:p>
          </table:table-cell>
          <table:table-cell office:value-type="string">
            <text:p>/news-updates/news/2012/nov/fsaenews2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637">
            <text:p>642637</text:p>
          </table:table-cell>
          <table:table-cell office:value-type="string">
            <text:p>/news-updates/news/2012/nov/FSAresearch-Oct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427">
            <text:p>646427</text:p>
          </table:table-cell>
          <table:table-cell office:value-type="string">
            <text:p>/news-updates/news/2012/nov/ncp-ex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373">
            <text:p>644373</text:p>
          </table:table-cell>
          <table:table-cell office:value-type="string">
            <text:p>/news-updates/news/2012/nov/noro_j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358">
            <text:p>645358</text:p>
          </table:table-cell>
          <table:table-cell office:value-type="string">
            <text:p>/news-updates/news/2012/nov/salmon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685">
            <text:p>645685</text:p>
          </table:table-cell>
          <table:table-cell office:value-type="string">
            <text:p>/news-updates/news/2012/nov/tenderBFR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038">
            <text:p>637038</text:p>
          </table:table-cell>
          <table:table-cell office:value-type="string">
            <text:p>/news-updates/new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574">
            <text:p>637574</text:p>
          </table:table-cell>
          <table:table-cell office:value-type="string">
            <text:p>/news-updates/news/2012/oct/acafmeet1909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613">
            <text:p>638613</text:p>
          </table:table-cell>
          <table:table-cell office:value-type="string">
            <text:p>/news-updates/news/2012/oct/efsa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291">
            <text:p>637291</text:p>
          </table:table-cell>
          <table:table-cell office:value-type="string">
            <text:p>/news-updates/news/2012/oct/fhrs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341">
            <text:p>637341</text:p>
          </table:table-cell>
          <table:table-cell office:value-type="string">
            <text:p>/news-updates/news/2012/oct/finalpl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528">
            <text:p>641528</text:p>
          </table:table-cell>
          <table:table-cell office:value-type="string">
            <text:p>/news-updates/news/2012/oct/food-handl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091">
            <text:p>642091</text:p>
          </table:table-cell>
          <table:table-cell office:value-type="string">
            <text:p>/news-updates/news/2012/oct/fsa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226">
            <text:p>642226</text:p>
          </table:table-cell>
          <table:table-cell office:value-type="string">
            <text:p>/news-updates/news/2012/oct/GACS-new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598">
            <text:p>640598</text:p>
          </table:table-cell>
          <table:table-cell office:value-type="string">
            <text:p>/news-updates/news/2012/oct/gasc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413">
            <text:p>640413</text:p>
          </table:table-cell>
          <table:table-cell office:value-type="string">
            <text:p>/news-updates/news/2012/oct/hygiene-remi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553">
            <text:p>638553</text:p>
          </table:table-cell>
          <table:table-cell office:value-type="string">
            <text:p>/news-updates/news/2012/oct/lead-sh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990">
            <text:p>641990</text:p>
          </table:table-cell>
          <table:table-cell office:value-type="string">
            <text:p>/news-updates/news/2012/oct/new-auditrepor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729">
            <text:p>638729</text:p>
          </table:table-cell>
          <table:table-cell office:value-type="string">
            <text:p>/news-updates/news/2012/oct/nitrog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365">
            <text:p>638365</text:p>
          </table:table-cell>
          <table:table-cell office:value-type="string">
            <text:p>/news-updates/news/2012/oct/novel-car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164">
            <text:p>640164</text:p>
          </table:table-cell>
          <table:table-cell office:value-type="string">
            <text:p>/news-updates/news/2012/oct/radioactivity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971">
            <text:p>636971</text:p>
          </table:table-cell>
          <table:table-cell office:value-type="string">
            <text:p>/news-updates/news/2012/oct/research-call-norovir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239">
            <text:p>640239</text:p>
          </table:table-cell>
          <table:table-cell office:value-type="string">
            <text:p>/news-updates/news/2012/oct/response-ds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318">
            <text:p>642318</text:p>
          </table:table-cell>
          <table:table-cell office:value-type="string">
            <text:p>/news-updates/news/2012/oct/tender-foodsampl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20">
            <text:p>633420</text:p>
          </table:table-cell>
          <table:table-cell office:value-type="string">
            <text:p>/news-updates/new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968">
            <text:p>634968</text:p>
          </table:table-cell>
          <table:table-cell office:value-type="string">
            <text:p>/news-updates/news/2012/sep/acnfp-new-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489">
            <text:p>634489</text:p>
          </table:table-cell>
          <table:table-cell office:value-type="string">
            <text:p>/news-updates/news/2012/sep/assurance-schem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558">
            <text:p>634558</text:p>
          </table:table-cell>
          <table:table-cell office:value-type="string">
            <text:p>/news-updates/news/2012/sep/board-decis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461">
            <text:p>634461</text:p>
          </table:table-cell>
          <table:table-cell office:value-type="string">
            <text:p>/news-updates/news/2012/sep/boardmeeting1209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923">
            <text:p>634923</text:p>
          </table:table-cell>
          <table:table-cell office:value-type="string">
            <text:p>/news-updates/news/2012/sep/book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84">
            <text:p>633884</text:p>
          </table:table-cell>
          <table:table-cell office:value-type="string">
            <text:p>/news-updates/news/2012/sep/b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26">
            <text:p>636826</text:p>
          </table:table-cell>
          <table:table-cell office:value-type="string">
            <text:p>/news-updates/news/2012/sep/cot-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21">
            <text:p>636121</text:p>
          </table:table-cell>
          <table:table-cell office:value-type="string">
            <text:p>/news-updates/news/2012/sep/czech-b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769">
            <text:p>636769</text:p>
          </table:table-cell>
          <table:table-cell office:value-type="string">
            <text:p>/news-updates/news/2012/sep/czech-spritis-b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188">
            <text:p>635188</text:p>
          </table:table-cell>
          <table:table-cell office:value-type="string">
            <text:p>/news-updates/news/2012/sep/czechspir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996">
            <text:p>636996</text:p>
          </table:table-cell>
          <table:table-cell office:value-type="string">
            <text:p>/news-updates/news/2012/sep/fsanews09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711">
            <text:p>633711</text:p>
          </table:table-cell>
          <table:table-cell office:value-type="string">
            <text:p>/news-updates/news/2012/sep/hotdogs-newslet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579">
            <text:p>635579</text:p>
          </table:table-cell>
          <table:table-cell office:value-type="string">
            <text:p>/news-updates/news/2012/sep/nanotechnologies-group-agen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24">
            <text:p>636124</text:p>
          </table:table-cell>
          <table:table-cell office:value-type="string">
            <text:p>/news-updates/news/2012/sep/scienceannu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578">
            <text:p>636578</text:p>
          </table:table-cell>
          <table:table-cell office:value-type="string">
            <text:p>/news-updates/news/2012/sep/ssrc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628">
            <text:p>633628</text:p>
          </table:table-cell>
          <table:table-cell office:value-type="string">
            <text:p>/news-updates/news/2012/sep/toxoplasm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953">
            <text:p>634953</text:p>
          </table:table-cell>
          <table:table-cell office:value-type="string">
            <text:p>/news-updates/news/2012/sep/waste-reu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88">
            <text:p>649288</text:p>
          </table:table-cell>
          <table:table-cell office:value-type="string">
            <text:p>/news-updates/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26">
            <text:p>663026</text:p>
          </table:table-cell>
          <table:table-cell office:value-type="string">
            <text:p>/news-updates/new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827">
            <text:p>664827</text:p>
          </table:table-cell>
          <table:table-cell office:value-type="string">
            <text:p>/news-updates/news/2013/apr/asda-bu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394">
            <text:p>663394</text:p>
          </table:table-cell>
          <table:table-cell office:value-type="string">
            <text:p>/news-updates/news/2013/apr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844">
            <text:p>667844</text:p>
          </table:table-cell>
          <table:table-cell office:value-type="string">
            <text:p>/news-updates/news/2013/apr/chairf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224">
            <text:p>667224</text:p>
          </table:table-cell>
          <table:table-cell office:value-type="string">
            <text:p>/news-updates/news/2013/apr/chia-see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240">
            <text:p>668240</text:p>
          </table:table-cell>
          <table:table-cell office:value-type="string">
            <text:p>/news-updates/news/2013/apr/decontamination.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228">
            <text:p>666228</text:p>
          </table:table-cell>
          <table:table-cell office:value-type="string">
            <text:p>/news-updates/news/2013/apr/eu-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433">
            <text:p>667433</text:p>
          </table:table-cell>
          <table:table-cell office:value-type="string">
            <text:p>/news-updates/news/2013/apr/fin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532">
            <text:p>667532</text:p>
          </table:table-cell>
          <table:table-cell office:value-type="string">
            <text:p>/news-updates/news/2013/apr/fsa.enews.april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525">
            <text:p>663525</text:p>
          </table:table-cell>
          <table:table-cell office:value-type="string">
            <text:p>/news-updates/news/2013/apr/fsa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607">
            <text:p>666607</text:p>
          </table:table-cell>
          <table:table-cell office:value-type="string">
            <text:p>/news-updates/news/2013/apr/furan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463">
            <text:p>665463</text:p>
          </table:table-cell>
          <table:table-cell office:value-type="string">
            <text:p>/news-updates/news/2013/apr/novel-algal-oi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662">
            <text:p>666662</text:p>
          </table:table-cell>
          <table:table-cell office:value-type="string">
            <text:p>/news-updates/news/2013/apr/rdna-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441">
            <text:p>666441</text:p>
          </table:table-cell>
          <table:table-cell office:value-type="string">
            <text:p>/news-updates/news/2013/apr/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87">
            <text:p>664687</text:p>
          </table:table-cell>
          <table:table-cell office:value-type="string">
            <text:p>/news-updates/news/2013/apr/survey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186">
            <text:p>681186</text:p>
          </table:table-cell>
          <table:table-cell office:value-type="string">
            <text:p>/news-updates/new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114">
            <text:p>683114</text:p>
          </table:table-cell>
          <table:table-cell office:value-type="string">
            <text:p>/news-updates/news/2013/aug/allergy-adv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92">
            <text:p>682692</text:p>
          </table:table-cell>
          <table:table-cell office:value-type="string">
            <text:p>/news-updates/news/2013/aug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329">
            <text:p>683329</text:p>
          </table:table-cell>
          <table:table-cell office:value-type="string">
            <text:p>/news-updates/news/2013/aug/campylobac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059">
            <text:p>682059</text:p>
          </table:table-cell>
          <table:table-cell office:value-type="string">
            <text:p>/news-updates/news/2013/aug/dn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855">
            <text:p>682855</text:p>
          </table:table-cell>
          <table:table-cell office:value-type="string">
            <text:p>/news-updates/news/2013/aug/efsa-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05">
            <text:p>682605</text:p>
          </table:table-cell>
          <table:table-cell office:value-type="string">
            <text:p>/news-updates/news/2013/aug/let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557">
            <text:p>681557</text:p>
          </table:table-cell>
          <table:table-cell office:value-type="string">
            <text:p>/news-updates/news/2013/aug/listeria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164">
            <text:p>696164</text:p>
          </table:table-cell>
          <table:table-cell office:value-type="string">
            <text:p>/news-updates/new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63">
            <text:p>696563</text:p>
          </table:table-cell>
          <table:table-cell office:value-type="string">
            <text:p>/news-updates/news/2013/dec/asparta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538">
            <text:p>697538</text:p>
          </table:table-cell>
          <table:table-cell office:value-type="string">
            <text:p>/news-updates/news/2013/dec/caribbean-soft-drin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70">
            <text:p>696470</text:p>
          </table:table-cell>
          <table:table-cell office:value-type="string">
            <text:p>/news-updates/news/2013/dec/chiasee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251">
            <text:p>696251</text:p>
          </table:table-cell>
          <table:table-cell office:value-type="string">
            <text:p>/news-updates/news/2013/dec/christma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196">
            <text:p>697196</text:p>
          </table:table-cell>
          <table:table-cell office:value-type="string">
            <text:p>/news-updates/news/2013/dec/christmas-campaig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866">
            <text:p>696866</text:p>
          </table:table-cell>
          <table:table-cell office:value-type="string">
            <text:p>/news-updates/news/2013/dec/cleve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44">
            <text:p>696444</text:p>
          </table:table-cell>
          <table:table-cell office:value-type="string">
            <text:p>/news-updates/news/2013/dec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150">
            <text:p>697150</text:p>
          </table:table-cell>
          <table:table-cell office:value-type="string">
            <text:p>/news-updates/news/2013/dec/efsa-asparta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396">
            <text:p>697396</text:p>
          </table:table-cell>
          <table:table-cell office:value-type="string">
            <text:p>/news-updates/news/2013/dec/elliott-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547">
            <text:p>698547</text:p>
          </table:table-cell>
          <table:table-cell office:value-type="string">
            <text:p>/news-updates/news/2013/dec/gacs-reappoint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981">
            <text:p>697981</text:p>
          </table:table-cell>
          <table:table-cell office:value-type="string">
            <text:p>/news-updates/news/2013/dec/mancp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843">
            <text:p>697843</text:p>
          </table:table-cell>
          <table:table-cell office:value-type="string">
            <text:p>/news-updates/news/2013/dec/msm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760">
            <text:p>696760</text:p>
          </table:table-cell>
          <table:table-cell office:value-type="string">
            <text:p>/news-updates/news/2013/dec/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646">
            <text:p>697646</text:p>
          </table:table-cell>
          <table:table-cell office:value-type="string">
            <text:p>/news-updates/news/2013/dec/smok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466">
            <text:p>698466</text:p>
          </table:table-cell>
          <table:table-cell office:value-type="string">
            <text:p>/news-updates/news/2013/dec/turk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47">
            <text:p>653447</text:p>
          </table:table-cell>
          <table:table-cell office:value-type="string">
            <text:p>/news-updates/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546">
            <text:p>653546</text:p>
          </table:table-cell>
          <table:table-cell office:value-type="string">
            <text:p>/news-updates/news/2013/feb/acafrecruit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74">
            <text:p>655974</text:p>
          </table:table-cell>
          <table:table-cell office:value-type="string">
            <text:p>/news-updates/news/2013/feb/acnfp-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086">
            <text:p>655086</text:p>
          </table:table-cell>
          <table:table-cell office:value-type="string">
            <text:p>/news-updates/news/2013/feb/adv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015">
            <text:p>655015</text:p>
          </table:table-cell>
          <table:table-cell office:value-type="string">
            <text:p>/news-updates/news/2013/feb/aldi-horse-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726">
            <text:p>653726</text:p>
          </table:table-cell>
          <table:table-cell office:value-type="string">
            <text:p>/news-updates/news/2013/feb/bite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52">
            <text:p>657252</text:p>
          </table:table-cell>
          <table:table-cell office:value-type="string">
            <text:p>/news-updates/news/2013/feb/burger-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35">
            <text:p>657135</text:p>
          </table:table-cell>
          <table:table-cell office:value-type="string">
            <text:p>/news-updates/news/2013/feb/burgerwithdraw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859">
            <text:p>655859</text:p>
          </table:table-cell>
          <table:table-cell office:value-type="string">
            <text:p>/news-updates/news/2013/feb/bute-carcasses-resul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567">
            <text:p>657567</text:p>
          </table:table-cell>
          <table:table-cell office:value-type="string">
            <text:p>/news-updates/news/2013/feb/cattle.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881">
            <text:p>657881</text:p>
          </table:table-cell>
          <table:table-cell office:value-type="string">
            <text:p>/news-updates/news/2013/feb/eu-sampl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696">
            <text:p>654696</text:p>
          </table:table-cell>
          <table:table-cell office:value-type="string">
            <text:p>/news-updates/news/2013/feb/find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660">
            <text:p>655660</text:p>
          </table:table-cell>
          <table:table-cell office:value-type="string">
            <text:p>/news-updates/news/2013/feb/fsa-raid-horse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90">
            <text:p>653690</text:p>
          </table:table-cell>
          <table:table-cell office:value-type="string">
            <text:p>/news-updates/news/2013/feb/fsa-stat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723">
            <text:p>655723</text:p>
          </table:table-cell>
          <table:table-cell office:value-type="string">
            <text:p>/news-updates/news/2013/feb/fsaenewsfeb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34">
            <text:p>656134</text:p>
          </table:table-cell>
          <table:table-cell office:value-type="string">
            <text:p>/news-updates/news/2013/feb/horse-meat-te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398">
            <text:p>655398</text:p>
          </table:table-cell>
          <table:table-cell office:value-type="string">
            <text:p>/news-updates/news/2013/feb/horse-te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726">
            <text:p>654726</text:p>
          </table:table-cell>
          <table:table-cell office:value-type="string">
            <text:p>/news-updates/news/2013/feb/investigation-stat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98">
            <text:p>653498</text:p>
          </table:table-cell>
          <table:table-cell office:value-type="string">
            <text:p>/news-updates/news/2013/feb/m-o-j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50">
            <text:p>655950</text:p>
          </table:table-cell>
          <table:table-cell office:value-type="string">
            <text:p>/news-updates/news/2013/feb/march-fsa-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078">
            <text:p>656078</text:p>
          </table:table-cell>
          <table:table-cell office:value-type="string">
            <text:p>/news-updates/news/2013/feb/meat-plant-arre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838">
            <text:p>656838</text:p>
          </table:table-cell>
          <table:table-cell office:value-type="string">
            <text:p>/news-updates/news/2013/feb/meattesting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043">
            <text:p>655043</text:p>
          </table:table-cell>
          <table:table-cell office:value-type="string">
            <text:p>/news-updates/news/2013/feb/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700">
            <text:p>653700</text:p>
          </table:table-cell>
          <table:table-cell office:value-type="string">
            <text:p>/news-updates/news/2013/feb/ni-hor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25">
            <text:p>656125</text:p>
          </table:table-cell>
          <table:table-cell office:value-type="string">
            <text:p>/news-updates/news/2013/feb/police-investig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783">
            <text:p>653783</text:p>
          </table:table-cell>
          <table:table-cell office:value-type="string">
            <text:p>/news-updates/news/2013/feb/protoc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050">
            <text:p>656050</text:p>
          </table:table-cell>
          <table:table-cell office:value-type="string">
            <text:p>/news-updates/news/2013/feb/rangeland-foo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19">
            <text:p>657319</text:p>
          </table:table-cell>
          <table:table-cell office:value-type="string">
            <text:p>/news-updates/news/2013/feb/results-seco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78">
            <text:p>657278</text:p>
          </table:table-cell>
          <table:table-cell office:value-type="string">
            <text:p>/news-updates/news/2013/feb/scot-food-advisory-meeting.feb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395">
            <text:p>655395</text:p>
          </table:table-cell>
          <table:table-cell office:value-type="string">
            <text:p>/news-updates/news/2013/feb/tesco-bologne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712">
            <text:p>654712</text:p>
          </table:table-cell>
          <table:table-cell office:value-type="string">
            <text:p>/news-updates/news/2013/feb/testing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50">
            <text:p>657950</text:p>
          </table:table-cell>
          <table:table-cell office:value-type="string">
            <text:p>/news-updates/news/2013/feb/trichinellau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97">
            <text:p>649297</text:p>
          </table:table-cell>
          <table:table-cell office:value-type="string">
            <text:p>/news-updates/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228">
            <text:p>653228</text:p>
          </table:table-cell>
          <table:table-cell office:value-type="string">
            <text:p>/news-updates/news/2013/jan/acafmeet16jan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341">
            <text:p>653341</text:p>
          </table:table-cell>
          <table:table-cell office:value-type="string">
            <text:p>/news-updates/news/2013/jan/allergyremi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038">
            <text:p>651038</text:p>
          </table:table-cell>
          <table:table-cell office:value-type="string">
            <text:p>/news-updates/news/2013/jan/annual-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792">
            <text:p>650792</text:p>
          </table:table-cell>
          <table:table-cell office:value-type="string">
            <text:p>/news-updates/news/2013/jan/bsete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301">
            <text:p>652301</text:p>
          </table:table-cell>
          <table:table-cell office:value-type="string">
            <text:p>/news-updates/news/2013/jan/bute-horse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350">
            <text:p>652350</text:p>
          </table:table-cell>
          <table:table-cell office:value-type="string">
            <text:p>/news-updates/news/2013/jan/bute-horsemeat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07">
            <text:p>650107</text:p>
          </table:table-cell>
          <table:table-cell office:value-type="string">
            <text:p>/news-updates/news/2013/jan/capability-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226">
            <text:p>651226</text:p>
          </table:table-cell>
          <table:table-cell office:value-type="string">
            <text:p>/news-updates/news/2013/jan/commonweal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539">
            <text:p>650539</text:p>
          </table:table-cell>
          <table:table-cell office:value-type="string">
            <text:p>/news-updates/news/2013/jan/Dec12Jan13-e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642">
            <text:p>649642</text:p>
          </table:table-cell>
          <table:table-cell office:value-type="string">
            <text:p>/news-updates/news/2013/jan/fsa-open-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41">
            <text:p>649941</text:p>
          </table:table-cell>
          <table:table-cell office:value-type="string">
            <text:p>/news-updates/news/2013/jan/FSAresearch.Jan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60">
            <text:p>650160</text:p>
          </table:table-cell>
          <table:table-cell office:value-type="string">
            <text:p>/news-updates/news/2013/jan/g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874">
            <text:p>650874</text:p>
          </table:table-cell>
          <table:table-cell office:value-type="string">
            <text:p>/news-updates/news/2013/jan/hor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194">
            <text:p>651194</text:p>
          </table:table-cell>
          <table:table-cell office:value-type="string">
            <text:p>/news-updates/news/2013/jan/horse-abu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441">
            <text:p>652441</text:p>
          </table:table-cell>
          <table:table-cell office:value-type="string">
            <text:p>/news-updates/news/2013/jan/horse-dna-third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180">
            <text:p>651180</text:p>
          </table:table-cell>
          <table:table-cell office:value-type="string">
            <text:p>/news-updates/news/2013/jan/horse-pig-dn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977">
            <text:p>650977</text:p>
          </table:table-cell>
          <table:table-cell office:value-type="string">
            <text:p>/news-updates/news/2013/jan/horse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46">
            <text:p>652246</text:p>
          </table:table-cell>
          <table:table-cell office:value-type="string">
            <text:p>/news-updates/news/2013/jan/norovirus-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71">
            <text:p>652671</text:p>
          </table:table-cell>
          <table:table-cell office:value-type="string">
            <text:p>/news-updates/news/2013/jan/novel-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52">
            <text:p>652652</text:p>
          </table:table-cell>
          <table:table-cell office:value-type="string">
            <text:p>/news-updates/news/2013/jan/novel-shel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198">
            <text:p>651198</text:p>
          </table:table-cell>
          <table:table-cell office:value-type="string">
            <text:p>/news-updates/news/2013/jan/raw-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288">
            <text:p>653288</text:p>
          </table:table-cell>
          <table:table-cell office:value-type="string">
            <text:p>/news-updates/news/2013/jan/sci.evid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329">
            <text:p>673329</text:p>
          </table:table-cell>
          <table:table-cell office:value-type="string">
            <text:p>/news-updates/new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339">
            <text:p>679339</text:p>
          </table:table-cell>
          <table:table-cell office:value-type="string">
            <text:p>/news-updates/news/2013/jul/animal-heal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257">
            <text:p>679257</text:p>
          </table:table-cell>
          <table:table-cell office:value-type="string">
            <text:p>/news-updates/news/2013/jul/annual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388">
            <text:p>676388</text:p>
          </table:table-cell>
          <table:table-cell office:value-type="string">
            <text:p>/news-updates/news/2013/jul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202">
            <text:p>679202</text:p>
          </table:table-cell>
          <table:table-cell office:value-type="string">
            <text:p>/news-updates/news/2013/jul/bogus-emai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508">
            <text:p>677508</text:p>
          </table:table-cell>
          <table:table-cell office:value-type="string">
            <text:p>/news-updates/news/2013/jul/caterers-not-using-six-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921">
            <text:p>676921</text:p>
          </table:table-cell>
          <table:table-cell office:value-type="string">
            <text:p>/news-updates/news/2013/jul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729">
            <text:p>678729</text:p>
          </table:table-cell>
          <table:table-cell office:value-type="string">
            <text:p>/news-updates/news/2013/jul/cost-proposed-stricter-listeria-criter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037">
            <text:p>677037</text:p>
          </table:table-cell>
          <table:table-cell office:value-type="string">
            <text:p>/news-updates/news/2013/jul/curryleav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47">
            <text:p>679547</text:p>
          </table:table-cell>
          <table:table-cell office:value-type="string">
            <text:p>/news-updates/news/2013/jul/efsa-bp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166">
            <text:p>679166</text:p>
          </table:table-cell>
          <table:table-cell office:value-type="string">
            <text:p>/news-updates/news/2013/jul/fdsafety-fellowshi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69">
            <text:p>677669</text:p>
          </table:table-cell>
          <table:table-cell office:value-type="string">
            <text:p>/news-updates/news/2013/jul/food-hygiene-rating-display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52">
            <text:p>679552</text:p>
          </table:table-cell>
          <table:table-cell office:value-type="string">
            <text:p>/news-updates/news/2013/jul/freshveg-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07">
            <text:p>679407</text:p>
          </table:table-cell>
          <table:table-cell office:value-type="string">
            <text:p>/news-updates/news/2013/jul/fsaenewsjul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98">
            <text:p>676498</text:p>
          </table:table-cell>
          <table:table-cell office:value-type="string">
            <text:p>/news-updates/news/2013/jul/fsastatement-tbris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050">
            <text:p>680050</text:p>
          </table:table-cell>
          <table:table-cell office:value-type="string">
            <text:p>/news-updates/news/2013/jul/hal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109">
            <text:p>678109</text:p>
          </table:table-cell>
          <table:table-cell office:value-type="string">
            <text:p>/news-updates/news/2013/jul/horse-ac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289">
            <text:p>677289</text:p>
          </table:table-cell>
          <table:table-cell office:value-type="string">
            <text:p>/news-updates/news/2013/jul/horse-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769">
            <text:p>676769</text:p>
          </table:table-cell>
          <table:table-cell office:value-type="string">
            <text:p>/news-updates/news/2013/jul/industry-gu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03">
            <text:p>677603</text:p>
          </table:table-cell>
          <table:table-cell office:value-type="string">
            <text:p>/news-updates/news/2013/jul/kitchen-lif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186">
            <text:p>679186</text:p>
          </table:table-cell>
          <table:table-cell office:value-type="string">
            <text:p>/news-updates/news/2013/jul/meat-pie-hor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058">
            <text:p>680058</text:p>
          </table:table-cell>
          <table:table-cell office:value-type="string">
            <text:p>/news-updates/news/2013/jul/meat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092">
            <text:p>678092</text:p>
          </table:table-cell>
          <table:table-cell office:value-type="string">
            <text:p>/news-updates/news/2013/jul/research-april-june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575">
            <text:p>678575</text:p>
          </table:table-cell>
          <table:table-cell office:value-type="string">
            <text:p>/news-updates/news/2013/jul/rtc-animal-fe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190">
            <text:p>678190</text:p>
          </table:table-cell>
          <table:table-cell office:value-type="string">
            <text:p>/news-updates/news/2013/jul/safefood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88">
            <text:p>679688</text:p>
          </table:table-cell>
          <table:table-cell office:value-type="string">
            <text:p>/news-updates/news/2013/jul/shellfi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932">
            <text:p>678932</text:p>
          </table:table-cell>
          <table:table-cell office:value-type="string">
            <text:p>/news-updates/news/2013/jul/tracker-may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953">
            <text:p>677953</text:p>
          </table:table-cell>
          <table:table-cell office:value-type="string">
            <text:p>/news-updates/news/2013/jul/tsi-fa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876">
            <text:p>671876</text:p>
          </table:table-cell>
          <table:table-cell office:value-type="string">
            <text:p>/news-updates/news/2013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790">
            <text:p>675790</text:p>
          </table:table-cell>
          <table:table-cell office:value-type="string">
            <text:p>/news-updates/news/2013/jun/acaf-appointm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772">
            <text:p>673772</text:p>
          </table:table-cell>
          <table:table-cell office:value-type="string">
            <text:p>/news-updates/news/2013/jun/beef-product-tes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793">
            <text:p>672793</text:p>
          </table:table-cell>
          <table:table-cell office:value-type="string">
            <text:p>/news-updates/news/2013/jun/bsebrea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342">
            <text:p>673342</text:p>
          </table:table-cell>
          <table:table-cell office:value-type="string">
            <text:p>/news-updates/news/2013/jun/campy-geno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544">
            <text:p>674544</text:p>
          </table:table-cell>
          <table:table-cell office:value-type="string">
            <text:p>/news-updates/news/2013/jun/chia-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928">
            <text:p>672928</text:p>
          </table:table-cell>
          <table:table-cell office:value-type="string">
            <text:p>/news-updates/news/2013/jun/chia-see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458">
            <text:p>675458</text:p>
          </table:table-cell>
          <table:table-cell office:value-type="string">
            <text:p>/news-updates/news/2013/jun/cop-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061">
            <text:p>676061</text:p>
          </table:table-cell>
          <table:table-cell office:value-type="string">
            <text:p>/news-updates/news/2013/jun/efsa-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082">
            <text:p>676082</text:p>
          </table:table-cell>
          <table:table-cell office:value-type="string">
            <text:p>/news-updates/news/2013/jun/fsa-incid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850">
            <text:p>674850</text:p>
          </table:table-cell>
          <table:table-cell office:value-type="string">
            <text:p>/news-updates/news/2013/jun/fsa-june-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358">
            <text:p>672358</text:p>
          </table:table-cell>
          <table:table-cell office:value-type="string">
            <text:p>/news-updates/news/2013/jun/fsaboard-meeting-liv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565">
            <text:p>672565</text:p>
          </table:table-cell>
          <table:table-cell office:value-type="string">
            <text:p>/news-updates/news/2013/jun/horse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187">
            <text:p>673187</text:p>
          </table:table-cell>
          <table:table-cell office:value-type="string">
            <text:p>/news-updates/news/2013/jun/kitchen-check-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014">
            <text:p>676014</text:p>
          </table:table-cell>
          <table:table-cell office:value-type="string">
            <text:p>/news-updates/news/2013/jun/manc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595">
            <text:p>674595</text:p>
          </table:table-cell>
          <table:table-cell office:value-type="string">
            <text:p>/news-updates/news/2013/jun/novel-food-ingredi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652">
            <text:p>675652</text:p>
          </table:table-cell>
          <table:table-cell office:value-type="string">
            <text:p>/news-updates/news/2013/jun/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66">
            <text:p>658166</text:p>
          </table:table-cell>
          <table:table-cell office:value-type="string">
            <text:p>/news-updates/news/201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670">
            <text:p>658670</text:p>
          </table:table-cell>
          <table:table-cell office:value-type="string">
            <text:p>/news-updates/news/2013/mar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37">
            <text:p>659537</text:p>
          </table:table-cell>
          <table:table-cell office:value-type="string">
            <text:p>/news-updates/news/2013/mar/bodd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902">
            <text:p>658902</text:p>
          </table:table-cell>
          <table:table-cell office:value-type="string">
            <text:p>/news-updates/news/2013/mar/bse-brea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82">
            <text:p>661382</text:p>
          </table:table-cell>
          <table:table-cell office:value-type="string">
            <text:p>/news-updates/news/2013/mar/crypto-find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50">
            <text:p>659450</text:p>
          </table:table-cell>
          <table:table-cell office:value-type="string">
            <text:p>/news-updates/news/2013/mar/dalgetybaysea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607">
            <text:p>658607</text:p>
          </table:table-cell>
          <table:table-cell office:value-type="string">
            <text:p>/news-updates/news/2013/mar/ecoli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15">
            <text:p>661315</text:p>
          </table:table-cell>
          <table:table-cell office:value-type="string">
            <text:p>/news-updates/news/2013/mar/farmbox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765">
            <text:p>661765</text:p>
          </table:table-cell>
          <table:table-cell office:value-type="string">
            <text:p>/news-updates/news/2013/mar/fhrs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381">
            <text:p>662381</text:p>
          </table:table-cell>
          <table:table-cell office:value-type="string">
            <text:p>/news-updates/news/2013/mar/foodandyou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131">
            <text:p>662131</text:p>
          </table:table-cell>
          <table:table-cell office:value-type="string">
            <text:p>/news-updates/news/2013/mar/fsaenewsmar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56">
            <text:p>658256</text:p>
          </table:table-cell>
          <table:table-cell office:value-type="string">
            <text:p>/news-updates/news/2013/mar/gacs.meet03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331">
            <text:p>662331</text:p>
          </table:table-cell>
          <table:table-cell office:value-type="string">
            <text:p>/news-updates/news/2013/mar/hunga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056">
            <text:p>659056</text:p>
          </table:table-cell>
          <table:table-cell office:value-type="string">
            <text:p>/news-updates/news/2013/mar/mothers-d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438">
            <text:p>662438</text:p>
          </table:table-cell>
          <table:table-cell office:value-type="string">
            <text:p>/news-updates/news/2013/mar/newallergyproje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043">
            <text:p>661043</text:p>
          </table:table-cell>
          <table:table-cell office:value-type="string">
            <text:p>/news-updates/news/2013/mar/novel-food-suppl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979">
            <text:p>660979</text:p>
          </table:table-cell>
          <table:table-cell office:value-type="string">
            <text:p>/news-updates/news/2013/mar/pascalite-pow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729">
            <text:p>659729</text:p>
          </table:table-cell>
          <table:table-cell office:value-type="string">
            <text:p>/news-updates/news/2013/mar/poultry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771">
            <text:p>659771</text:p>
          </table:table-cell>
          <table:table-cell office:value-type="string">
            <text:p>/news-updates/news/2013/mar/researchmarch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010">
            <text:p>659010</text:p>
          </table:table-cell>
          <table:table-cell office:value-type="string">
            <text:p>/news-updates/news/2013/mar/royal-assent-rat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433">
            <text:p>658433</text:p>
          </table:table-cell>
          <table:table-cell office:value-type="string">
            <text:p>/news-updates/news/2013/mar/scotconsul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632">
            <text:p>658632</text:p>
          </table:table-cell>
          <table:table-cell office:value-type="string">
            <text:p>/news-updates/news/2013/mar/shellfish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707">
            <text:p>662707</text:p>
          </table:table-cell>
          <table:table-cell office:value-type="string">
            <text:p>/news-updates/news/2013/mar/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89">
            <text:p>659489</text:p>
          </table:table-cell>
          <table:table-cell office:value-type="string">
            <text:p>/news-updates/news/2013/mar/surveys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77">
            <text:p>658277</text:p>
          </table:table-cell>
          <table:table-cell office:value-type="string">
            <text:p>/news-updates/news/2013/mar/third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618">
            <text:p>668618</text:p>
          </table:table-cell>
          <table:table-cell office:value-type="string">
            <text:p>/news-updates/new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298">
            <text:p>671298</text:p>
          </table:table-cell>
          <table:table-cell office:value-type="string">
            <text:p>/news-updates/news/2013/may/acaf-meet8may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490">
            <text:p>671490</text:p>
          </table:table-cell>
          <table:table-cell office:value-type="string">
            <text:p>/news-updates/news/2013/may/acms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318">
            <text:p>670318</text:p>
          </table:table-cell>
          <table:table-cell office:value-type="string">
            <text:p>/news-updates/news/2013/may/allergy.fsa.stud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489">
            <text:p>670489</text:p>
          </table:table-cell>
          <table:table-cell office:value-type="string">
            <text:p>/news-updates/news/2013/may/appointment.F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264">
            <text:p>670264</text:p>
          </table:table-cell>
          <table:table-cell office:value-type="string">
            <text:p>/news-updates/news/2013/may/efsa.renew.pan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333">
            <text:p>671333</text:p>
          </table:table-cell>
          <table:table-cell office:value-type="string">
            <text:p>/news-updates/news/2013/may/eub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184">
            <text:p>669184</text:p>
          </table:table-cell>
          <table:table-cell office:value-type="string">
            <text:p>/news-updates/news/2013/may/food-feed-proposa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476">
            <text:p>669476</text:p>
          </table:table-cell>
          <table:table-cell office:value-type="string">
            <text:p>/news-updates/news/2013/may/food.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287">
            <text:p>670287</text:p>
          </table:table-cell>
          <table:table-cell office:value-type="string">
            <text:p>/news-updates/news/2013/may/fsa-open-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523">
            <text:p>671523</text:p>
          </table:table-cell>
          <table:table-cell office:value-type="string">
            <text:p>/news-updates/news/2013/may/fsa.enews.may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293">
            <text:p>670293</text:p>
          </table:table-cell>
          <table:table-cell office:value-type="string">
            <text:p>/news-updates/news/2013/may/fsa.peanutstud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387">
            <text:p>671387</text:p>
          </table:table-cell>
          <table:table-cell office:value-type="string">
            <text:p>/news-updates/news/2013/may/piginspecti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591">
            <text:p>671591</text:p>
          </table:table-cell>
          <table:table-cell office:value-type="string">
            <text:p>/news-updates/news/2013/may/radioactivity.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649">
            <text:p>671649</text:p>
          </table:table-cell>
          <table:table-cell office:value-type="string">
            <text:p>/news-updates/news/2013/may/whitefishgu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718">
            <text:p>692718</text:p>
          </table:table-cell>
          <table:table-cell office:value-type="string">
            <text:p>/news-updates/new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724">
            <text:p>692724</text:p>
          </table:table-cell>
          <table:table-cell office:value-type="string">
            <text:p>/news-updates/news/2013/nov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500">
            <text:p>693500</text:p>
          </table:table-cell>
          <table:table-cell office:value-type="string">
            <text:p>/news-updates/news/2013/nov/business-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364">
            <text:p>695364</text:p>
          </table:table-cell>
          <table:table-cell office:value-type="string">
            <text:p>/news-updates/news/2013/nov/fhrs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831">
            <text:p>694831</text:p>
          </table:table-cell>
          <table:table-cell office:value-type="string">
            <text:p>/news-updates/news/2013/nov/food-syste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23">
            <text:p>695223</text:p>
          </table:table-cell>
          <table:table-cell office:value-type="string">
            <text:p>/news-updates/news/2013/nov/mr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389">
            <text:p>693389</text:p>
          </table:table-cell>
          <table:table-cell office:value-type="string">
            <text:p>/news-updates/news/2013/nov/oxyeli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498">
            <text:p>695498</text:p>
          </table:table-cell>
          <table:table-cell office:value-type="string">
            <text:p>/news-updates/news/2013/nov/sci-evide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965">
            <text:p>695965</text:p>
          </table:table-cell>
          <table:table-cell office:value-type="string">
            <text:p>/news-updates/news/2013/nov/social-science-worksho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05">
            <text:p>694005</text:p>
          </table:table-cell>
          <table:table-cell office:value-type="string">
            <text:p>/news-updates/news/2013/nov/surface-treatment-of-meat-research-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761">
            <text:p>687761</text:p>
          </table:table-cell>
          <table:table-cell office:value-type="string">
            <text:p>/news-updates/new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828">
            <text:p>690828</text:p>
          </table:table-cell>
          <table:table-cell office:value-type="string">
            <text:p>/news-updates/news/2013/oct/acaf-meet-9oct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121">
            <text:p>692121</text:p>
          </table:table-cell>
          <table:table-cell office:value-type="string">
            <text:p>/news-updates/news/2013/oct/allergen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346">
            <text:p>688346</text:p>
          </table:table-cell>
          <table:table-cell office:value-type="string">
            <text:p>/news-updates/news/2013/oct/allergy_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438">
            <text:p>690438</text:p>
          </table:table-cell>
          <table:table-cell office:value-type="string">
            <text:p>/news-updates/news/2013/oct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246">
            <text:p>689246</text:p>
          </table:table-cell>
          <table:table-cell office:value-type="string">
            <text:p>/news-updates/news/2013/oct/board-recruit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324">
            <text:p>692324</text:p>
          </table:table-cell>
          <table:table-cell office:value-type="string">
            <text:p>/news-updates/news/2013/oct/canned-bee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680">
            <text:p>688680</text:p>
          </table:table-cell>
          <table:table-cell office:value-type="string">
            <text:p>/news-updates/news/2013/oct/dn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608">
            <text:p>688608</text:p>
          </table:table-cell>
          <table:table-cell office:value-type="string">
            <text:p>/news-updates/news/2013/oct/emergency-exerci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117">
            <text:p>689117</text:p>
          </table:table-cell>
          <table:table-cell office:value-type="string">
            <text:p>/news-updates/news/2013/oct/eu-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719">
            <text:p>687719</text:p>
          </table:table-cell>
          <table:table-cell office:value-type="string">
            <text:p>/news-updates/news/2013/oct/novel-1-mn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113">
            <text:p>688113</text:p>
          </table:table-cell>
          <table:table-cell office:value-type="string">
            <text:p>/news-updates/news/2013/oct/novel-food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311">
            <text:p>690311</text:p>
          </table:table-cell>
          <table:table-cell office:value-type="string">
            <text:p>/news-updates/news/2013/oct/official-contro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381">
            <text:p>690381</text:p>
          </table:table-cell>
          <table:table-cell office:value-type="string">
            <text:p>/news-updates/news/2013/oct/ox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857">
            <text:p>688857</text:p>
          </table:table-cell>
          <table:table-cell office:value-type="string">
            <text:p>/news-updates/news/2013/oct/pig-refor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543">
            <text:p>688543</text:p>
          </table:table-cell>
          <table:table-cell office:value-type="string">
            <text:p>/news-updates/news/2013/oct/quarterly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52">
            <text:p>690952</text:p>
          </table:table-cell>
          <table:table-cell office:value-type="string">
            <text:p>/news-updates/news/2013/oct/regulati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129">
            <text:p>688129</text:p>
          </table:table-cell>
          <table:table-cell office:value-type="string">
            <text:p>/news-updates/news/2013/oct/research-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302">
            <text:p>689302</text:p>
          </table:table-cell>
          <table:table-cell office:value-type="string">
            <text:p>/news-updates/news/2013/oct/rif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352">
            <text:p>688352</text:p>
          </table:table-cell>
          <table:table-cell office:value-type="string">
            <text:p>/news-updates/news/2013/oct/scotch_beef_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58">
            <text:p>691558</text:p>
          </table:table-cell>
          <table:table-cell office:value-type="string">
            <text:p>/news-updates/news/2013/oct/sfac-meet-29oct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628">
            <text:p>688628</text:p>
          </table:table-cell>
          <table:table-cell office:value-type="string">
            <text:p>/news-updates/news/2013/oct/ukf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637">
            <text:p>690637</text:p>
          </table:table-cell>
          <table:table-cell office:value-type="string">
            <text:p>/news-updates/news/2013/oct/wfac-invi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74">
            <text:p>683574</text:p>
          </table:table-cell>
          <table:table-cell office:value-type="string">
            <text:p>/news-updates/new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527">
            <text:p>687527</text:p>
          </table:table-cell>
          <table:table-cell office:value-type="string">
            <text:p>/news-updates/news/2013/sep/algal-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002">
            <text:p>685002</text:p>
          </table:table-cell>
          <table:table-cell office:value-type="string">
            <text:p>/news-updates/news/2013/sep/allergy_inf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701">
            <text:p>685701</text:p>
          </table:table-cell>
          <table:table-cell office:value-type="string">
            <text:p>/news-updates/news/2013/sep/cadmium_crab_sept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465">
            <text:p>686465</text:p>
          </table:table-cell>
          <table:table-cell office:value-type="string">
            <text:p>/news-updates/news/2013/sep/cst_report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006">
            <text:p>686006</text:p>
          </table:table-cell>
          <table:table-cell office:value-type="string">
            <text:p>/news-updates/news/2013/sep/feedla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330">
            <text:p>685330</text:p>
          </table:table-cell>
          <table:table-cell office:value-type="string">
            <text:p>/news-updates/news/2013/sep/fsa_sept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61">
            <text:p>686561</text:p>
          </table:table-cell>
          <table:table-cell office:value-type="string">
            <text:p>/news-updates/news/2013/sep/gacs.meet09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783">
            <text:p>685783</text:p>
          </table:table-cell>
          <table:table-cell office:value-type="string">
            <text:p>/news-updates/news/2013/sep/listeria-ten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621">
            <text:p>687621</text:p>
          </table:table-cell>
          <table:table-cell office:value-type="string">
            <text:p>/news-updates/news/2013/sep/novel-d-beta-hydroxybutyrate-es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130">
            <text:p>685130</text:p>
          </table:table-cell>
          <table:table-cell office:value-type="string">
            <text:p>/news-updates/news/2013/sep/sainsbury-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688">
            <text:p>686688</text:p>
          </table:table-cell>
          <table:table-cell office:value-type="string">
            <text:p>/news-updates/news/2013/sep/salmon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060">
            <text:p>685060</text:p>
          </table:table-cell>
          <table:table-cell office:value-type="string">
            <text:p>/news-updates/news/2013/sep/salmonella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340">
            <text:p>685340</text:p>
          </table:table-cell>
          <table:table-cell office:value-type="string">
            <text:p>/news-updates/news/2013/sep/toolkit-good-for-busin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137">
            <text:p>698137</text:p>
          </table:table-cell>
          <table:table-cell office:value-type="string">
            <text:p>/news-updates/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793">
            <text:p>708793</text:p>
          </table:table-cell>
          <table:table-cell office:value-type="string">
            <text:p>/news-updates/news/201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590">
            <text:p>709590</text:p>
          </table:table-cell>
          <table:table-cell office:value-type="string">
            <text:p>/news-updates/news/2014/apr/allergy-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64">
            <text:p>710264</text:p>
          </table:table-cell>
          <table:table-cell office:value-type="string">
            <text:p>/news-updates/news/2014/apr/chia-see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702">
            <text:p>709702</text:p>
          </table:table-cell>
          <table:table-cell office:value-type="string">
            <text:p>/news-updates/news/2014/apr/code-of-practice-eng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936">
            <text:p>708936</text:p>
          </table:table-cell>
          <table:table-cell office:value-type="string">
            <text:p>/news-updates/news/2014/apr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387">
            <text:p>710387</text:p>
          </table:table-cell>
          <table:table-cell office:value-type="string">
            <text:p>/news-updates/news/2014/apr/european-horse-meat-tes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778">
            <text:p>708778</text:p>
          </table:table-cell>
          <table:table-cell office:value-type="string">
            <text:p>/news-updates/news/2014/apr/raw-milk-vide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658">
            <text:p>710658</text:p>
          </table:table-cell>
          <table:table-cell office:value-type="string">
            <text:p>/news-updates/news/2014/apr/tes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039">
            <text:p>709039</text:p>
          </table:table-cell>
          <table:table-cell office:value-type="string">
            <text:p>/news-updates/news/2014/apr/triennial-review-ssr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967">
            <text:p>701967</text:p>
          </table:table-cell>
          <table:table-cell office:value-type="string">
            <text:p>/news-updates/news/2014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324">
            <text:p>702324</text:p>
          </table:table-cell>
          <table:table-cell office:value-type="string">
            <text:p>/news-updates/news/2014/feb/acaf-members-want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25">
            <text:p>703825</text:p>
          </table:table-cell>
          <table:table-cell office:value-type="string">
            <text:p>/news-updates/news/2014/feb/algal-o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426">
            <text:p>705426</text:p>
          </table:table-cell>
          <table:table-cell office:value-type="string">
            <text:p>/news-updates/news/2014/feb/audit-revi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548">
            <text:p>704548</text:p>
          </table:table-cell>
          <table:table-cell office:value-type="string">
            <text:p>/news-updates/news/2014/feb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026">
            <text:p>702026</text:p>
          </table:table-cell>
          <table:table-cell office:value-type="string">
            <text:p>/news-updates/news/2014/feb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980">
            <text:p>701980</text:p>
          </table:table-cell>
          <table:table-cell office:value-type="string">
            <text:p>/news-updates/news/2014/feb/nerc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19">
            <text:p>703819</text:p>
          </table:table-cell>
          <table:table-cell office:value-type="string">
            <text:p>/news-updates/news/2014/feb/phytoster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276">
            <text:p>705276</text:p>
          </table:table-cell>
          <table:table-cell office:value-type="string">
            <text:p>/news-updates/news/2014/feb/research-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972">
            <text:p>701972</text:p>
          </table:table-cell>
          <table:table-cell office:value-type="string">
            <text:p>/news-updates/news/2014/feb/tracker-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06">
            <text:p>698706</text:p>
          </table:table-cell>
          <table:table-cell office:value-type="string">
            <text:p>/news-updates/news/2014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919">
            <text:p>699919</text:p>
          </table:table-cell>
          <table:table-cell office:value-type="string">
            <text:p>/news-updates/news/2014/jan/acmsf-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820">
            <text:p>699820</text:p>
          </table:table-cell>
          <table:table-cell office:value-type="string">
            <text:p>/news-updates/news/2014/jan/adult-food-allergy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41">
            <text:p>698741</text:p>
          </table:table-cell>
          <table:table-cell office:value-type="string">
            <text:p>/news-updates/news/2014/jan/annual-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39">
            <text:p>699539</text:p>
          </table:table-cell>
          <table:table-cell office:value-type="string">
            <text:p>/news-updates/news/2014/jan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443">
            <text:p>700443</text:p>
          </table:table-cell>
          <table:table-cell office:value-type="string">
            <text:p>/news-updates/news/2014/jan/bpa-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924">
            <text:p>700924</text:p>
          </table:table-cell>
          <table:table-cell office:value-type="string">
            <text:p>/news-updates/news/2014/jan/business-appe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092">
            <text:p>700092</text:p>
          </table:table-cell>
          <table:table-cell office:value-type="string">
            <text:p>/news-updates/news/2014/jan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76">
            <text:p>701776</text:p>
          </table:table-cell>
          <table:table-cell office:value-type="string">
            <text:p>/news-updates/news/2014/jan/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52">
            <text:p>699552</text:p>
          </table:table-cell>
          <table:table-cell office:value-type="string">
            <text:p>/news-updates/news/2014/jan/isotop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535">
            <text:p>701535</text:p>
          </table:table-cell>
          <table:table-cell office:value-type="string">
            <text:p>/news-updates/news/2014/jan/raw-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211">
            <text:p>700211</text:p>
          </table:table-cell>
          <table:table-cell office:value-type="string">
            <text:p>/news-updates/news/2014/jan/reappoint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558">
            <text:p>700558</text:p>
          </table:table-cell>
          <table:table-cell office:value-type="string">
            <text:p>/news-updates/news/2014/jan/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479">
            <text:p>701479</text:p>
          </table:table-cell>
          <table:table-cell office:value-type="string">
            <text:p>/news-updates/news/2014/jan/test-resul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678">
            <text:p>714678</text:p>
          </table:table-cell>
          <table:table-cell office:value-type="string">
            <text:p>/news-updates/new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280">
            <text:p>715280</text:p>
          </table:table-cell>
          <table:table-cell office:value-type="string">
            <text:p>/news-updates/news/2014/jun/acms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735">
            <text:p>714735</text:p>
          </table:table-cell>
          <table:table-cell office:value-type="string">
            <text:p>/news-updates/news/2014/jun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804">
            <text:p>715804</text:p>
          </table:table-cell>
          <table:table-cell office:value-type="string">
            <text:p>/news-updates/news/2014/jun/food-you-research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840">
            <text:p>717840</text:p>
          </table:table-cell>
          <table:table-cell office:value-type="string">
            <text:p>/news-updates/news/2014/jun/foodpoison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006">
            <text:p>717006</text:p>
          </table:table-cell>
          <table:table-cell office:value-type="string">
            <text:p>/news-updates/news/2014/jun/fsa-chai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160">
            <text:p>716160</text:p>
          </table:table-cell>
          <table:table-cell office:value-type="string">
            <text:p>/news-updates/news/2014/jun/fs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842">
            <text:p>715842</text:p>
          </table:table-cell>
          <table:table-cell office:value-type="string">
            <text:p>/news-updates/news/2014/jun/mancp-june20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232">
            <text:p>715232</text:p>
          </table:table-cell>
          <table:table-cell office:value-type="string">
            <text:p>/news-updates/news/2014/jun/mince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702">
            <text:p>716702</text:p>
          </table:table-cell>
          <table:table-cell office:value-type="string">
            <text:p>/news-updates/news/2014/jun/par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33">
            <text:p>715133</text:p>
          </table:table-cell>
          <table:table-cell office:value-type="string">
            <text:p>/news-updates/news/2014/jun/trichinella-testing-pi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728">
            <text:p>717728</text:p>
          </table:table-cell>
          <table:table-cell office:value-type="string">
            <text:p>/news-updates/news/2014/jun/tsb-ktp-competi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768">
            <text:p>705768</text:p>
          </table:table-cell>
          <table:table-cell office:value-type="string">
            <text:p>/news-updates/news/2014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704">
            <text:p>706704</text:p>
          </table:table-cell>
          <table:table-cell office:value-type="string">
            <text:p>/news-updates/news/2014/mar/acaf-meet-26-feb-0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513">
            <text:p>707513</text:p>
          </table:table-cell>
          <table:table-cell office:value-type="string">
            <text:p>/news-updates/news/2014/mar/allergy-rese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87">
            <text:p>706087</text:p>
          </table:table-cell>
          <table:table-cell office:value-type="string">
            <text:p>/news-updates/news/2014/mar/boar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772">
            <text:p>705772</text:p>
          </table:table-cell>
          <table:table-cell office:value-type="string">
            <text:p>/news-updates/news/2014/mar/colou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025">
            <text:p>707025</text:p>
          </table:table-cell>
          <table:table-cell office:value-type="string">
            <text:p>/news-updates/news/2014/mar/cot-respon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87">
            <text:p>706487</text:p>
          </table:table-cell>
          <table:table-cell office:value-type="string">
            <text:p>/news-updates/news/2014/mar/gacs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142">
            <text:p>708142</text:p>
          </table:table-cell>
          <table:table-cell office:value-type="string">
            <text:p>/news-updates/news/2014/mar/goats-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780">
            <text:p>707780</text:p>
          </table:table-cell>
          <table:table-cell office:value-type="string">
            <text:p>/news-updates/news/2014/mar/norovir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580">
            <text:p>706580</text:p>
          </table:table-cell>
          <table:table-cell office:value-type="string">
            <text:p>/news-updates/news/2014/mar/novel-food-ingredi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835">
            <text:p>707835</text:p>
          </table:table-cell>
          <table:table-cell office:value-type="string">
            <text:p>/news-updates/news/2014/mar/pig-inspection-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736">
            <text:p>706736</text:p>
          </table:table-cell>
          <table:table-cell office:value-type="string">
            <text:p>/news-updates/news/2014/mar/raw-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317">
            <text:p>708317</text:p>
          </table:table-cell>
          <table:table-cell office:value-type="string">
            <text:p>/news-updates/news/2014/mar/raw-milk-ev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53">
            <text:p>706053</text:p>
          </table:table-cell>
          <table:table-cell office:value-type="string">
            <text:p>/news-updates/news/2014/mar/sci-advis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44">
            <text:p>711844</text:p>
          </table:table-cell>
          <table:table-cell office:value-type="string">
            <text:p>/news-updates/news/2014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656">
            <text:p>714656</text:p>
          </table:table-cell>
          <table:table-cell office:value-type="string">
            <text:p>/news-updates/news/2014/may/acaf-meet-9may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000">
            <text:p>712000</text:p>
          </table:table-cell>
          <table:table-cell office:value-type="string">
            <text:p>/news-updates/news/2014/may/bo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812">
            <text:p>714812</text:p>
          </table:table-cell>
          <table:table-cell office:value-type="string">
            <text:p>/news-updates/news/2014/may/combs-extra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828">
            <text:p>713828</text:p>
          </table:table-cell>
          <table:table-cell office:value-type="string">
            <text:p>/news-updates/news/2014/may/dihydrocapsi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065">
            <text:p>712065</text:p>
          </table:table-cell>
          <table:table-cell office:value-type="string">
            <text:p>/news-updates/news/2014/may/feed-code-of-pract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054">
            <text:p>713054</text:p>
          </table:table-cell>
          <table:table-cell office:value-type="string">
            <text:p>/news-updates/news/2014/may/glitter-and-du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823">
            <text:p>713823</text:p>
          </table:table-cell>
          <table:table-cell office:value-type="string">
            <text:p>/news-updates/news/2014/may/isomalto-oligosacchar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632">
            <text:p>714632</text:p>
          </table:table-cell>
          <table:table-cell office:value-type="string">
            <text:p>/news-updates/news/2014/may/myhacc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15">
            <text:p>711815</text:p>
          </table:table-cell>
          <table:table-cell office:value-type="string">
            <text:p>/news-updates/news/2014/may/nov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31">
            <text:p>711831</text:p>
          </table:table-cell>
          <table:table-cell office:value-type="string">
            <text:p>/news-updates/news/2014/may/prosecu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591">
            <text:p>712591</text:p>
          </table:table-cell>
          <table:table-cell office:value-type="string">
            <text:p>/news-updates/news/2014/may/spirit-drinks-industry-gu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760">
            <text:p>712760</text:p>
          </table:table-cell>
          <table:table-cell office:value-type="string">
            <text:p>/news-updates/news/2014/may/surv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086">
            <text:p>616086</text:p>
          </table:table-cell>
          <table:table-cell office:value-type="string">
            <text:p>/news-updates/recalls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090">
            <text:p>616090</text:p>
          </table:table-cell>
          <table:table-cell office:value-type="string">
            <text:p>/news-updates/recalls-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03">
            <text:p>616103</text:p>
          </table:table-cell>
          <table:table-cell office:value-type="string">
            <text:p>/news-updates/recalls-new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522">
            <text:p>610522</text:p>
          </table:table-cell>
          <table:table-cell office:value-type="string">
            <text:p>/news-updates/recalls-news/2012/apr/illicit-vodk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777">
            <text:p>630777</text:p>
          </table:table-cell>
          <table:table-cell office:value-type="string">
            <text:p>/news-updates/recalls-new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780">
            <text:p>630780</text:p>
          </table:table-cell>
          <table:table-cell office:value-type="string">
            <text:p>/news-updates/recalls-news/2012/aug/tesco-prawn-masa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497">
            <text:p>646497</text:p>
          </table:table-cell>
          <table:table-cell office:value-type="string">
            <text:p>/news-updates/recalls-new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404">
            <text:p>648404</text:p>
          </table:table-cell>
          <table:table-cell office:value-type="string">
            <text:p>/news-updates/recalls-news/2012/dec/cheese-metal-withdraw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365">
            <text:p>648365</text:p>
          </table:table-cell>
          <table:table-cell office:value-type="string">
            <text:p>/news-updates/recalls-news/2012/dec/fishballs-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021">
            <text:p>648021</text:p>
          </table:table-cell>
          <table:table-cell office:value-type="string">
            <text:p>/news-updates/recalls-news/2012/dec/harrods-fruitcak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022">
            <text:p>649022</text:p>
          </table:table-cell>
          <table:table-cell office:value-type="string">
            <text:p>/news-updates/recalls-news/2012/dec/kywk-bean-cu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427">
            <text:p>649427</text:p>
          </table:table-cell>
          <table:table-cell office:value-type="string">
            <text:p>/news-updates/recalls-news/2012/dec/superval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414">
            <text:p>649414</text:p>
          </table:table-cell>
          <table:table-cell office:value-type="string">
            <text:p>/news-updates/recalls-news/2012/dec/tofu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10">
            <text:p>616110</text:p>
          </table:table-cell>
          <table:table-cell office:value-type="string">
            <text:p>/news-updates/recalls-new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77">
            <text:p>601977</text:p>
          </table:table-cell>
          <table:table-cell office:value-type="string">
            <text:p>/news-updates/recalls-news/2012/feb/marksandspencerchine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048">
            <text:p>604048</text:p>
          </table:table-cell>
          <table:table-cell office:value-type="string">
            <text:p>/news-updates/recalls-news/2012/feb/morrisonsrecallcho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57">
            <text:p>603957</text:p>
          </table:table-cell>
          <table:table-cell office:value-type="string">
            <text:p>/news-updates/recalls-news/2012/feb/sp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13">
            <text:p>616113</text:p>
          </table:table-cell>
          <table:table-cell office:value-type="string">
            <text:p>/news-updates/recalls-new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893">
            <text:p>599893</text:p>
          </table:table-cell>
          <table:table-cell office:value-type="string">
            <text:p>/news-updates/recalls-news/2012/jan/icelandmi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08">
            <text:p>598408</text:p>
          </table:table-cell>
          <table:table-cell office:value-type="string">
            <text:p>/news-updates/recalls-news/2012/jan/makr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195">
            <text:p>599195</text:p>
          </table:table-cell>
          <table:table-cell office:value-type="string">
            <text:p>/news-updates/recalls-news/2012/jan/morrisonsmacker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093">
            <text:p>616093</text:p>
          </table:table-cell>
          <table:table-cell office:value-type="string">
            <text:p>/news-updates/recalls-new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223">
            <text:p>622223</text:p>
          </table:table-cell>
          <table:table-cell office:value-type="string">
            <text:p>/news-updates/recalls-news/2012/jul/botulis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004">
            <text:p>616004</text:p>
          </table:table-cell>
          <table:table-cell office:value-type="string">
            <text:p>/news-updates/recalls-news/2012/jul/brecklanddrink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385">
            <text:p>619385</text:p>
          </table:table-cell>
          <table:table-cell office:value-type="string">
            <text:p>/news-updates/recalls-news/2012/jul/cheezwhiz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063">
            <text:p>616063</text:p>
          </table:table-cell>
          <table:table-cell office:value-type="string">
            <text:p>/news-updates/recalls-news/2012/jul/cot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165">
            <text:p>620165</text:p>
          </table:table-cell>
          <table:table-cell office:value-type="string">
            <text:p>/news-updates/recalls-news/2012/jul/ladyscho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54">
            <text:p>621554</text:p>
          </table:table-cell>
          <table:table-cell office:value-type="string">
            <text:p>/news-updates/recalls-news/2012/jul/oliv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097">
            <text:p>616097</text:p>
          </table:table-cell>
          <table:table-cell office:value-type="string">
            <text:p>/news-updates/recalls-new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973">
            <text:p>613973</text:p>
          </table:table-cell>
          <table:table-cell office:value-type="string">
            <text:p>/news-updates/recalls-news/2012/jun/chokablok-ice-cream-recall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484">
            <text:p>614484</text:p>
          </table:table-cell>
          <table:table-cell office:value-type="string">
            <text:p>/news-updates/recalls-news/2012/jun/sainsburysmix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06">
            <text:p>616106</text:p>
          </table:table-cell>
          <table:table-cell office:value-type="string">
            <text:p>/news-updates/recalls-new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898">
            <text:p>606898</text:p>
          </table:table-cell>
          <table:table-cell office:value-type="string">
            <text:p>/news-updates/recalls-news/2012/mar/ellascottagepi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435">
            <text:p>606435</text:p>
          </table:table-cell>
          <table:table-cell office:value-type="string">
            <text:p>/news-updates/recalls-news/2012/mar/turk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100">
            <text:p>616100</text:p>
          </table:table-cell>
          <table:table-cell office:value-type="string">
            <text:p>/news-updates/recalls-new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896">
            <text:p>611896</text:p>
          </table:table-cell>
          <table:table-cell office:value-type="string">
            <text:p>/news-updates/recalls-news/2012/may/teacak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54">
            <text:p>610854</text:p>
          </table:table-cell>
          <table:table-cell office:value-type="string">
            <text:p>/news-updates/recalls-news/2012/may/tropican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90">
            <text:p>642590</text:p>
          </table:table-cell>
          <table:table-cell office:value-type="string">
            <text:p>/news-updates/recalls-new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162">
            <text:p>646162</text:p>
          </table:table-cell>
          <table:table-cell office:value-type="string">
            <text:p>/news-updates/recalls-news/2012/nov/red-tr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025">
            <text:p>645025</text:p>
          </table:table-cell>
          <table:table-cell office:value-type="string">
            <text:p>/news-updates/recalls-news/2012/nov/US-salmonella-pea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140">
            <text:p>637140</text:p>
          </table:table-cell>
          <table:table-cell office:value-type="string">
            <text:p>/news-updates/recalls-new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532">
            <text:p>637532</text:p>
          </table:table-cell>
          <table:table-cell office:value-type="string">
            <text:p>/news-updates/recalls-news/2012/oct/annab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757">
            <text:p>639757</text:p>
          </table:table-cell>
          <table:table-cell office:value-type="string">
            <text:p>/news-updates/recalls-news/2012/oct/beer-recall-extend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981">
            <text:p>641981</text:p>
          </table:table-cell>
          <table:table-cell office:value-type="string">
            <text:p>/news-updates/recalls-news/2012/oct/Cleone-jer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756">
            <text:p>640756</text:p>
          </table:table-cell>
          <table:table-cell office:value-type="string">
            <text:p>/news-updates/recalls-news/2012/oct/co-op-sau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177">
            <text:p>637177</text:p>
          </table:table-cell>
          <table:table-cell office:value-type="string">
            <text:p>/news-updates/recalls-news/2012/oct/eurolam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004">
            <text:p>642004</text:p>
          </table:table-cell>
          <table:table-cell office:value-type="string">
            <text:p>/news-updates/recalls-news/2012/oct/farmfoods-cooked-m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540">
            <text:p>637540</text:p>
          </table:table-cell>
          <table:table-cell office:value-type="string">
            <text:p>/news-updates/recalls-news/2012/oct/lubna-da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187">
            <text:p>639187</text:p>
          </table:table-cell>
          <table:table-cell office:value-type="string">
            <text:p>/news-updates/recalls-news/2012/oct/myprote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403">
            <text:p>641403</text:p>
          </table:table-cell>
          <table:table-cell office:value-type="string">
            <text:p>/news-updates/recalls-news/2012/oct/nisa-biscui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24">
            <text:p>633424</text:p>
          </table:table-cell>
          <table:table-cell office:value-type="string">
            <text:p>/news-updates/recalls-new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096">
            <text:p>634096</text:p>
          </table:table-cell>
          <table:table-cell office:value-type="string">
            <text:p>/news-updates/recalls-news/2012/sep/beer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097">
            <text:p>637097</text:p>
          </table:table-cell>
          <table:table-cell office:value-type="string">
            <text:p>/news-updates/recalls-news/2012/sep/heeradat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39">
            <text:p>633839</text:p>
          </table:table-cell>
          <table:table-cell office:value-type="string">
            <text:p>/news-updates/recalls-news/2012/sep/sainsbu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120">
            <text:p>634120</text:p>
          </table:table-cell>
          <table:table-cell office:value-type="string">
            <text:p>/news-updates/recalls-news/2012/sep/tesco-beer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91">
            <text:p>649291</text:p>
          </table:table-cell>
          <table:table-cell office:value-type="string">
            <text:p>/news-updates/recalls-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29">
            <text:p>663029</text:p>
          </table:table-cell>
          <table:table-cell office:value-type="string">
            <text:p>/news-updates/recalls-new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779">
            <text:p>664779</text:p>
          </table:table-cell>
          <table:table-cell office:value-type="string">
            <text:p>/news-updates/recalls-news/2013/apr/asda-corne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599">
            <text:p>665599</text:p>
          </table:table-cell>
          <table:table-cell office:value-type="string">
            <text:p>/news-updates/recalls-news/2013/apr/asda-slic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015">
            <text:p>668015</text:p>
          </table:table-cell>
          <table:table-cell office:value-type="string">
            <text:p>/news-updates/recalls-news/2013/apr/asda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106">
            <text:p>667106</text:p>
          </table:table-cell>
          <table:table-cell office:value-type="string">
            <text:p>/news-updates/recalls-news/2013/apr/ice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943">
            <text:p>665943</text:p>
          </table:table-cell>
          <table:table-cell office:value-type="string">
            <text:p>/news-updates/recalls-news/2013/apr/thornt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738">
            <text:p>665738</text:p>
          </table:table-cell>
          <table:table-cell office:value-type="string">
            <text:p>/news-updates/recalls-news/2013/apr/trs-milk-powd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192">
            <text:p>681192</text:p>
          </table:table-cell>
          <table:table-cell office:value-type="string">
            <text:p>/news-updates/recalls-new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975">
            <text:p>681975</text:p>
          </table:table-cell>
          <table:table-cell office:value-type="string">
            <text:p>/news-updates/recalls-news/2013/aug/ambi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241">
            <text:p>683241</text:p>
          </table:table-cell>
          <table:table-cell office:value-type="string">
            <text:p>/news-updates/recalls-news/2013/aug/fentima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42">
            <text:p>683442</text:p>
          </table:table-cell>
          <table:table-cell office:value-type="string">
            <text:p>/news-updates/recalls-news/2013/aug/lochdua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786">
            <text:p>682786</text:p>
          </table:table-cell>
          <table:table-cell office:value-type="string">
            <text:p>/news-updates/recalls-news/2013/aug/salm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173">
            <text:p>696173</text:p>
          </table:table-cell>
          <table:table-cell office:value-type="string">
            <text:p>/news-updates/recalls-new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488">
            <text:p>697488</text:p>
          </table:table-cell>
          <table:table-cell office:value-type="string">
            <text:p>/news-updates/recalls-news/2013/dec/caribbean-soft-drin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134">
            <text:p>698134</text:p>
          </table:table-cell>
          <table:table-cell office:value-type="string">
            <text:p>/news-updates/recalls-news/2013/dec/fish-bal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767">
            <text:p>696767</text:p>
          </table:table-cell>
          <table:table-cell office:value-type="string">
            <text:p>/news-updates/recalls-news/2013/dec/fish-produc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348">
            <text:p>696348</text:p>
          </table:table-cell>
          <table:table-cell office:value-type="string">
            <text:p>/news-updates/recalls-news/2013/dec/muss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479">
            <text:p>698479</text:p>
          </table:table-cell>
          <table:table-cell office:value-type="string">
            <text:p>/news-updates/recalls-news/2013/dec/turkey-serverns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586">
            <text:p>698586</text:p>
          </table:table-cell>
          <table:table-cell office:value-type="string">
            <text:p>/news-updates/recalls-news/2013/dec/turkey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52">
            <text:p>653452</text:p>
          </table:table-cell>
          <table:table-cell office:value-type="string">
            <text:p>/news-updates/recalls-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034">
            <text:p>655034</text:p>
          </table:table-cell>
          <table:table-cell office:value-type="string">
            <text:p>/news-updates/recalls-news/2013/feb/aldi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495">
            <text:p>657495</text:p>
          </table:table-cell>
          <table:table-cell office:value-type="string">
            <text:p>/news-updates/recalls-news/2013/feb/castle-foo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792">
            <text:p>654792</text:p>
          </table:table-cell>
          <table:table-cell office:value-type="string">
            <text:p>/news-updates/recalls-news/2013/feb/findus-lasagn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724">
            <text:p>656724</text:p>
          </table:table-cell>
          <table:table-cell office:value-type="string">
            <text:p>/news-updates/recalls-news/2013/feb/kb-naturals-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934">
            <text:p>654934</text:p>
          </table:table-cell>
          <table:table-cell office:value-type="string">
            <text:p>/news-updates/recalls-news/2013/feb/loch-arthur-creame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933">
            <text:p>656933</text:p>
          </table:table-cell>
          <table:table-cell office:value-type="string">
            <text:p>/news-updates/recalls-news/2013/feb/locharthurcheese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00">
            <text:p>649300</text:p>
          </table:table-cell>
          <table:table-cell office:value-type="string">
            <text:p>/news-updates/recalls-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22">
            <text:p>652622</text:p>
          </table:table-cell>
          <table:table-cell office:value-type="string">
            <text:p>/news-updates/recalls-news/2013/jan/coop-nugg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069">
            <text:p>651069</text:p>
          </table:table-cell>
          <table:table-cell office:value-type="string">
            <text:p>/news-updates/recalls-news/2013/jan/ribs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135">
            <text:p>651135</text:p>
          </table:table-cell>
          <table:table-cell office:value-type="string">
            <text:p>/news-updates/recalls-news/2013/jan/sainsburys-thy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287">
            <text:p>651287</text:p>
          </table:table-cell>
          <table:table-cell office:value-type="string">
            <text:p>/news-updates/recalls-news/2013/jan/sweet-products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438">
            <text:p>650438</text:p>
          </table:table-cell>
          <table:table-cell office:value-type="string">
            <text:p>/news-updates/recalls-news/2013/jan/update2-koontof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94">
            <text:p>676194</text:p>
          </table:table-cell>
          <table:table-cell office:value-type="string">
            <text:p>/news-updates/recalls-new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540">
            <text:p>676540</text:p>
          </table:table-cell>
          <table:table-cell office:value-type="string">
            <text:p>/news-updates/recalls-news/2013/jul/ag-bar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880">
            <text:p>678880</text:p>
          </table:table-cell>
          <table:table-cell office:value-type="string">
            <text:p>/news-updates/recalls-news/2013/jul/asda-chickencur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418">
            <text:p>677418</text:p>
          </table:table-cell>
          <table:table-cell office:value-type="string">
            <text:p>/news-updates/recalls-news/2013/jul/happy-shopp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178">
            <text:p>677178</text:p>
          </table:table-cell>
          <table:table-cell office:value-type="string">
            <text:p>/news-updates/recalls-news/2013/jul/morris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899">
            <text:p>678899</text:p>
          </table:table-cell>
          <table:table-cell office:value-type="string">
            <text:p>/news-updates/recalls-news/2013/jul/nem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18">
            <text:p>679418</text:p>
          </table:table-cell>
          <table:table-cell office:value-type="string">
            <text:p>/news-updates/recalls-news/2013/jul/viridi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883">
            <text:p>671883</text:p>
          </table:table-cell>
          <table:table-cell office:value-type="string">
            <text:p>/news-updates/recalls-news/2013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395">
            <text:p>672395</text:p>
          </table:table-cell>
          <table:table-cell office:value-type="string">
            <text:p>/news-updates/recalls-news/2013/jun/benecol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271">
            <text:p>672271</text:p>
          </table:table-cell>
          <table:table-cell office:value-type="string">
            <text:p>/news-updates/recalls-news/2013/jun/chabli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877">
            <text:p>673877</text:p>
          </table:table-cell>
          <table:table-cell office:value-type="string">
            <text:p>/news-updates/recalls-news/2013/jun/dunn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997">
            <text:p>675997</text:p>
          </table:table-cell>
          <table:table-cell office:value-type="string">
            <text:p>/news-updates/recalls-news/2013/jun/tescoyeast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72">
            <text:p>658172</text:p>
          </table:table-cell>
          <table:table-cell office:value-type="string">
            <text:p>/news-updates/recalls-news/201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323">
            <text:p>658323</text:p>
          </table:table-cell>
          <table:table-cell office:value-type="string">
            <text:p>/news-updates/recalls-news/2013/mar/corianderinsec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406">
            <text:p>662406</text:p>
          </table:table-cell>
          <table:table-cell office:value-type="string">
            <text:p>/news-updates/recalls-news/2013/mar/kit-k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66">
            <text:p>659566</text:p>
          </table:table-cell>
          <table:table-cell office:value-type="string">
            <text:p>/news-updates/recalls-news/2013/mar/locharthurrecall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249">
            <text:p>663249</text:p>
          </table:table-cell>
          <table:table-cell office:value-type="string">
            <text:p>/news-updates/recalls-news/2013/mar/mccoys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230">
            <text:p>662230</text:p>
          </table:table-cell>
          <table:table-cell office:value-type="string">
            <text:p>/news-updates/recalls-news/2013/mar/teddy-gray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612">
            <text:p>668612</text:p>
          </table:table-cell>
          <table:table-cell office:value-type="string">
            <text:p>/news-updates/recalls-new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199">
            <text:p>693199</text:p>
          </table:table-cell>
          <table:table-cell office:value-type="string">
            <text:p>/news-updates/recalls-new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715">
            <text:p>694715</text:p>
          </table:table-cell>
          <table:table-cell office:value-type="string">
            <text:p>/news-updates/recalls-news/2013/nov/dried-fishe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661">
            <text:p>694661</text:p>
          </table:table-cell>
          <table:table-cell office:value-type="string">
            <text:p>/news-updates/recalls-news/2013/nov/edna-m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508">
            <text:p>693508</text:p>
          </table:table-cell>
          <table:table-cell office:value-type="string">
            <text:p>/news-updates/recalls-news/2013/nov/mom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522">
            <text:p>693522</text:p>
          </table:table-cell>
          <table:table-cell office:value-type="string">
            <text:p>/news-updates/recalls-news/2013/nov/plum-baby-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188">
            <text:p>695188</text:p>
          </table:table-cell>
          <table:table-cell office:value-type="string">
            <text:p>/news-updates/recalls-news/2013/nov/sausag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203">
            <text:p>694203</text:p>
          </table:table-cell>
          <table:table-cell office:value-type="string">
            <text:p>/news-updates/recalls-news/2013/nov/tesco-con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213">
            <text:p>689213</text:p>
          </table:table-cell>
          <table:table-cell office:value-type="string">
            <text:p>/news-updates/recalls-new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219">
            <text:p>689219</text:p>
          </table:table-cell>
          <table:table-cell office:value-type="string">
            <text:p>/news-updates/recalls-news/2013/oct/frozenfi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908">
            <text:p>691908</text:p>
          </table:table-cell>
          <table:table-cell office:value-type="string">
            <text:p>/news-updates/recalls-news/2013/oct/patak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82">
            <text:p>683582</text:p>
          </table:table-cell>
          <table:table-cell office:value-type="string">
            <text:p>/news-updates/recalls-new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781">
            <text:p>684781</text:p>
          </table:table-cell>
          <table:table-cell office:value-type="string">
            <text:p>/news-updates/recalls-news/2013/sep/farmbox-faf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756">
            <text:p>684756</text:p>
          </table:table-cell>
          <table:table-cell office:value-type="string">
            <text:p>/news-updates/recalls-news/2013/sep/lo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663">
            <text:p>686663</text:p>
          </table:table-cell>
          <table:table-cell office:value-type="string">
            <text:p>/news-updates/recalls-news/2013/sep/loch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313">
            <text:p>685313</text:p>
          </table:table-cell>
          <table:table-cell office:value-type="string">
            <text:p>/news-updates/recalls-news/2013/sep/sainsbury-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17">
            <text:p>698717</text:p>
          </table:table-cell>
          <table:table-cell office:value-type="string">
            <text:p>/news-updates/recalls-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065">
            <text:p>709065</text:p>
          </table:table-cell>
          <table:table-cell office:value-type="string">
            <text:p>/news-updates/recalls-news/201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302">
            <text:p>710302</text:p>
          </table:table-cell>
          <table:table-cell office:value-type="string">
            <text:p>/news-updates/recalls-news/2014/apr/lo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999">
            <text:p>709999</text:p>
          </table:table-cell>
          <table:table-cell office:value-type="string">
            <text:p>/news-updates/recalls-news/2014/apr/munchy-seeds-honey-seeds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800">
            <text:p>710800</text:p>
          </table:table-cell>
          <table:table-cell office:value-type="string">
            <text:p>/news-updates/recalls-news/2014/apr/sainsbu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010">
            <text:p>702010</text:p>
          </table:table-cell>
          <table:table-cell office:value-type="string">
            <text:p>/news-updates/recalls-news/2014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252">
            <text:p>702252</text:p>
          </table:table-cell>
          <table:table-cell office:value-type="string">
            <text:p>/news-updates/recalls-news/2014/feb/loch-arthu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082">
            <text:p>705082</text:p>
          </table:table-cell>
          <table:table-cell office:value-type="string">
            <text:p>/news-updates/recalls-news/2014/feb/met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20">
            <text:p>698720</text:p>
          </table:table-cell>
          <table:table-cell office:value-type="string">
            <text:p>/news-updates/recalls-news/2014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945">
            <text:p>700945</text:p>
          </table:table-cell>
          <table:table-cell office:value-type="string">
            <text:p>/news-updates/recalls-news/2014/jan/jelly-mini-cu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25">
            <text:p>715125</text:p>
          </table:table-cell>
          <table:table-cell office:value-type="string">
            <text:p>/news-updates/recalls-new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992">
            <text:p>715992</text:p>
          </table:table-cell>
          <table:table-cell office:value-type="string">
            <text:p>/news-updates/recalls-news/2014/jun/nisa-wa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920">
            <text:p>715920</text:p>
          </table:table-cell>
          <table:table-cell office:value-type="string">
            <text:p>/news-updates/recalls-news/2014/jun/sainsburys-oliv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81">
            <text:p>706681</text:p>
          </table:table-cell>
          <table:table-cell office:value-type="string">
            <text:p>/news-updates/recalls-news/2014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87">
            <text:p>706687</text:p>
          </table:table-cell>
          <table:table-cell office:value-type="string">
            <text:p>/news-updates/recalls-news/2014/mar/morris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949">
            <text:p>711949</text:p>
          </table:table-cell>
          <table:table-cell office:value-type="string">
            <text:p>/news-updates/recalls-news/2014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51">
            <text:p>712651</text:p>
          </table:table-cell>
          <table:table-cell office:value-type="string">
            <text:p>/news-updates/recalls-news/2014/may/plum-baby-foo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83">
            <text:p>712683</text:p>
          </table:table-cell>
          <table:table-cell office:value-type="string">
            <text:p>/news-updates/recalls-news/2014/may/sainsburys-oliv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874">
            <text:p>714874</text:p>
          </table:table-cell>
          <table:table-cell office:value-type="string">
            <text:p>/news-updates/recalls-news/2014/may/salm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</table:table>
      <table:table table:name="issues" table:style-name="ta1">
        <table:table-column table:style-name="co4" table:number-columns-repeated="4" table:default-cell-style-name="Default"/>
        <table:table-row table:style-name="ro1">
          <table:table-cell office:value-type="float" office:value="672495">
            <text:p>672495</text:p>
          </table:table-cell>
          <table:table-cell office:value-type="string">
            <text:p>/news-updates/campaigns/kitchen-check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311">
            <text:p>669311</text:p>
          </table:table-cell>
          <table:table-cell office:value-type="string">
            <text:p>/news-updates/campaigns/kitchen-check/kitchen-check1/kitchen-check-stakeholder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</table:table>
      <table:table table:name="consultations" table:style-name="ta1">
        <table:table-column table:style-name="co4" table:number-columns-repeated="4" table:default-cell-style-name="Default"/>
        <table:table-row table:style-name="ro1">
          <table:table-cell office:value-type="float" office:value="654657">
            <text:p>654657</text:p>
          </table:table-cell>
          <table:table-cell office:value-type="string">
            <text:p>/news-updates/campaigns/where-are-you-really-eating-ou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849">
            <text:p>319849</text:p>
          </table:table-cell>
          <table:table-cell office:value-type="string">
            <text:p>/news-updates/consultations/consultations-eng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010">
            <text:p>439010</text:p>
          </table:table-cell>
          <table:table-cell office:value-type="string">
            <text:p>/news-updates/consultations/consultations-england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654">
            <text:p>487654</text:p>
          </table:table-cell>
          <table:table-cell office:value-type="string">
            <text:p>/news-updates/consultations/consultations-england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239">
            <text:p>529239</text:p>
          </table:table-cell>
          <table:table-cell office:value-type="string">
            <text:p>/news-updates/consultations/consultations-england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320">
            <text:p>540320</text:p>
          </table:table-cell>
          <table:table-cell office:value-type="string">
            <text:p>/news-updates/consultations/consultations-england/2010/animalfeedregs2010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637">
            <text:p>561637</text:p>
          </table:table-cell>
          <table:table-cell office:value-type="string">
            <text:p>/news-updates/consultations/consultations-england/2010/bisphenolapmacfregs2011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298">
            <text:p>547298</text:p>
          </table:table-cell>
          <table:table-cell office:value-type="string">
            <text:p>/news-updates/consultations/consultations-england/2010/draftcontam2010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50">
            <text:p>550550</text:p>
          </table:table-cell>
          <table:table-cell office:value-type="string">
            <text:p>/news-updates/consultations/consultations-england/2010/enforcementfoodflavouring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64">
            <text:p>548864</text:p>
          </table:table-cell>
          <table:table-cell office:value-type="string">
            <text:p>/news-updates/consultations/consultations-england/2010/eufoodadditiveslegislation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725">
            <text:p>534725</text:p>
          </table:table-cell>
          <table:table-cell office:value-type="string">
            <text:p>/news-updates/consultations/consultations-england/2010/farmersrecordkeepingguidance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93">
            <text:p>535293</text:p>
          </table:table-cell>
          <table:table-cell office:value-type="string">
            <text:p>/news-updates/consultations/consultations-england/2010/feedregulations2010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815">
            <text:p>546815</text:p>
          </table:table-cell>
          <table:table-cell office:value-type="string">
            <text:p>/news-updates/consultations/consultations-england/2010/foodbornediseasestrategy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462">
            <text:p>540462</text:p>
          </table:table-cell>
          <table:table-cell office:value-type="string">
            <text:p>/news-updates/consultations/consultations-england/2010/foodhygieneregs2010engamend2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576">
            <text:p>548576</text:p>
          </table:table-cell>
          <table:table-cell office:value-type="string">
            <text:p>/news-updates/consultations/consultations-england/2010/foodirradiationregseng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519">
            <text:p>539519</text:p>
          </table:table-cell>
          <table:table-cell office:value-type="string">
            <text:p>/news-updates/consultations/consultations-england/2010/fsaguidanceappdatemarksfood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166">
            <text:p>536166</text:p>
          </table:table-cell>
          <table:table-cell office:value-type="string">
            <text:p>/news-updates/consultations/consultations-england/2010/materialsarticlesfoodregs2010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253">
            <text:p>529253</text:p>
          </table:table-cell>
          <table:table-cell office:value-type="string">
            <text:p>/news-updates/consultations/consultations-england/2010/nutritionhealthclaimsregseng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56">
            <text:p>555056</text:p>
          </table:table-cell>
          <table:table-cell office:value-type="string">
            <text:p>/news-updates/consultations/consultations-england/2010/offcregs2011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46">
            <text:p>538346</text:p>
          </table:table-cell>
          <table:table-cell office:value-type="string">
            <text:p>/news-updates/consultations/consultations-england/2010/officialinspectiondairysector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437">
            <text:p>558437</text:p>
          </table:table-cell>
          <table:table-cell office:value-type="string">
            <text:p>/news-updates/consultations/consultations-england/2010/officialmeatcont1110e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27">
            <text:p>549827</text:p>
          </table:table-cell>
          <table:table-cell office:value-type="string">
            <text:p>/news-updates/consultations/consultations-england/2010/reducingriskecolio157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11">
            <text:p>532811</text:p>
          </table:table-cell>
          <table:table-cell office:value-type="string">
            <text:p>/news-updates/consultations/consultations-england/2010/reviewofregulatoryframework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401">
            <text:p>553401</text:p>
          </table:table-cell>
          <table:table-cell office:value-type="string">
            <text:p>/news-updates/consultations/consultations-england/2010/testingmethodsmarinebiotoxin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342">
            <text:p>540342</text:p>
          </table:table-cell>
          <table:table-cell office:value-type="string">
            <text:p>/news-updates/consultations/consultations-england/2010/vitaminsmineralsregs2010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513">
            <text:p>530513</text:p>
          </table:table-cell>
          <table:table-cell office:value-type="string">
            <text:p>/news-updates/consultations/consultations-england/2010/waterregs2010amend2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919">
            <text:p>563919</text:p>
          </table:table-cell>
          <table:table-cell office:value-type="string">
            <text:p>/news-updates/consultations/consultations-england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532">
            <text:p>595532</text:p>
          </table:table-cell>
          <table:table-cell office:value-type="string">
            <text:p>/news-updates/consultations/consultations-england/2011/additivessolventsregs2012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625">
            <text:p>571625</text:p>
          </table:table-cell>
          <table:table-cell office:value-type="string">
            <text:p>/news-updates/consultations/consultations-england/2011/bsetesting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827">
            <text:p>566827</text:p>
          </table:table-cell>
          <table:table-cell office:value-type="string">
            <text:p>/news-updates/consultations/consultations-england/2011/extenremedialactionnotice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36">
            <text:p>573936</text:p>
          </table:table-cell>
          <table:table-cell office:value-type="string">
            <text:p>/news-updates/consultations/consultations-england/2011/extractionsolventsregs2011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54">
            <text:p>570054</text:p>
          </table:table-cell>
          <table:table-cell office:value-type="string">
            <text:p>/news-updates/consultations/consultations-england/2011/foodadditivseregs2011amend2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82">
            <text:p>595082</text:p>
          </table:table-cell>
          <table:table-cell office:value-type="string">
            <text:p>/news-updates/consultations/consultations-england/2011/foodhygieneregs2012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448">
            <text:p>561448</text:p>
          </table:table-cell>
          <table:table-cell office:value-type="string">
            <text:p>/news-updates/consultations/consultations-england/2011/onfarmdairyhygienecontrol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11">
            <text:p>572711</text:p>
          </table:table-cell>
          <table:table-cell office:value-type="string">
            <text:p>/news-updates/consultations/consultations-england/2011/plastickitchenwareregs2011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120">
            <text:p>595120</text:p>
          </table:table-cell>
          <table:table-cell office:value-type="string">
            <text:p>/news-updates/consultations/consultations-england/2011/registrationchildmindfoodbu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151">
            <text:p>595151</text:p>
          </table:table-cell>
          <table:table-cell office:value-type="string">
            <text:p>/news-updates/consultations/consultations-england/2011/registrationcommunityhall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41">
            <text:p>583741</text:p>
          </table:table-cell>
          <table:table-cell office:value-type="string">
            <text:p>/news-updates/consultations/consultations-england/2011/revocationauthorisedoffreg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79">
            <text:p>598479</text:p>
          </table:table-cell>
          <table:table-cell office:value-type="string">
            <text:p>/news-updates/consultations/consultations-england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238">
            <text:p>630238</text:p>
          </table:table-cell>
          <table:table-cell office:value-type="string">
            <text:p>/news-updates/consultations/consultations-england/2012/consulation-amendments-traceability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722">
            <text:p>633722</text:p>
          </table:table-cell>
          <table:table-cell office:value-type="string">
            <text:p>/news-updates/consultations/consultations-england/2012/foodregseng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715">
            <text:p>605715</text:p>
          </table:table-cell>
          <table:table-cell office:value-type="string">
            <text:p>/news-updates/consultations/consultations-england/2012/iacommissionregeu12762011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82">
            <text:p>598482</text:p>
          </table:table-cell>
          <table:table-cell office:value-type="string">
            <text:p>/news-updates/consultations/consultations-england/2012/materialsarticlesfoodregs2012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98">
            <text:p>647998</text:p>
          </table:table-cell>
          <table:table-cell office:value-type="string">
            <text:p>/news-updates/consultations/consultations-england/2012/radioactivity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191">
            <text:p>605191</text:p>
          </table:table-cell>
          <table:table-cell office:value-type="string">
            <text:p>/news-updates/consultations/consultations-england/2012/reviewfoodsafetysampqualregs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839">
            <text:p>605839</text:p>
          </table:table-cell>
          <table:table-cell office:value-type="string">
            <text:p>/news-updates/consultations/consultations-england/2012/reviewframepolicymakingfsa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20">
            <text:p>649920</text:p>
          </table:table-cell>
          <table:table-cell office:value-type="string">
            <text:p>/news-updates/consultations/consultations-england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560">
            <text:p>650560</text:p>
          </table:table-cell>
          <table:table-cell office:value-type="string">
            <text:p>/news-updates/consultations/consultations-england/2013/aluminium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323">
            <text:p>667323</text:p>
          </table:table-cell>
          <table:table-cell office:value-type="string">
            <text:p>/news-updates/consultations/consultations-england/2013/complianceadditives-consult-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998">
            <text:p>664998</text:p>
          </table:table-cell>
          <table:table-cell office:value-type="string">
            <text:p>/news-updates/consultations/consultations-england/2013/contaminantsinfood-engconsult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118">
            <text:p>677118</text:p>
          </table:table-cell>
          <table:table-cell office:value-type="string">
            <text:p>/news-updates/consultations/consultations-england/2013/fatsoils-consult-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646">
            <text:p>683646</text:p>
          </table:table-cell>
          <table:table-cell office:value-type="string">
            <text:p>/news-updates/consultations/consultations-england/2013/food-safety-hygiene-regs-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42">
            <text:p>664642</text:p>
          </table:table-cell>
          <table:table-cell office:value-type="string">
            <text:p>/news-updates/consultations/consultations-england/2013/foodadditives-consulteng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870">
            <text:p>679870</text:p>
          </table:table-cell>
          <table:table-cell office:value-type="string">
            <text:p>/news-updates/consultations/consultations-england/2013/fsa-review-poe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52">
            <text:p>698352</text:p>
          </table:table-cell>
          <table:table-cell office:value-type="string">
            <text:p>/news-updates/consultations/consultations-england/2013/phytosterols-consult-en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819">
            <text:p>656819</text:p>
          </table:table-cell>
          <table:table-cell office:value-type="string">
            <text:p>/news-updates/consultations/consultations-england/2013/villagehall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34">
            <text:p>699434</text:p>
          </table:table-cell>
          <table:table-cell office:value-type="string">
            <text:p>/news-updates/consultations/consultations-england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884">
            <text:p>707884</text:p>
          </table:table-cell>
          <table:table-cell office:value-type="string">
            <text:p>/news-updates/consultations/consultations-england/2014/pigmeat-inspect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360">
            <text:p>701360</text:p>
          </table:table-cell>
          <table:table-cell office:value-type="string">
            <text:p>/news-updates/consultations/consultations-england/2014/rawmilk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758">
            <text:p>703758</text:p>
          </table:table-cell>
          <table:table-cell office:value-type="string">
            <text:p>/news-updates/consultations/consultations-england/2014/smoke-flavouring-eng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851">
            <text:p>319851</text:p>
          </table:table-cell>
          <table:table-cell office:value-type="string">
            <text:p>/news-updates/consultations/consultations-northern-ire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2063">
            <text:p>322063</text:p>
          </table:table-cell>
          <table:table-cell office:value-type="string">
            <text:p>/news-updates/consultations/consultations-northern-ireland/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2490">
            <text:p>382490</text:p>
          </table:table-cell>
          <table:table-cell office:value-type="string">
            <text:p>/news-updates/consultations/consultations-northern-ireland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336">
            <text:p>439336</text:p>
          </table:table-cell>
          <table:table-cell office:value-type="string">
            <text:p>/news-updates/consultations/consultations-northern-ireland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657">
            <text:p>487657</text:p>
          </table:table-cell>
          <table:table-cell office:value-type="string">
            <text:p>/news-updates/consultations/consultations-northern-ireland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732">
            <text:p>529732</text:p>
          </table:table-cell>
          <table:table-cell office:value-type="string">
            <text:p>/news-updates/consultations/consultations-northern-ireland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728">
            <text:p>540728</text:p>
          </table:table-cell>
          <table:table-cell office:value-type="string">
            <text:p>/news-updates/consultations/consultations-northern-ireland/2010/animalfeedregs2010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802">
            <text:p>561802</text:p>
          </table:table-cell>
          <table:table-cell office:value-type="string">
            <text:p>/news-updates/consultations/consultations-northern-ireland/2010/bisphenolapmacfregs2011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283">
            <text:p>547283</text:p>
          </table:table-cell>
          <table:table-cell office:value-type="string">
            <text:p>/news-updates/consultations/consultations-northern-ireland/2010/contfood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632">
            <text:p>550632</text:p>
          </table:table-cell>
          <table:table-cell office:value-type="string">
            <text:p>/news-updates/consultations/consultations-northern-ireland/2010/enforcementfoodflavouring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988">
            <text:p>548988</text:p>
          </table:table-cell>
          <table:table-cell office:value-type="string">
            <text:p>/news-updates/consultations/consultations-northern-ireland/2010/eufoodadditiveslegislation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353">
            <text:p>541353</text:p>
          </table:table-cell>
          <table:table-cell office:value-type="string">
            <text:p>/news-updates/consultations/consultations-northern-ireland/2010/farmersrecordkeepingguidance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33">
            <text:p>535433</text:p>
          </table:table-cell>
          <table:table-cell office:value-type="string">
            <text:p>/news-updates/consultations/consultations-northern-ireland/2010/feedregulations2010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982">
            <text:p>546982</text:p>
          </table:table-cell>
          <table:table-cell office:value-type="string">
            <text:p>/news-updates/consultations/consultations-northern-ireland/2010/foodbornediseasestrategy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680">
            <text:p>540680</text:p>
          </table:table-cell>
          <table:table-cell office:value-type="string">
            <text:p>/news-updates/consultations/consultations-northern-ireland/2010/foodhygieneregs2010niamend2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671">
            <text:p>548671</text:p>
          </table:table-cell>
          <table:table-cell office:value-type="string">
            <text:p>/news-updates/consultations/consultations-northern-ireland/2010/foodirradiationregsni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863">
            <text:p>561863</text:p>
          </table:table-cell>
          <table:table-cell office:value-type="string">
            <text:p>/news-updates/consultations/consultations-northern-ireland/2010/fruitjuicesnectarregs2011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971">
            <text:p>539971</text:p>
          </table:table-cell>
          <table:table-cell office:value-type="string">
            <text:p>/news-updates/consultations/consultations-northern-ireland/2010/fsaguidanceappdatemarksfood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542">
            <text:p>536542</text:p>
          </table:table-cell>
          <table:table-cell office:value-type="string">
            <text:p>/news-updates/consultations/consultations-northern-ireland/2010/materialsarticlesfoodregs2010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735">
            <text:p>529735</text:p>
          </table:table-cell>
          <table:table-cell office:value-type="string">
            <text:p>/news-updates/consultations/consultations-northern-ireland/2010/nutritionhealthclaimsregsni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81">
            <text:p>555081</text:p>
          </table:table-cell>
          <table:table-cell office:value-type="string">
            <text:p>/news-updates/consultations/consultations-northern-ireland/2010/offcregs2011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537">
            <text:p>558537</text:p>
          </table:table-cell>
          <table:table-cell office:value-type="string">
            <text:p>/news-updates/consultations/consultations-northern-ireland/2010/officialmeatcont1110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86">
            <text:p>549886</text:p>
          </table:table-cell>
          <table:table-cell office:value-type="string">
            <text:p>/news-updates/consultations/consultations-northern-ireland/2010/reducingriskecolio157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63">
            <text:p>533263</text:p>
          </table:table-cell>
          <table:table-cell office:value-type="string">
            <text:p>/news-updates/consultations/consultations-northern-ireland/2010/reviewofregulatoryframework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106">
            <text:p>554106</text:p>
          </table:table-cell>
          <table:table-cell office:value-type="string">
            <text:p>/news-updates/consultations/consultations-northern-ireland/2010/testingmethodsmarinebiotoxin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021">
            <text:p>539021</text:p>
          </table:table-cell>
          <table:table-cell office:value-type="string">
            <text:p>/news-updates/consultations/consultations-northern-ireland/2010/testoxytetracyclineresidue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669">
            <text:p>540669</text:p>
          </table:table-cell>
          <table:table-cell office:value-type="string">
            <text:p>/news-updates/consultations/consultations-northern-ireland/2010/vitaminsmineralsregs2010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197">
            <text:p>531197</text:p>
          </table:table-cell>
          <table:table-cell office:value-type="string">
            <text:p>/news-updates/consultations/consultations-northern-ireland/2010/waterregs2010amend2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234">
            <text:p>552234</text:p>
          </table:table-cell>
          <table:table-cell office:value-type="string">
            <text:p>/news-updates/consultations/consultations-northern-ireland/2010/waterregs2010amend3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342">
            <text:p>564342</text:p>
          </table:table-cell>
          <table:table-cell office:value-type="string">
            <text:p>/news-updates/consultations/consultations-northern-ireland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614">
            <text:p>595614</text:p>
          </table:table-cell>
          <table:table-cell office:value-type="string">
            <text:p>/news-updates/consultations/consultations-northern-ireland/2011/additivessolventsregs2012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390">
            <text:p>564390</text:p>
          </table:table-cell>
          <table:table-cell office:value-type="string">
            <text:p>/news-updates/consultations/consultations-northern-ireland/2011/biotoxinmonitoringproglarneloug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003">
            <text:p>567003</text:p>
          </table:table-cell>
          <table:table-cell office:value-type="string">
            <text:p>/news-updates/consultations/consultations-northern-ireland/2011/extenremedialactionnotice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252">
            <text:p>574252</text:p>
          </table:table-cell>
          <table:table-cell office:value-type="string">
            <text:p>/news-updates/consultations/consultations-northern-ireland/2011/extractionsolvent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82">
            <text:p>570082</text:p>
          </table:table-cell>
          <table:table-cell office:value-type="string">
            <text:p>/news-updates/consultations/consultations-northern-ireland/2011/foodadditivseregs2011amend2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717">
            <text:p>595717</text:p>
          </table:table-cell>
          <table:table-cell office:value-type="string">
            <text:p>/news-updates/consultations/consultations-northern-ireland/2011/foodhygieneregs2012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012">
            <text:p>583012</text:p>
          </table:table-cell>
          <table:table-cell office:value-type="string">
            <text:p>/news-updates/consultations/consultations-northern-ireland/2011/foodinfantchildrenmedicalreg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275">
            <text:p>570275</text:p>
          </table:table-cell>
          <table:table-cell office:value-type="string">
            <text:p>/news-updates/consultations/consultations-northern-ireland/2011/jointconsult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361">
            <text:p>564361</text:p>
          </table:table-cell>
          <table:table-cell office:value-type="string">
            <text:p>/news-updates/consultations/consultations-northern-ireland/2011/onfarmdairyhygienecontrol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290">
            <text:p>573290</text:p>
          </table:table-cell>
          <table:table-cell office:value-type="string">
            <text:p>/news-updates/consultations/consultations-northern-ireland/2011/plastickitchenwareregs2011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880">
            <text:p>583880</text:p>
          </table:table-cell>
          <table:table-cell office:value-type="string">
            <text:p>/news-updates/consultations/consultations-northern-ireland/2011/revocationauthorisedoffreg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28">
            <text:p>599728</text:p>
          </table:table-cell>
          <table:table-cell office:value-type="string">
            <text:p>/news-updates/consultations/consultations-northern-ireland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08">
            <text:p>630508</text:p>
          </table:table-cell>
          <table:table-cell office:value-type="string">
            <text:p>/news-updates/consultations/consultations-northern-ireland/2012/animalorig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899">
            <text:p>637899</text:p>
          </table:table-cell>
          <table:table-cell office:value-type="string">
            <text:p>/news-updates/consultations/consultations-northern-ireland/2012/fishlabellingni2012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35">
            <text:p>648535</text:p>
          </table:table-cell>
          <table:table-cell office:value-type="string">
            <text:p>/news-updates/consultations/consultations-northern-ireland/2012/foodinforegs2013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799">
            <text:p>633799</text:p>
          </table:table-cell>
          <table:table-cell office:value-type="string">
            <text:p>/news-updates/consultations/consultations-northern-ireland/2012/foodregsni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073">
            <text:p>612073</text:p>
          </table:table-cell>
          <table:table-cell office:value-type="string">
            <text:p>/news-updates/consultations/consultations-northern-ireland/2012/fop-nut-labelling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786">
            <text:p>605786</text:p>
          </table:table-cell>
          <table:table-cell office:value-type="string">
            <text:p>/news-updates/consultations/consultations-northern-ireland/2012/iacommissionregeu12762011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31">
            <text:p>599731</text:p>
          </table:table-cell>
          <table:table-cell office:value-type="string">
            <text:p>/news-updates/consultations/consultations-northern-ireland/2012/materialsarticlesfoodregs2012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004">
            <text:p>648004</text:p>
          </table:table-cell>
          <table:table-cell office:value-type="string">
            <text:p>/news-updates/consultations/consultations-northern-ireland/2012/radioactivity-consult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387">
            <text:p>605387</text:p>
          </table:table-cell>
          <table:table-cell office:value-type="string">
            <text:p>/news-updates/consultations/consultations-northern-ireland/2012/reviewfoodsafetysampqualregs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17">
            <text:p>649917</text:p>
          </table:table-cell>
          <table:table-cell office:value-type="string">
            <text:p>/news-updates/consultations/consultations-northern-ireland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920">
            <text:p>650920</text:p>
          </table:table-cell>
          <table:table-cell office:value-type="string">
            <text:p>/news-updates/consultations/consultations-northern-ireland/2013/aluminium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405">
            <text:p>672405</text:p>
          </table:table-cell>
          <table:table-cell office:value-type="string">
            <text:p>/news-updates/consultations/consultations-northern-ireland/2013/casein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037">
            <text:p>668037</text:p>
          </table:table-cell>
          <table:table-cell office:value-type="string">
            <text:p>/news-updates/consultations/consultations-northern-ireland/2013/complianceadditive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427">
            <text:p>672427</text:p>
          </table:table-cell>
          <table:table-cell office:value-type="string">
            <text:p>/news-updates/consultations/consultations-northern-ireland/2013/condensedmilk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711">
            <text:p>665711</text:p>
          </table:table-cell>
          <table:table-cell office:value-type="string">
            <text:p>/news-updates/consultations/consultations-northern-ireland/2013/contaminant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429">
            <text:p>677429</text:p>
          </table:table-cell>
          <table:table-cell office:value-type="string">
            <text:p>/news-updates/consultations/consultations-northern-ireland/2013/fatoil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139">
            <text:p>669139</text:p>
          </table:table-cell>
          <table:table-cell office:value-type="string">
            <text:p>/news-updates/consultations/consultations-northern-ireland/2013/foodadditives-consultni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060">
            <text:p>677060</text:p>
          </table:table-cell>
          <table:table-cell office:value-type="string">
            <text:p>/news-updates/consultations/consultations-northern-ireland/2013/foodlaw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005">
            <text:p>673005</text:p>
          </table:table-cell>
          <table:table-cell office:value-type="string">
            <text:p>/news-updates/consultations/consultations-northern-ireland/2013/fruitjuice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89">
            <text:p>694089</text:p>
          </table:table-cell>
          <table:table-cell office:value-type="string">
            <text:p>/news-updates/consultations/consultations-northern-ireland/2013/infantformula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994">
            <text:p>672994</text:p>
          </table:table-cell>
          <table:table-cell office:value-type="string">
            <text:p>/news-updates/consultations/consultations-northern-ireland/2013/jam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762">
            <text:p>652762</text:p>
          </table:table-cell>
          <table:table-cell office:value-type="string">
            <text:p>/news-updates/consultations/consultations-northern-ireland/2013/mandfhr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94">
            <text:p>698394</text:p>
          </table:table-cell>
          <table:table-cell office:value-type="string">
            <text:p>/news-updates/consultations/consultations-northern-ireland/2013/phytosterol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053">
            <text:p>691053</text:p>
          </table:table-cell>
          <table:table-cell office:value-type="string">
            <text:p>/news-updates/consultations/consultations-northern-ireland/2013/revocationdereg-ni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708">
            <text:p>684708</text:p>
          </table:table-cell>
          <table:table-cell office:value-type="string">
            <text:p>/news-updates/consultations/consultations-northern-ireland/2013/sproutingseeds-ni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49">
            <text:p>699449</text:p>
          </table:table-cell>
          <table:table-cell office:value-type="string">
            <text:p>/news-updates/consultations/consultations-northern-ireland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940">
            <text:p>700940</text:p>
          </table:table-cell>
          <table:table-cell office:value-type="string">
            <text:p>/news-updates/consultations/consultations-northern-ireland/2014/meatproducts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992">
            <text:p>707992</text:p>
          </table:table-cell>
          <table:table-cell office:value-type="string">
            <text:p>/news-updates/consultations/consultations-northern-ireland/2014/pigmeat-inspect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467">
            <text:p>701467</text:p>
          </table:table-cell>
          <table:table-cell office:value-type="string">
            <text:p>/news-updates/consultations/consultations-northern-ireland/2014/rawmilk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049">
            <text:p>704049</text:p>
          </table:table-cell>
          <table:table-cell office:value-type="string">
            <text:p>/news-updates/consultations/consultations-northern-ireland/2014/smoke-flavouring-consult-n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853">
            <text:p>319853</text:p>
          </table:table-cell>
          <table:table-cell office:value-type="string">
            <text:p>/news-updates/consultations/consultations-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2066">
            <text:p>322066</text:p>
          </table:table-cell>
          <table:table-cell office:value-type="string">
            <text:p>/news-updates/consultations/consultations-scotland/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2012">
            <text:p>382012</text:p>
          </table:table-cell>
          <table:table-cell office:value-type="string">
            <text:p>/news-updates/consultations/consultations-scotland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2556">
            <text:p>442556</text:p>
          </table:table-cell>
          <table:table-cell office:value-type="string">
            <text:p>/news-updates/consultations/consultations-scotland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662">
            <text:p>487662</text:p>
          </table:table-cell>
          <table:table-cell office:value-type="string">
            <text:p>/news-updates/consultations/consultations-scotland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794">
            <text:p>529794</text:p>
          </table:table-cell>
          <table:table-cell office:value-type="string">
            <text:p>/news-updates/consultations/consultations-scotland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836">
            <text:p>540836</text:p>
          </table:table-cell>
          <table:table-cell office:value-type="string">
            <text:p>/news-updates/consultations/consultations-scotland/2010/animalfeedregs2010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727">
            <text:p>561727</text:p>
          </table:table-cell>
          <table:table-cell office:value-type="string">
            <text:p>/news-updates/consultations/consultations-scotland/2010/bisphenolapmacfregs2011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602">
            <text:p>532602</text:p>
          </table:table-cell>
          <table:table-cell office:value-type="string">
            <text:p>/news-updates/consultations/consultations-scotland/2010/countryoforiginscotlan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714">
            <text:p>547714</text:p>
          </table:table-cell>
          <table:table-cell office:value-type="string">
            <text:p>/news-updates/consultations/consultations-scotland/2010/draftcontam2010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802">
            <text:p>550802</text:p>
          </table:table-cell>
          <table:table-cell office:value-type="string">
            <text:p>/news-updates/consultations/consultations-scotland/2010/enforcementfoodflavourings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772">
            <text:p>551772</text:p>
          </table:table-cell>
          <table:table-cell office:value-type="string">
            <text:p>/news-updates/consultations/consultations-scotland/2010/enforcementguidefoodfeedhygiene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352">
            <text:p>549352</text:p>
          </table:table-cell>
          <table:table-cell office:value-type="string">
            <text:p>/news-updates/consultations/consultations-scotland/2010/eufoodadditiveslegislation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089">
            <text:p>540089</text:p>
          </table:table-cell>
          <table:table-cell office:value-type="string">
            <text:p>/news-updates/consultations/consultations-scotland/2010/farmersrecordkeepingguidance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06">
            <text:p>535306</text:p>
          </table:table-cell>
          <table:table-cell office:value-type="string">
            <text:p>/news-updates/consultations/consultations-scotland/2010/feedregulations2010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894">
            <text:p>546894</text:p>
          </table:table-cell>
          <table:table-cell office:value-type="string">
            <text:p>/news-updates/consultations/consultations-scotland/2010/foodbornediseasestrategy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845">
            <text:p>540845</text:p>
          </table:table-cell>
          <table:table-cell office:value-type="string">
            <text:p>/news-updates/consultations/consultations-scotland/2010/foodhygieneregs2010scotamend2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632">
            <text:p>548632</text:p>
          </table:table-cell>
          <table:table-cell office:value-type="string">
            <text:p>/news-updates/consultations/consultations-scotland/2010/foodirradiationregsscot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679">
            <text:p>561679</text:p>
          </table:table-cell>
          <table:table-cell office:value-type="string">
            <text:p>/news-updates/consultations/consultations-scotland/2010/fruitjuicesnectarregs2011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258">
            <text:p>540258</text:p>
          </table:table-cell>
          <table:table-cell office:value-type="string">
            <text:p>/news-updates/consultations/consultations-scotland/2010/fsaguidanceappdatemarksfood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622">
            <text:p>536622</text:p>
          </table:table-cell>
          <table:table-cell office:value-type="string">
            <text:p>/news-updates/consultations/consultations-scotland/2010/materialsarticlefoodregs2010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800">
            <text:p>529800</text:p>
          </table:table-cell>
          <table:table-cell office:value-type="string">
            <text:p>/news-updates/consultations/consultations-scotland/2010/nutritionhealthclaimsregscot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63">
            <text:p>555063</text:p>
          </table:table-cell>
          <table:table-cell office:value-type="string">
            <text:p>/news-updates/consultations/consultations-scotland/2010/offcregs2011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497">
            <text:p>558497</text:p>
          </table:table-cell>
          <table:table-cell office:value-type="string">
            <text:p>/news-updates/consultations/consultations-scotland/2010/officialmeatcont1110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902">
            <text:p>549902</text:p>
          </table:table-cell>
          <table:table-cell office:value-type="string">
            <text:p>/news-updates/consultations/consultations-scotland/2010/reducingriskecolio157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69">
            <text:p>533269</text:p>
          </table:table-cell>
          <table:table-cell office:value-type="string">
            <text:p>/news-updates/consultations/consultations-scotland/2010/reviewofregulatoryframework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68">
            <text:p>554068</text:p>
          </table:table-cell>
          <table:table-cell office:value-type="string">
            <text:p>/news-updates/consultations/consultations-scotland/2010/testingmethodsmarinebiotoxin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866">
            <text:p>538866</text:p>
          </table:table-cell>
          <table:table-cell office:value-type="string">
            <text:p>/news-updates/consultations/consultations-scotland/2010/testoxytetracyclineresidues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624">
            <text:p>540624</text:p>
          </table:table-cell>
          <table:table-cell office:value-type="string">
            <text:p>/news-updates/consultations/consultations-scotland/2010/vitaminsmineralsregs2010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861">
            <text:p>530861</text:p>
          </table:table-cell>
          <table:table-cell office:value-type="string">
            <text:p>/news-updates/consultations/consultations-scotland/2010/waterregs2010amend2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061">
            <text:p>552061</text:p>
          </table:table-cell>
          <table:table-cell office:value-type="string">
            <text:p>/news-updates/consultations/consultations-scotland/2010/waterregs2010amend3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39">
            <text:p>564939</text:p>
          </table:table-cell>
          <table:table-cell office:value-type="string">
            <text:p>/news-updates/consultations/consultations-scotland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24">
            <text:p>570024</text:p>
          </table:table-cell>
          <table:table-cell office:value-type="string">
            <text:p>/news-updates/consultations/consultations-scotland/2011/bsetesting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863">
            <text:p>566863</text:p>
          </table:table-cell>
          <table:table-cell office:value-type="string">
            <text:p>/news-updates/consultations/consultations-scotland/2011/extenremedialactionnotices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567">
            <text:p>574567</text:p>
          </table:table-cell>
          <table:table-cell office:value-type="string">
            <text:p>/news-updates/consultations/consultations-scotland/2011/extractionsolventsregs2011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143">
            <text:p>571143</text:p>
          </table:table-cell>
          <table:table-cell office:value-type="string">
            <text:p>/news-updates/consultations/consultations-scotland/2011/foodadditivesregs2011amend2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932">
            <text:p>595932</text:p>
          </table:table-cell>
          <table:table-cell office:value-type="string">
            <text:p>/news-updates/consultations/consultations-scotland/2011/foodadditivesregs2012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310">
            <text:p>595310</text:p>
          </table:table-cell>
          <table:table-cell office:value-type="string">
            <text:p>/news-updates/consultations/consultations-scotland/2011/foodhygieneregs2012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034">
            <text:p>583034</text:p>
          </table:table-cell>
          <table:table-cell office:value-type="string">
            <text:p>/news-updates/consultations/consultations-scotland/2011/foodinfantchildrenmedicalreg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612">
            <text:p>574612</text:p>
          </table:table-cell>
          <table:table-cell office:value-type="string">
            <text:p>/news-updates/consultations/consultations-scotland/2011/plastickitchenwareregs2011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916">
            <text:p>583916</text:p>
          </table:table-cell>
          <table:table-cell office:value-type="string">
            <text:p>/news-updates/consultations/consultations-scotland/2011/revocationauthorisedoffregs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219">
            <text:p>599219</text:p>
          </table:table-cell>
          <table:table-cell office:value-type="string">
            <text:p>/news-updates/consultations/consultations-scotland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673">
            <text:p>648673</text:p>
          </table:table-cell>
          <table:table-cell office:value-type="string">
            <text:p>/news-updates/consultations/consultations-scotland/2012/fir-scotland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745">
            <text:p>637745</text:p>
          </table:table-cell>
          <table:table-cell office:value-type="string">
            <text:p>/news-updates/consultations/consultations-scotland/2012/fishlabel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599">
            <text:p>636599</text:p>
          </table:table-cell>
          <table:table-cell office:value-type="string">
            <text:p>/news-updates/consultations/consultations-scotland/2012/food-revs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041">
            <text:p>612041</text:p>
          </table:table-cell>
          <table:table-cell office:value-type="string">
            <text:p>/news-updates/consultations/consultations-scotland/2012/fop-nutritio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235">
            <text:p>599235</text:p>
          </table:table-cell>
          <table:table-cell office:value-type="string">
            <text:p>/news-updates/consultations/consultations-scotland/2012/materialsarticlesfoodregs2012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430">
            <text:p>607430</text:p>
          </table:table-cell>
          <table:table-cell office:value-type="string">
            <text:p>/news-updates/consultations/consultations-scotland/2012/reviewfoodsafetysampqualreg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591">
            <text:p>606591</text:p>
          </table:table-cell>
          <table:table-cell office:value-type="string">
            <text:p>/news-updates/consultations/consultations-scotland/2012/reviewpolicyscotlan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23">
            <text:p>649923</text:p>
          </table:table-cell>
          <table:table-cell office:value-type="string">
            <text:p>/news-updates/consultations/consultations-scotland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061">
            <text:p>668061</text:p>
          </table:table-cell>
          <table:table-cell office:value-type="string">
            <text:p>/news-updates/consultations/consultations-scotland/2013/complianceadditives-consult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38">
            <text:p>658038</text:p>
          </table:table-cell>
          <table:table-cell office:value-type="string">
            <text:p>/news-updates/consultations/consultations-scotland/2013/contaminants-scot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255">
            <text:p>673255</text:p>
          </table:table-cell>
          <table:table-cell office:value-type="string">
            <text:p>/news-updates/consultations/consultations-scotland/2013/fatsoils-consult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257">
            <text:p>666257</text:p>
          </table:table-cell>
          <table:table-cell office:value-type="string">
            <text:p>/news-updates/consultations/consultations-scotland/2013/foodadditives-consultscot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59">
            <text:p>658159</text:p>
          </table:table-cell>
          <table:table-cell office:value-type="string">
            <text:p>/news-updates/consultations/consultations-scotland/2013/foodandfeed-consult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783">
            <text:p>697783</text:p>
          </table:table-cell>
          <table:table-cell office:value-type="string">
            <text:p>/news-updates/consultations/consultations-scotland/2013/foodlaw-cop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959">
            <text:p>673959</text:p>
          </table:table-cell>
          <table:table-cell office:value-type="string">
            <text:p>/news-updates/consultations/consultations-scotland/2013/fruitjuices-consult-scot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937">
            <text:p>693937</text:p>
          </table:table-cell>
          <table:table-cell office:value-type="string">
            <text:p>/news-updates/consultations/consultations-scotland/2013/infantformula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79">
            <text:p>674179</text:p>
          </table:table-cell>
          <table:table-cell office:value-type="string">
            <text:p>/news-updates/consultations/consultations-scotland/2013/jam-consult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35">
            <text:p>698335</text:p>
          </table:table-cell>
          <table:table-cell office:value-type="string">
            <text:p>/news-updates/consultations/consultations-scotland/2013/phytosterols-consult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887">
            <text:p>684887</text:p>
          </table:table-cell>
          <table:table-cell office:value-type="string">
            <text:p>/news-updates/consultations/consultations-scotland/2013/sproutinseeds-scot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52">
            <text:p>699452</text:p>
          </table:table-cell>
          <table:table-cell office:value-type="string">
            <text:p>/news-updates/consultations/consultations-scotland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558">
            <text:p>709558</text:p>
          </table:table-cell>
          <table:table-cell office:value-type="string">
            <text:p>/news-updates/consultations/consultations-scotland/2014/meatproducts-consult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833">
            <text:p>707833</text:p>
          </table:table-cell>
          <table:table-cell office:value-type="string">
            <text:p>/news-updates/consultations/consultations-scotland/2014/pigmeat-inspect-consult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250">
            <text:p>703250</text:p>
          </table:table-cell>
          <table:table-cell office:value-type="string">
            <text:p>/news-updates/consultations/consultations-scotland/2014/shellfish-guidance-sco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648">
            <text:p>703648</text:p>
          </table:table-cell>
          <table:table-cell office:value-type="string">
            <text:p>/news-updates/consultations/consultations-scotland/2014/smoke-flavouring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863">
            <text:p>319863</text:p>
          </table:table-cell>
          <table:table-cell office:value-type="string">
            <text:p>/news-updates/consultations/consultations-u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847">
            <text:p>488847</text:p>
          </table:table-cell>
          <table:table-cell office:value-type="string">
            <text:p>/news-updates/consultations/consultations-uk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891">
            <text:p>533891</text:p>
          </table:table-cell>
          <table:table-cell office:value-type="string">
            <text:p>/news-updates/consultations/consultations-uk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453">
            <text:p>560453</text:p>
          </table:table-cell>
          <table:table-cell office:value-type="string">
            <text:p>/news-updates/consultations/consultations-uk/2010/fsarevisedstrategy20102015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075">
            <text:p>540075</text:p>
          </table:table-cell>
          <table:table-cell office:value-type="string">
            <text:p>/news-updates/consultations/consultations-uk/2010/proposedeuchangeslycopenelevel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36">
            <text:p>564936</text:p>
          </table:table-cell>
          <table:table-cell office:value-type="string">
            <text:p>/news-updates/consultations/consultations-uk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342">
            <text:p>573342</text:p>
          </table:table-cell>
          <table:table-cell office:value-type="string">
            <text:p>/news-updates/consultations/consultations-uk/2011/frameworkonuseofexternaldata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289">
            <text:p>593289</text:p>
          </table:table-cell>
          <table:table-cell office:value-type="string">
            <text:p>/news-updates/consultations/consultations-uk/2011/removalpostchernobylsheepcontro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349">
            <text:p>595349</text:p>
          </table:table-cell>
          <table:table-cell office:value-type="string">
            <text:p>/news-updates/consultations/consultations-uk/2011/riskprofiletoxoplasmafoodchai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000">
            <text:p>617000</text:p>
          </table:table-cell>
          <table:table-cell office:value-type="string">
            <text:p>/news-updates/consultations/consultations-uk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14">
            <text:p>649914</text:p>
          </table:table-cell>
          <table:table-cell office:value-type="string">
            <text:p>/news-updates/consultations/consultations-uk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013">
            <text:p>686013</text:p>
          </table:table-cell>
          <table:table-cell office:value-type="string">
            <text:p>/news-updates/consultations/consultations-uk/2013/feedlawcopreview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534">
            <text:p>675534</text:p>
          </table:table-cell>
          <table:table-cell office:value-type="string">
            <text:p>/news-updates/consultations/consultations-uk/2013/foodlawcop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85">
            <text:p>690285</text:p>
          </table:table-cell>
          <table:table-cell office:value-type="string">
            <text:p>/news-updates/consultations/consultations-uk/2013/officialcontrols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61">
            <text:p>699461</text:p>
          </table:table-cell>
          <table:table-cell office:value-type="string">
            <text:p>/news-updates/consultations/consultations-uk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422">
            <text:p>704422</text:p>
          </table:table-cell>
          <table:table-cell office:value-type="string">
            <text:p>/news-updates/consultations/consultations-uk/2014/fbo-audit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704">
            <text:p>707704</text:p>
          </table:table-cell>
          <table:table-cell office:value-type="string">
            <text:p>/news-updates/consultations/consultations-uk/2014/viruses-food-chai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857">
            <text:p>319857</text:p>
          </table:table-cell>
          <table:table-cell office:value-type="string">
            <text:p>/news-updates/consultations/consultations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9445">
            <text:p>329445</text:p>
          </table:table-cell>
          <table:table-cell office:value-type="string">
            <text:p>/news-updates/consultations/consultations-wales/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9207">
            <text:p>389207</text:p>
          </table:table-cell>
          <table:table-cell office:value-type="string">
            <text:p>/news-updates/consultations/consultations-wales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2651">
            <text:p>442651</text:p>
          </table:table-cell>
          <table:table-cell office:value-type="string">
            <text:p>/news-updates/consultations/consultations-wales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666">
            <text:p>487666</text:p>
          </table:table-cell>
          <table:table-cell office:value-type="string">
            <text:p>/news-updates/consultations/consultations-wales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296">
            <text:p>529296</text:p>
          </table:table-cell>
          <table:table-cell office:value-type="string">
            <text:p>/news-updates/consultations/consultations-wale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611">
            <text:p>540611</text:p>
          </table:table-cell>
          <table:table-cell office:value-type="string">
            <text:p>/news-updates/consultations/consultations-wales/2010/animalfeedregs2010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856">
            <text:p>561856</text:p>
          </table:table-cell>
          <table:table-cell office:value-type="string">
            <text:p>/news-updates/consultations/consultations-wales/2010/bisphenolapmacfregs2011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012">
            <text:p>548012</text:p>
          </table:table-cell>
          <table:table-cell office:value-type="string">
            <text:p>/news-updates/consultations/consultations-wales/2010/draftcontam2010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92">
            <text:p>550592</text:p>
          </table:table-cell>
          <table:table-cell office:value-type="string">
            <text:p>/news-updates/consultations/consultations-wales/2010/enforcementfoodflavourings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308">
            <text:p>549308</text:p>
          </table:table-cell>
          <table:table-cell office:value-type="string">
            <text:p>/news-updates/consultations/consultations-wales/2010/eufoodadditiveslegislation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974">
            <text:p>534974</text:p>
          </table:table-cell>
          <table:table-cell office:value-type="string">
            <text:p>/news-updates/consultations/consultations-wales/2010/farmerrecordkeepingguidance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33">
            <text:p>535333</text:p>
          </table:table-cell>
          <table:table-cell office:value-type="string">
            <text:p>/news-updates/consultations/consultations-wales/2010/feedregulations2010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911">
            <text:p>546911</text:p>
          </table:table-cell>
          <table:table-cell office:value-type="string">
            <text:p>/news-updates/consultations/consultations-wales/2010/foodbornediseasestrategy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923">
            <text:p>540923</text:p>
          </table:table-cell>
          <table:table-cell office:value-type="string">
            <text:p>/news-updates/consultations/consultations-wales/2010/foodhygieneregs2010walesamend2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618">
            <text:p>548618</text:p>
          </table:table-cell>
          <table:table-cell office:value-type="string">
            <text:p>/news-updates/consultations/consultations-wales/2010/foodirradiationregswales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893">
            <text:p>561893</text:p>
          </table:table-cell>
          <table:table-cell office:value-type="string">
            <text:p>/news-updates/consultations/consultations-wales/2010/fruitjuicesnectarregs2011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826">
            <text:p>539826</text:p>
          </table:table-cell>
          <table:table-cell office:value-type="string">
            <text:p>/news-updates/consultations/consultations-wales/2010/fsaguidanceappdatemarksfood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30">
            <text:p>537930</text:p>
          </table:table-cell>
          <table:table-cell office:value-type="string">
            <text:p>/news-updates/consultations/consultations-wales/2010/materialsarticlesfoodregs2010wa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300">
            <text:p>529300</text:p>
          </table:table-cell>
          <table:table-cell office:value-type="string">
            <text:p>/news-updates/consultations/consultations-wales/2010/nutritionhealthclaimsregswal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23">
            <text:p>555123</text:p>
          </table:table-cell>
          <table:table-cell office:value-type="string">
            <text:p>/news-updates/consultations/consultations-wales/2010/offcregs2011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31">
            <text:p>538531</text:p>
          </table:table-cell>
          <table:table-cell office:value-type="string">
            <text:p>/news-updates/consultations/consultations-wales/2010/officialinspectiondairysectorwa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513">
            <text:p>558513</text:p>
          </table:table-cell>
          <table:table-cell office:value-type="string">
            <text:p>/news-updates/consultations/consultations-wales/2010/officialmeatcont1110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66">
            <text:p>549866</text:p>
          </table:table-cell>
          <table:table-cell office:value-type="string">
            <text:p>/news-updates/consultations/consultations-wales/2010/reducingriskecolio157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75">
            <text:p>532975</text:p>
          </table:table-cell>
          <table:table-cell office:value-type="string">
            <text:p>/news-updates/consultations/consultations-wales/2010/reviewofregulatoryframework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163">
            <text:p>554163</text:p>
          </table:table-cell>
          <table:table-cell office:value-type="string">
            <text:p>/news-updates/consultations/consultations-wales/2010/testingmethodsmarinebiotoxinswa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079">
            <text:p>539079</text:p>
          </table:table-cell>
          <table:table-cell office:value-type="string">
            <text:p>/news-updates/consultations/consultations-wales/2010/testoxytetracyclineresidues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575">
            <text:p>540575</text:p>
          </table:table-cell>
          <table:table-cell office:value-type="string">
            <text:p>/news-updates/consultations/consultations-wales/2010/vitaminsmineralsregs2010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875">
            <text:p>551875</text:p>
          </table:table-cell>
          <table:table-cell office:value-type="string">
            <text:p>/news-updates/consultations/consultations-wales/2010/waterregs2010amend2wa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631">
            <text:p>530631</text:p>
          </table:table-cell>
          <table:table-cell office:value-type="string">
            <text:p>/news-updates/consultations/consultations-wales/2010/waterregs2010amend2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316">
            <text:p>564316</text:p>
          </table:table-cell>
          <table:table-cell office:value-type="string">
            <text:p>/news-updates/consultations/consultations-wale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992">
            <text:p>595992</text:p>
          </table:table-cell>
          <table:table-cell office:value-type="string">
            <text:p>/news-updates/consultations/consultations-wales/2011/additivessolventsregs2012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644">
            <text:p>571644</text:p>
          </table:table-cell>
          <table:table-cell office:value-type="string">
            <text:p>/news-updates/consultations/consultations-wales/2011/bsetesting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083">
            <text:p>567083</text:p>
          </table:table-cell>
          <table:table-cell office:value-type="string">
            <text:p>/news-updates/consultations/consultations-wales/2011/extenremedialactionnotices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51">
            <text:p>576551</text:p>
          </table:table-cell>
          <table:table-cell office:value-type="string">
            <text:p>/news-updates/consultations/consultations-wales/2011/extractionsolventsregs2011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297">
            <text:p>570297</text:p>
          </table:table-cell>
          <table:table-cell office:value-type="string">
            <text:p>/news-updates/consultations/consultations-wales/2011/foodadditivseregs2011amend2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162">
            <text:p>595162</text:p>
          </table:table-cell>
          <table:table-cell office:value-type="string">
            <text:p>/news-updates/consultations/consultations-wales/2011/foodhygieneregs2012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304">
            <text:p>590304</text:p>
          </table:table-cell>
          <table:table-cell office:value-type="string">
            <text:p>/news-updates/consultations/consultations-wales/2011/localauthorityauditratingscheme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323">
            <text:p>564323</text:p>
          </table:table-cell>
          <table:table-cell office:value-type="string">
            <text:p>/news-updates/consultations/consultations-wales/2011/onfarmdairyhygienecontrols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31">
            <text:p>572731</text:p>
          </table:table-cell>
          <table:table-cell office:value-type="string">
            <text:p>/news-updates/consultations/consultations-wales/2011/plastickitchenwareregs2011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001">
            <text:p>584001</text:p>
          </table:table-cell>
          <table:table-cell office:value-type="string">
            <text:p>/news-updates/consultations/consultations-wales/2011/revocationauthorisedoffregs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064">
            <text:p>599064</text:p>
          </table:table-cell>
          <table:table-cell office:value-type="string">
            <text:p>/news-updates/consultations/consultations-wale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93">
            <text:p>630593</text:p>
          </table:table-cell>
          <table:table-cell office:value-type="string">
            <text:p>/news-updates/consultations/consultations-wales/2012/animalorig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05">
            <text:p>648505</text:p>
          </table:table-cell>
          <table:table-cell office:value-type="string">
            <text:p>/news-updates/consultations/consultations-wales/2012/fir-wales-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619">
            <text:p>636619</text:p>
          </table:table-cell>
          <table:table-cell office:value-type="string">
            <text:p>/news-updates/consultations/consultations-wales/2012/fish-wales-reg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57">
            <text:p>635057</text:p>
          </table:table-cell>
          <table:table-cell office:value-type="string">
            <text:p>/news-updates/consultations/consultations-wales/2012/foodregswal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772">
            <text:p>605772</text:p>
          </table:table-cell>
          <table:table-cell office:value-type="string">
            <text:p>/news-updates/consultations/consultations-wales/2012/iareg8532004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067">
            <text:p>599067</text:p>
          </table:table-cell>
          <table:table-cell office:value-type="string">
            <text:p>/news-updates/consultations/consultations-wales/2012/materialsarticlesfoodregs2012wa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007">
            <text:p>648007</text:p>
          </table:table-cell>
          <table:table-cell office:value-type="string">
            <text:p>/news-updates/consultations/consultations-wales/2012/radioactivity-consultw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526">
            <text:p>605526</text:p>
          </table:table-cell>
          <table:table-cell office:value-type="string">
            <text:p>/news-updates/consultations/consultations-wales/2012/reviewfoodsafetysampqualregswa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889">
            <text:p>605889</text:p>
          </table:table-cell>
          <table:table-cell office:value-type="string">
            <text:p>/news-updates/consultations/consultations-wales/2012/reviewframepolicymakingfsaw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26">
            <text:p>649926</text:p>
          </table:table-cell>
          <table:table-cell office:value-type="string">
            <text:p>/news-updates/consultations/consultations-wale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740">
            <text:p>679740</text:p>
          </table:table-cell>
          <table:table-cell office:value-type="string">
            <text:p>/news-updates/consultations/consultations-wales/2013/caseins-wales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605">
            <text:p>667605</text:p>
          </table:table-cell>
          <table:table-cell office:value-type="string">
            <text:p>/news-updates/consultations/consultations-wales/2013/complianceadditives-consult-wa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827">
            <text:p>679827</text:p>
          </table:table-cell>
          <table:table-cell office:value-type="string">
            <text:p>/news-updates/consultations/consultations-wales/2013/consult-condensed-dried-milk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038">
            <text:p>670038</text:p>
          </table:table-cell>
          <table:table-cell office:value-type="string">
            <text:p>/news-updates/consultations/consultations-wales/2013/contaminants-wales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187">
            <text:p>677187</text:p>
          </table:table-cell>
          <table:table-cell office:value-type="string">
            <text:p>/news-updates/consultations/consultations-wales/2013/fatsoils-consult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266">
            <text:p>680266</text:p>
          </table:table-cell>
          <table:table-cell office:value-type="string">
            <text:p>/news-updates/consultations/consultations-wales/2013/foodadditives-wales-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026">
            <text:p>688026</text:p>
          </table:table-cell>
          <table:table-cell office:value-type="string">
            <text:p>/news-updates/consultations/consultations-wales/2013/foodlawcop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83">
            <text:p>679683</text:p>
          </table:table-cell>
          <table:table-cell office:value-type="string">
            <text:p>/news-updates/consultations/consultations-wales/2013/fuit-regs-2013w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006">
            <text:p>682006</text:p>
          </table:table-cell>
          <table:table-cell office:value-type="string">
            <text:p>/news-updates/consultations/consultations-wales/2013/jam-consult-wales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036">
            <text:p>698036</text:p>
          </table:table-cell>
          <table:table-cell office:value-type="string">
            <text:p>/news-updates/consultations/consultations-wales/2013/phytosterols-consult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44">
            <text:p>683444</text:p>
          </table:table-cell>
          <table:table-cell office:value-type="string">
            <text:p>/news-updates/consultations/consultations-wales/2013/sproutingseeds-wales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54">
            <text:p>699454</text:p>
          </table:table-cell>
          <table:table-cell office:value-type="string">
            <text:p>/news-updates/consultations/consultations-wale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888">
            <text:p>712888</text:p>
          </table:table-cell>
          <table:table-cell office:value-type="string">
            <text:p>/news-updates/consultations/consultations-wales/2014/foodhygiene2014-consult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857">
            <text:p>700857</text:p>
          </table:table-cell>
          <table:table-cell office:value-type="string">
            <text:p>/news-updates/consultations/consultations-wales/2014/meatproducts-consult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916">
            <text:p>707916</text:p>
          </table:table-cell>
          <table:table-cell office:value-type="string">
            <text:p>/news-updates/consultations/consultations-wales/2014/pigmeat-inspect-consult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372">
            <text:p>701372</text:p>
          </table:table-cell>
          <table:table-cell office:value-type="string">
            <text:p>/news-updates/consultations/consultations-wales/2014/rawmilk-consult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920">
            <text:p>703920</text:p>
          </table:table-cell>
          <table:table-cell office:value-type="string">
            <text:p>/news-updates/consultations/consultations-wales/2014/smoke-flavouring-wales-consult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737">
            <text:p>715737</text:p>
          </table:table-cell>
          <table:table-cell office:value-type="string">
            <text:p>/news-updates/consultations/consultations-wales/2014/transport-oilsfats-consult-wale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4:51:23.88</meta:creation-date>
    <dc:date>2014-07-18T15:06:58.28</dc:date>
    <meta:editing-duration>PT24S</meta:editing-duration>
    <meta:editing-cycles>1</meta:editing-cycles>
    <meta:document-statistic meta:table-count="5" meta:cell-count="7820" meta:object-count="0"/>
    <meta:generator>LibreOffice/4.0.5.2$Windows_x86 LibreOffice_project/5464147a081647a250913f19c0715bca595af2f</meta:generator>
  </office:meta>
</office:document-meta>
</file>